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0.1602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2.0457in"/>
    </style:style>
    <style:style style:name="co8" style:family="table-column">
      <style:table-column-properties fo:break-before="auto" style:column-width="1.7244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1.4654in"/>
    </style:style>
    <style:style style:name="co11" style:family="table-column">
      <style:table-column-properties fo:break-before="auto" style:column-width="0.2138in"/>
    </style:style>
    <style:style style:name="co12" style:family="table-column">
      <style:table-column-properties fo:break-before="auto" style:column-width="1.361in"/>
    </style:style>
    <style:style style:name="co13" style:family="table-column">
      <style:table-column-properties fo:break-before="auto" style:column-width="1.1575in"/>
    </style:style>
    <style:style style:name="co14" style:family="table-column">
      <style:table-column-properties fo:break-before="auto" style:column-width="1.2646in"/>
    </style:style>
    <style:style style:name="co15" style:family="table-column">
      <style:table-column-properties fo:break-before="auto" style:column-width="1.90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8909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2.352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729fcf"/>
    </style:style>
    <style:style style:name="ta3" style:family="table" style:master-page-name="Default">
      <style:table-properties table:display="true" style:writing-mode="lr-tb" table:tab-color="#be480a"/>
    </style:style>
    <style:style style:name="ta4" style:family="table" style:master-page-name="Default">
      <style:table-properties table:display="true" style:writing-mode="lr-tb" table:tab-color="#e6e905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/>
    <style:style style:name="ce325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7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8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9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0" style:family="table-cell" style:parent-style-name="Normal_20_2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1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2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3" style:family="table-cell" style:parent-style-name="Normal_20_2">
      <style:table-cell-properties fo:border-bottom="none" style:diagonal-bl-tr="none" style:diagonal-tl-br="none" fo:background-color="transparent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4" style:family="table-cell" style:parent-style-name="Normal_20_2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5" style:family="table-cell" style:parent-style-name="Normal_20_2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6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7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8" style:family="table-cell" style:parent-style-name="Normal_20_2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9" style:family="table-cell" style:parent-style-name="Defaul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340" style:family="table-cell" style:parent-style-name="Normal_20_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1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Normal_20_2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3" style:family="table-cell" style:parent-style-name="Normal_20_2">
      <style:table-cell-properties fo:border-bottom="none" fo:background-color="#99cc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4" style:family="table-cell" style:parent-style-name="Normal_20_2">
      <style:table-cell-properties fo:background-color="#99cc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5" style:family="table-cell" style:parent-style-name="Normal_20_2">
      <style:table-cell-properties fo:border-bottom="1.76pt solid #000000" fo:background-color="#99cc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6" style:family="table-cell" style:parent-style-name="Normal_20_2" style:data-style-name="N160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7" style:family="table-cell" style:parent-style-name="Normal_20_2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8" style:family="table-cell" style:parent-style-name="Normal_20_2">
      <style:table-cell-properties fo:border-bottom="none" fo:background-color="#00ffcc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9" style:family="table-cell" style:parent-style-name="Normal_20_2">
      <style:table-cell-properties fo:border-bottom="none" fo:background-color="#00ffcc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0" style:family="table-cell" style:parent-style-name="Normal_20_2">
      <style:table-cell-properties fo:border-bottom="1.76pt solid #000000" fo:background-color="#00ffcc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1" style:family="table-cell" style:parent-style-name="Normal_20_2">
      <style:table-cell-properties fo:background-color="#bf819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52" style:family="table-cell" style:parent-style-name="Normal_20_2" style:data-style-name="N160">
      <style:table-cell-properties fo:border-bottom="none" fo:background-color="#99cc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3" style:family="table-cell" style:parent-style-name="Normal_20_2" style:data-style-name="N160">
      <style:table-cell-properties fo:border-bottom="none" fo:background-color="#99cc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4" style:family="table-cell" style:parent-style-name="Normal_20_2" style:data-style-name="N160">
      <style:table-cell-properties fo:border-bottom="1.76pt solid #000000" fo:background-color="#99cc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5" style:family="table-cell" style:parent-style-name="Normal_20_2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6" style:family="table-cell" style:parent-style-name="Normal_20_2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7" style:family="table-cell" style:parent-style-name="Normal_20_2" style:data-style-name="N160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8" style:family="table-cell" style:parent-style-name="Normal_20_2" style:data-style-name="N160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9" style:family="table-cell" style:parent-style-name="Normal_20_2" style:data-style-name="N160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0" style:family="table-cell" style:parent-style-name="Normal_20_2" style:data-style-name="N160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1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2" style:family="table-cell" style:parent-style-name="Normal_20_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3" style:family="table-cell" style:parent-style-name="Normal_20_2">
      <style:table-cell-properties fo:background-color="#99cc00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4" style:family="table-cell" style:parent-style-name="Normal_20_2">
      <style:table-cell-properties fo:background-color="#00ffcc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5" style:family="table-cell" style:parent-style-name="Normal_20_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6" style:family="table-cell" style:parent-style-name="Normal_20_2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7" style:family="table-cell" style:parent-style-name="Normal_20_4_20_2" style:data-style-name="N16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8" style:family="table-cell" style:parent-style-name="Normal_20_4_20_2" style:data-style-name="N1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9" style:family="table-cell" style:parent-style-name="Normal_20_4_20_2" style:data-style-name="N1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0" style:family="table-cell" style:parent-style-name="Normal_20_4_20_2" style:data-style-name="N1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1" style:family="table-cell" style:parent-style-name="Normal_20_2" style:data-style-name="N16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2" style:family="table-cell" style:parent-style-name="Normal_20_2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3" style:family="table-cell" style:parent-style-name="Normal_20_4_20_2" style:data-style-name="N1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4" style:family="table-cell" style:parent-style-name="Normal_20_4_20_2" style:data-style-name="N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5" style:family="table-cell" style:parent-style-name="Normal_20_4_20_2" style:data-style-name="N1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6" style:family="table-cell" style:parent-style-name="Normal_20_2">
      <style:table-cell-properties fo:background-color="#bf819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7" style:family="table-cell" style:parent-style-name="Normal_20_4_20_2" style:data-style-name="N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8" style:family="table-cell" style:parent-style-name="Normal_20_4_20_2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9" style:family="table-cell" style:parent-style-name="Normal_20_4_20_2" style:data-style-name="N2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0" style:family="table-cell" style:parent-style-name="Normal_20_4_20_2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1" style:family="table-cell" style:parent-style-name="Normal_20_4_20_2" style:data-style-name="N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2" style:family="table-cell" style:parent-style-name="Normal_20_4_20_2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3" style:family="table-cell" style:parent-style-name="Normal_20_4_20_2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4" style:family="table-cell" style:parent-style-name="Normal_20_4_20_2" style:data-style-name="N1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5" style:family="table-cell" style:parent-style-name="Normal_20_4_20_2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6" style:family="table-cell" style:parent-style-name="Normal_20_4_20_2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6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7" style:family="table-cell" style:parent-style-name="Normal_20_2">
      <style:table-cell-properties fo:border-bottom="none" fo:background-color="#00ffcc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8" style:family="table-cell" style:parent-style-name="Normal_20_2">
      <style:table-cell-properties fo:background-color="#00ffc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9" style:family="table-cell" style:parent-style-name="Normal_20_2">
      <style:table-cell-properties fo:background-color="#00ffc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0" style:family="table-cell" style:parent-style-name="Normal_20_2">
      <style:table-cell-properties fo:border-bottom="1.76pt solid #000000" fo:background-color="#00ff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1" style:family="table-cell" style:parent-style-name="Normal_20_2" style:data-style-name="N1">
      <style:table-cell-properties fo:border-bottom="none" fo:background-color="#99cc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2" style:family="table-cell" style:parent-style-name="Normal_20_2" style:data-style-name="N1">
      <style:table-cell-properties fo:background-color="#99cc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3" style:family="table-cell" style:parent-style-name="Normal_20_2" style:data-style-name="N1">
      <style:table-cell-properties fo:background-color="#ffd428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4" style:family="table-cell" style:parent-style-name="Normal_20_2" style:data-style-name="N1">
      <style:table-cell-properties fo:background-color="#ffa6a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5" style:family="table-cell" style:parent-style-name="Normal_20_2" style:data-style-name="N1">
      <style:table-cell-properties fo:border-bottom="1.76pt solid #000000" fo:background-color="#99cc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6" style:family="table-cell" style:parent-style-name="Normal_20_2" style:data-style-name="N16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7" style:family="table-cell" style:parent-style-name="Normal_20_2" style:data-style-name="N16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8" style:family="table-cell" style:parent-style-name="Normal_20_2" style:data-style-name="N2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Normal_20_2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0" style:family="table-cell" style:parent-style-name="Normal_20_2" style:data-style-name="N2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1" style:family="table-cell" style:parent-style-name="Normal_20_2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2" style:family="table-cell" style:parent-style-name="Normal_20_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Default">
      <style:table-cell-properties fo:background-color="#8d1d75"/>
    </style:style>
    <style:style style:name="ce408" style:family="table-cell" style:parent-style-name="Normal_20_2">
      <style:table-cell-properties fo:background-color="#ffa6a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4" style:family="table-cell" style:parent-style-name="Normal_20_2">
      <style:table-cell-properties fo:background-color="#ff860d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Normal_20_2">
      <style:table-cell-properties fo:background-color="#8d1d7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6" style:family="table-cell" style:parent-style-name="Normal_20_2">
      <style:table-cell-properties fo:border-bottom="none" fo:background-color="#00ffcc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7" style:family="table-cell" style:parent-style-name="Normal_20_2">
      <style:table-cell-properties fo:background-color="#ffd428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9" style:family="table-cell" style:parent-style-name="Default">
      <style:table-cell-properties fo:background-color="#ffd428"/>
    </style:style>
    <style:style style:name="ce410" style:family="table-cell" style:parent-style-name="Default">
      <style:table-cell-properties fo:background-color="#729fcf"/>
    </style:style>
    <style:style style:name="ce411" style:family="table-cell" style:parent-style-name="Normal_20_2" style:data-style-name="N160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2" style:family="table-cell" style:parent-style-name="Normal_20_2" style:data-style-name="N16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3" style:family="table-cell" style:parent-style-name="Normal_20_2" style:data-style-name="N16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4" style:family="table-cell" style:parent-style-name="Normal_20_2" style:data-style-name="N16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5" style:family="table-cell" style:parent-style-name="Normal_20_2" style:data-style-name="N160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6" style:family="table-cell" style:parent-style-name="Normal_20_2">
      <style:table-cell-properties fo:background-color="#729fcf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17" style:family="table-cell" style:parent-style-name="Normal_20_2" style:data-style-name="N160">
      <style:table-cell-properties fo:background-color="#99cc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8" style:family="table-cell" style:parent-style-name="Normal_20_2" style:data-style-name="N160">
      <style:table-cell-properties fo:background-color="#99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9" style:family="table-cell" style:parent-style-name="Normal_20_2" style:data-style-name="N160">
      <style:table-cell-properties fo:background-color="#ffa6a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0" style:family="table-cell" style:parent-style-name="Normal_20_2" style:data-style-name="N160">
      <style:table-cell-properties fo:background-color="#ffd428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1" style:family="table-cell" style:parent-style-name="Normal_20_2" style:data-style-name="N160">
      <style:table-cell-properties fo:border-bottom="1.76pt solid #000000" fo:background-color="#99cc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2" style:family="table-cell" style:parent-style-name="Normal_20_2" style:data-style-name="N1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3" style:family="table-cell" style:parent-style-name="Normal_20_2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4" style:family="table-cell" style:parent-style-name="Normal_20_2" style:data-style-name="N1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5" style:family="table-cell" style:parent-style-name="Normal_20_2" style:data-style-name="N161">
      <style:table-cell-properties fo:border-bottom="none" fo:background-color="#99cc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6" style:family="table-cell" style:parent-style-name="Normal_20_2" style:data-style-name="N161">
      <style:table-cell-properties fo:background-color="#99cc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7" style:family="table-cell" style:parent-style-name="Normal_20_2" style:data-style-name="N161">
      <style:table-cell-properties fo:border-bottom="1.76pt solid #000000" fo:background-color="#99cc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8" style:family="table-cell" style:parent-style-name="Normal_20_2" style:data-style-name="N161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9" style:family="table-cell" style:parent-style-name="Normal_20_2" style:data-style-name="N16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0" style:family="table-cell" style:parent-style-name="Normal_20_2" style:data-style-name="N161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1" style:family="table-cell" style:parent-style-name="Normal_20_2">
      <style:table-cell-properties fo:background-color="#ff860d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2" style:family="table-cell" style:parent-style-name="Normal_20_2">
      <style:table-cell-properties fo:background-color="#ffa6a6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3" style:family="table-cell" style:parent-style-name="Normal_20_2" style:data-style-name="N161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4" style:family="table-cell" style:parent-style-name="Normal_20_2" style:data-style-name="N16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5" style:family="table-cell" style:parent-style-name="Normal_20_2" style:data-style-name="N1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6" style:family="table-cell" style:parent-style-name="Normal_20_2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7" style:family="table-cell" style:parent-style-name="Normal_20_2" style:data-style-name="N160">
      <style:table-cell-properties fo:border-bottom="none" fo:background-color="#99cc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8" style:family="table-cell" style:parent-style-name="Normal_20_2" style:data-style-name="N16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9" style:family="table-cell" style:parent-style-name="Normal_20_2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0" style:family="table-cell" style:parent-style-name="Normal_20_2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1" style:family="table-cell" style:parent-style-name="Normal_20_2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2" style:family="table-cell" style:parent-style-name="Normal_20_2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3" style:family="table-cell" style:parent-style-name="Normal_20_2">
      <style:table-cell-properties fo:border-bottom="none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4" style:family="table-cell" style:parent-style-name="Normal_20_2" style:data-style-name="N162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5" style:family="table-cell" style:parent-style-name="Normal_20_2" style:data-style-name="N162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6" style:family="table-cell" style:parent-style-name="Normal_20_2" style:data-style-name="N162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7" style:family="table-cell" style:parent-style-name="Default">
      <style:table-cell-properties fo:background-color="transparent"/>
    </style:style>
    <style:style style:name="ce448" style:family="table-cell" style:parent-style-name="Normal_20_2" style:data-style-name="N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9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0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1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2" style:family="table-cell" style:parent-style-name="Normal_20_2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3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4" style:family="table-cell" style:parent-style-name="Normal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5" style:family="table-cell" style:parent-style-name="Normal_20_2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6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7" style:family="table-cell" style:parent-style-name="Normal_20_2" style:data-style-name="N160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7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9" style:family="table-cell" style:parent-style-name="Normal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0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1" style:family="table-cell" style:parent-style-name="Normal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2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20_2">
      <style:table-cell-properties fo:background-color="#99cc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4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5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7" style:family="table-cell" style:parent-style-name="Normal_20_2">
      <style:table-cell-properties style:rotation-align="none"/>
    </style:style>
    <style:style style:name="ce148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" style:family="table-cell" style:parent-style-name="Normal_20_2" style:data-style-name="N160">
      <style:table-cell-properties fo:background-color="#99cc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Excel_20_Built-in_20_Percent" style:data-style-name="N0">
      <style:table-cell-properties fo:background-color="#ff8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fo:background-color="#ff8000" style:rotation-align="none"/>
    </style:style>
    <style:style style:name="ce4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fo:background-color="#ff8000"/>
    </style:style>
    <style:style style:name="ce46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8" style:family="table-cell" style:parent-style-name="Default" style:data-style-name="N2">
      <style:table-cell-properties style:rotation-align="none"/>
    </style:style>
    <style:style style:name="ce469" style:family="table-cell" style:parent-style-name="Excel_20_Built-in_20_Percen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style:rotation-align="none"/>
    </style:style>
    <style:style style:name="ce47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16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9" style:family="table-cell" style:parent-style-name="Default" style:data-style-name="N161">
      <style:table-cell-properties style:rotation-align="none"/>
    </style:style>
    <style:style style:name="ce290" style:family="table-cell" style:parent-style-name="Excel_20_Built-in_20_Comma" style:data-style-name="N16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2" style:family="table-cell" style:parent-style-name="Default">
      <style:table-cell-properties style:diagonal-bl-tr="none" style:diagonal-tl-br="none" fo:border="none" style:rotation-align="none"/>
    </style:style>
    <style:style style:name="ce48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 style:data-style-name="N160">
      <style:table-cell-properties style:diagonal-bl-tr="none" style:diagonal-tl-br="none" fo:border="none" style:rotation-align="none"/>
    </style:style>
    <style:style style:name="ce485" style:family="table-cell" style:parent-style-name="Default" style:data-style-name="N16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fo:background-color="transparent"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italic" style:text-outline="false" fo:text-shadow="none" style:text-position="-8% 58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Appliances" table:style-name="ta1">
        <office:forms form:automatic-focus="false" form:apply-design-mode="false"/>
        <table:table-column table:style-name="co1" table:default-cell-style-name="ce325"/>
        <table:table-column table:style-name="co2" table:default-cell-style-name="ce333"/>
        <table:table-column table:style-name="co3" table:default-cell-style-name="ce339"/>
        <table:table-column table:style-name="co2" table:default-cell-style-name="ce344"/>
        <table:table-column table:style-name="co2" table:default-cell-style-name="ce351"/>
        <table:table-column table:style-name="co2" table:number-columns-repeated="2" table:default-cell-style-name="ce344"/>
        <table:table-column table:style-name="co2" table:default-cell-style-name="ce367"/>
        <table:table-column table:style-name="co2" table:number-columns-repeated="2" table:default-cell-style-name="ce369"/>
        <table:table-column table:style-name="co2" table:default-cell-style-name="ce378"/>
        <table:table-column table:style-name="co2" table:default-cell-style-name="ce383"/>
        <table:table-column table:style-name="co2" table:default-cell-style-name="ce378"/>
        <table:table-column table:style-name="co2" table:default-cell-style-name="ce383"/>
        <table:table-column table:style-name="co2" table:default-cell-style-name="ce378"/>
        <table:table-column table:style-name="co2" table:default-cell-style-name="ce392"/>
        <table:table-column table:style-name="co2" table:default-cell-style-name="ce402"/>
        <table:table-column table:style-name="co2" table:number-columns-repeated="3" table:default-cell-style-name="ce344"/>
        <table:table-column table:style-name="co2" table:default-cell-style-name="ce412"/>
        <table:table-column table:style-name="co2" table:default-cell-style-name="ce417"/>
        <table:table-column table:style-name="co2" table:default-cell-style-name="ce412"/>
        <table:table-column table:style-name="co2" table:default-cell-style-name="ce426"/>
        <table:table-column table:style-name="co2" table:number-columns-repeated="2" table:default-cell-style-name="ce434"/>
        <table:table-column table:style-name="co2" table:number-columns-repeated="3" table:default-cell-style-name="ce436"/>
        <table:table-column table:style-name="co2" table:default-cell-style-name="ce417"/>
        <table:table-column table:style-name="co2" table:default-cell-style-name="ce436"/>
        <table:table-column table:style-name="co2" table:default-cell-style-name="ce402"/>
        <table:table-column table:style-name="co2" table:default-cell-style-name="ce443"/>
        <table:table-column table:style-name="co2" table:number-columns-repeated="13" table:default-cell-style-name="ce402"/>
        <table:table-column table:style-name="co2" table:default-cell-style-name="ce326"/>
        <table:table-column table:style-name="co2" table:number-columns-repeated="7" table:default-cell-style-name="ce402"/>
        <table:table-column table:style-name="co2" table:default-cell-style-name="ce326"/>
        <table:table-column table:style-name="co2" table:default-cell-style-name="ce402"/>
        <table:table-column table:style-name="co2" table:number-columns-repeated="5" table:default-cell-style-name="ce447"/>
        <table:table-row table:style-name="ro1">
          <table:table-cell/>
          <table:table-cell table:style-name="ce327" office:value-type="string" calcext:value-type="string">
            <text:p>Appliance and water fixture model configuration</text:p>
          </table:table-cell>
          <table:table-cell table:style-name="ce325" table:number-columns-repeated="5"/>
          <table:table-cell table:style-name="ce363"/>
          <table:table-cell table:style-name="ce325" office:value-type="string" calcext:value-type="string">
            <text:p>means used by code, from CREST</text:p>
          </table:table-cell>
          <table:table-cell table:style-name="ce325"/>
          <table:table-cell table:style-name="ce376" office:value-type="string" calcext:value-type="string">
            <text:p><text:s/></text:p>
          </table:table-cell>
          <table:table-cell table:style-name="ce325" office:value-type="string" calcext:value-type="string">
            <text:p>means for germany (appliance penetration dataset)</text:p>
          </table:table-cell>
          <table:table-cell table:style-name="ce325" table:number-columns-repeated="5"/>
          <table:table-cell table:style-name="ce80"/>
          <table:table-cell table:style-name="Default" office:value-type="string" calcext:value-type="string">
            <text:p>derived from TOU</text:p>
          </table:table-cell>
          <table:table-cell table:style-name="Default"/>
          <table:table-cell table:style-name="ce409"/>
          <table:table-cell table:style-name="Default" office:value-type="string" calcext:value-type="string">
            <text:p>From websites (must be improved)</text:p>
          </table:table-cell>
          <table:table-cell table:style-name="ce325" table:number-columns-repeated="2"/>
          <table:table-cell table:style-name="ce431"/>
          <table:table-cell table:style-name="ce325" office:value-type="string" calcext:value-type="string">
            <text:p>From charging time (websites)</text:p>
          </table:table-cell>
          <table:table-cell table:style-name="ce325" table:number-columns-repeated="30"/>
          <table:table-cell table:style-name="Default" table:number-columns-repeated="5"/>
        </table:table-row>
        <table:table-row table:style-name="ro2">
          <table:table-cell/>
          <table:table-cell table:style-name="ce325" table:number-columns-repeated="6"/>
          <table:table-cell table:style-name="ce364"/>
          <table:table-cell table:style-name="ce325" office:value-type="string" calcext:value-type="string">
            <text:p>means ultimately a power input required from external data sources</text:p>
          </table:table-cell>
          <table:table-cell table:style-name="ce325" table:number-columns-repeated="6"/>
          <table:table-cell table:style-name="ce326"/>
          <table:table-cell table:style-name="ce325"/>
          <table:table-cell table:style-name="Default" table:number-columns-repeated="3"/>
          <table:table-cell table:style-name="ce410"/>
          <table:table-cell table:style-name="Default" office:value-type="string" calcext:value-type="string">
            <text:p>From Frondel 2019_Heterogeneity inGerman Residential Electricity Consumption A quantileregression approach.pdf</text:p>
          </table:table-cell>
          <table:table-cell table:style-name="ce325" table:number-columns-repeated="2"/>
          <table:table-cell table:style-name="ce432" office:value-type="string" calcext:value-type="string">
            <text:p><text:s/></text:p>
          </table:table-cell>
          <table:table-cell table:style-name="ce325" office:value-type="string" calcext:value-type="string">
            <text:p>Guessed</text:p>
          </table:table-cell>
          <table:table-cell table:style-name="ce325" table:number-columns-repeated="7"/>
          <table:table-cell table:style-name="ce326" table:number-columns-repeated="13"/>
          <table:table-cell/>
          <table:table-cell table:style-name="ce326" table:number-columns-repeated="7"/>
          <table:table-cell/>
          <table:table-cell table:style-name="ce326"/>
          <table:table-cell table:number-columns-repeated="5"/>
        </table:table-row>
        <table:table-row table:style-name="ro2">
          <table:table-cell/>
          <table:table-cell table:style-name="ce328" office:value-type="string" calcext:value-type="string">
            <text:p>Appliance category</text:p>
          </table:table-cell>
          <table:table-cell table:style-name="ce335" office:value-type="string" calcext:value-type="string">
            <text:p>Appliance type</text:p>
          </table:table-cell>
          <table:table-cell table:style-name="ce335"/>
          <table:table-cell table:style-name="ce348" office:value-type="string" calcext:value-type="string">
            <text:p>Proportion</text:p>
          </table:table-cell>
          <table:table-cell table:style-name="ce335" office:value-type="string" calcext:value-type="string">
            <text:p>Appliance demand configuration for UK</text:p>
          </table:table-cell>
          <table:table-cell table:style-name="ce335" table:number-columns-repeated="9"/>
          <table:table-cell table:style-name="ce387"/>
          <table:table-cell table:style-name="ce347" table:number-columns-repeated="3"/>
          <table:table-cell table:style-name="ce406"/>
          <table:table-cell table:style-name="ce347"/>
          <table:table-cell table:style-name="ce406"/>
          <table:table-cell table:style-name="ce347" table:number-columns-repeated="10"/>
          <table:table-cell table:style-name="ce439"/>
          <table:table-cell table:number-columns-repeated="28"/>
        </table:table-row>
        <table:table-row table:style-name="ro2">
          <table:table-cell/>
          <table:table-cell table:style-name="ce329"/>
          <table:table-cell table:style-name="ce336"/>
          <table:table-cell table:style-name="ce337"/>
          <table:table-cell table:style-name="ce349" office:value-type="string" calcext:value-type="string">
            <text:p>of dwellings</text:p>
          </table:table-cell>
          <table:table-cell table:style-name="ce337" table:number-columns-repeated="10"/>
          <table:table-cell table:style-name="ce388"/>
          <table:table-cell table:style-name="ce336" table:number-columns-repeated="3"/>
          <table:table-cell table:style-name="ce389"/>
          <table:table-cell table:style-name="ce336"/>
          <table:table-cell table:style-name="ce389"/>
          <table:table-cell table:style-name="ce336" table:number-columns-repeated="2"/>
          <table:table-cell table:number-columns-repeated="2" table:style-name="ce336" office:value-type="string" calcext:value-type="string">
            <text:p>Time appliance</text:p>
          </table:table-cell>
          <table:table-cell table:style-name="ce336" office:value-type="string" calcext:value-type="string">
            <text:p>Time when</text:p>
          </table:table-cell>
          <table:table-cell table:style-name="ce336" office:value-type="string" calcext:value-type="string">
            <text:p>Time when </text:p>
          </table:table-cell>
          <table:table-cell table:style-name="ce336" office:value-type="string" calcext:value-type="string">
            <text:p>Average tme </text:p>
          </table:table-cell>
          <table:table-cell table:style-name="ce336" office:value-type="string" calcext:value-type="string">
            <text:p>Probability of </text:p>
          </table:table-cell>
          <table:table-cell table:style-name="ce336" office:value-type="string" calcext:value-type="string">
            <text:p>Overall average demand</text:p>
          </table:table-cell>
          <table:table-cell table:style-name="ce336" office:value-type="string" calcext:value-type="string">
            <text:p>Appliance</text:p>
          </table:table-cell>
          <table:table-cell table:style-name="ce440"/>
          <table:table-cell table:number-columns-repeated="28"/>
        </table:table-row>
        <table:table-row table:style-name="ro2">
          <table:table-cell/>
          <table:table-cell table:style-name="ce329"/>
          <table:table-cell table:style-name="ce336"/>
          <table:table-cell table:style-name="ce337"/>
          <table:table-cell table:style-name="ce349" office:value-type="string" calcext:value-type="string">
            <text:p>with</text:p>
          </table:table-cell>
          <table:table-cell table:number-columns-repeated="2" table:style-name="ce361" office:value-type="string" calcext:value-type="string">
            <text:p>Associated</text:p>
          </table:table-cell>
          <table:table-cell table:style-name="ce361" office:value-type="string" calcext:value-type="string">
            <text:p>Average</text:p>
          </table:table-cell>
          <table:table-cell table:style-name="ce361" office:value-type="string" calcext:value-type="string">
            <text:p>Total number</text:p>
          </table:table-cell>
          <table:table-cell table:style-name="ce361" office:value-type="string" calcext:value-type="string">
            <text:p>Average number</text:p>
          </table:table-cell>
          <table:table-cell table:style-name="ce361" office:value-type="string" calcext:value-type="string">
            <text:p>Probability of </text:p>
          </table:table-cell>
          <table:table-cell table:style-name="ce361" office:value-type="string" calcext:value-type="string">
            <text:p>Active occupancy</text:p>
          </table:table-cell>
          <table:table-cell table:style-name="ce361" office:value-type="string" calcext:value-type="string">
            <text:p>Active</text:p>
          </table:table-cell>
          <table:table-cell table:style-name="ce361" office:value-type="string" calcext:value-type="string">
            <text:p>Number of minutes</text:p>
          </table:table-cell>
          <table:table-cell table:style-name="ce361" office:value-type="string" calcext:value-type="string">
            <text:p>Probability of</text:p>
          </table:table-cell>
          <table:table-cell table:style-name="ce388"/>
          <table:table-cell table:style-name="ce336" table:number-columns-repeated="2"/>
          <table:table-cell table:style-name="ce361" office:value-type="string" calcext:value-type="string">
            <text:p>Delay start</text:p>
          </table:table-cell>
          <table:table-cell table:style-name="ce389"/>
          <table:table-cell table:style-name="ce336"/>
          <table:table-cell table:style-name="ce389"/>
          <table:table-cell table:style-name="ce336"/>
          <table:table-cell table:style-name="ce361" office:value-type="string" calcext:value-type="string">
            <text:p>Target number</text:p>
          </table:table-cell>
          <table:table-cell table:style-name="ce361" office:value-type="string" calcext:value-type="string">
            <text:p>spent running</text:p>
          </table:table-cell>
          <table:table-cell table:style-name="ce361" office:value-type="string" calcext:value-type="string">
            <text:p>spent in delayed</text:p>
          </table:table-cell>
          <table:table-cell table:style-name="ce361" office:value-type="string" calcext:value-type="string">
            <text:p>appliance is</text:p>
          </table:table-cell>
          <table:table-cell table:style-name="ce361" office:value-type="string" calcext:value-type="string">
            <text:p>appliance could</text:p>
          </table:table-cell>
          <table:table-cell table:style-name="ce361" office:value-type="string" calcext:value-type="string">
            <text:p>between switch</text:p>
          </table:table-cell>
          <table:table-cell table:style-name="ce361" office:value-type="string" calcext:value-type="string">
            <text:p>switch on event</text:p>
          </table:table-cell>
          <table:table-cell table:style-name="ce336" office:value-type="string" calcext:value-type="string">
            <text:p>per dwelling taking</text:p>
          </table:table-cell>
          <table:table-cell table:style-name="ce336" office:value-type="string" calcext:value-type="string">
            <text:p>mean</text:p>
          </table:table-cell>
          <table:table-cell table:style-name="ce440" office:value-type="string" calcext:value-type="string">
            <text:p>Heat gains ratio</text:p>
          </table:table-cell>
          <table:table-cell table:number-columns-repeated="28"/>
        </table:table-row>
        <table:table-row table:style-name="ro2">
          <table:table-cell/>
          <table:table-cell table:style-name="ce329"/>
          <table:table-cell table:style-name="ce336"/>
          <table:table-cell table:style-name="ce337"/>
          <table:table-cell table:style-name="ce349" office:value-type="string" calcext:value-type="string">
            <text:p>appliance</text:p>
          </table:table-cell>
          <table:table-cell table:style-name="ce361" office:value-type="string" calcext:value-type="string">
            <text:p>activity use</text:p>
          </table:table-cell>
          <table:table-cell table:style-name="ce361" office:value-type="string" calcext:value-type="string">
            <text:p>activity in</text:p>
          </table:table-cell>
          <table:table-cell table:style-name="ce361" office:value-type="string" calcext:value-type="string">
            <text:p>activity</text:p>
          </table:table-cell>
          <table:table-cell table:style-name="ce361" office:value-type="string" calcext:value-type="string">
            <text:p>of minutes</text:p>
          </table:table-cell>
          <table:table-cell table:style-name="ce361" office:value-type="string" calcext:value-type="string">
            <text:p>of minutes activity</text:p>
          </table:table-cell>
          <table:table-cell table:style-name="ce361" office:value-type="string" calcext:value-type="string">
            <text:p>activity occurring</text:p>
          </table:table-cell>
          <table:table-cell table:style-name="ce361" office:value-type="string" calcext:value-type="string">
            <text:p>dependent?</text:p>
          </table:table-cell>
          <table:table-cell table:style-name="ce361" office:value-type="string" calcext:value-type="string">
            <text:p>occupancy-dependent</text:p>
          </table:table-cell>
          <table:table-cell table:style-name="ce361" office:value-type="string" calcext:value-type="string">
            <text:p>in which appliance</text:p>
          </table:table-cell>
          <table:table-cell table:style-name="ce361" office:value-type="string" calcext:value-type="string">
            <text:p>activity occurring </text:p>
          </table:table-cell>
          <table:table-cell table:style-name="ce389" office:value-type="string" calcext:value-type="string">
            <text:p>Mean cycle</text:p>
          </table:table-cell>
          <table:table-cell table:style-name="ce336" office:value-type="string" calcext:value-type="string">
            <text:p>Mean cycle </text:p>
          </table:table-cell>
          <table:table-cell table:style-name="ce336" office:value-type="string" calcext:value-type="string">
            <text:p>Mean cycle</text:p>
          </table:table-cell>
          <table:table-cell table:style-name="ce361" office:value-type="string" calcext:value-type="string">
            <text:p>after cycle</text:p>
          </table:table-cell>
          <table:table-cell table:style-name="ce389" office:value-type="string" calcext:value-type="string">
            <text:p>Standby</text:p>
          </table:table-cell>
          <table:table-cell table:style-name="ce336" office:value-type="string" calcext:value-type="string">
            <text:p>Standby losses</text:p>
          </table:table-cell>
          <table:table-cell table:style-name="ce389" office:value-type="string" calcext:value-type="string">
            <text:p>Target demand</text:p>
          </table:table-cell>
          <table:table-cell table:style-name="ce336" office:value-type="string" calcext:value-type="string">
            <text:p>Target demand</text:p>
          </table:table-cell>
          <table:table-cell table:style-name="ce361" office:value-type="string" calcext:value-type="string">
            <text:p>of cycles</text:p>
          </table:table-cell>
          <table:table-cell table:style-name="ce361" office:value-type="string" calcext:value-type="string">
            <text:p>in period</text:p>
          </table:table-cell>
          <table:table-cell table:style-name="ce361" office:value-type="string" calcext:value-type="string">
            <text:p>restart mode</text:p>
          </table:table-cell>
          <table:table-cell table:style-name="ce361" office:value-type="string" calcext:value-type="string">
            <text:p>available to </text:p>
          </table:table-cell>
          <table:table-cell table:style-name="ce361" office:value-type="string" calcext:value-type="string">
            <text:p>be switched on</text:p>
          </table:table-cell>
          <table:table-cell table:style-name="ce361" office:value-type="string" calcext:value-type="string">
            <text:p>on events</text:p>
          </table:table-cell>
          <table:table-cell table:style-name="ce361"/>
          <table:table-cell table:style-name="ce336" office:value-type="string" calcext:value-type="string">
            <text:p>ownership into</text:p>
          </table:table-cell>
          <table:table-cell table:style-name="ce336" office:value-type="string" calcext:value-type="string">
            <text:p>power</text:p>
          </table:table-cell>
          <table:table-cell table:style-name="ce440" office:value-type="string" calcext:value-type="string">
            <text:p>(for casual</text:p>
          </table:table-cell>
          <table:table-cell table:number-columns-repeated="28"/>
        </table:table-row>
        <table:table-row table:style-name="ro2">
          <table:table-cell/>
          <table:table-cell table:style-name="ce329"/>
          <table:table-cell table:style-name="ce337" office:value-type="string" calcext:value-type="string">
            <text:p>Appliance Names</text:p>
          </table:table-cell>
          <table:table-cell table:style-name="ce337" office:value-type="string" calcext:value-type="string">
            <text:p>Short name</text:p>
          </table:table-cell>
          <table:table-cell table:style-name="ce349"/>
          <table:table-cell table:style-name="ce361" office:value-type="string" calcext:value-type="string">
            <text:p>profile</text:p>
          </table:table-cell>
          <table:table-cell table:style-name="ce361" office:value-type="string" calcext:value-type="string">
            <text:p>GTOU</text:p>
          </table:table-cell>
          <table:table-cell table:style-name="ce365" office:value-type="string" calcext:value-type="string">
            <text:p>probability</text:p>
          </table:table-cell>
          <table:table-cell table:style-name="ce365" office:value-type="string" calcext:value-type="string">
            <text:p>in period</text:p>
          </table:table-cell>
          <table:table-cell table:style-name="ce365" office:value-type="string" calcext:value-type="string">
            <text:p>performed in period</text:p>
          </table:table-cell>
          <table:table-cell table:style-name="ce365" table:number-columns-repeated="2"/>
          <table:table-cell table:style-name="ce365" office:value-type="string" calcext:value-type="string">
            <text:p>probability</text:p>
          </table:table-cell>
          <table:table-cell table:style-name="ce365" office:value-type="string" calcext:value-type="string">
            <text:p>can operate</text:p>
          </table:table-cell>
          <table:table-cell table:style-name="ce365" office:value-type="string" calcext:value-type="string">
            <text:p>given active</text:p>
          </table:table-cell>
          <table:table-cell table:style-name="ce389" office:value-type="string" calcext:value-type="string">
            <text:p>power</text:p>
          </table:table-cell>
          <table:table-cell table:style-name="ce336" office:value-type="string" calcext:value-type="string">
            <text:p>demand</text:p>
          </table:table-cell>
          <table:table-cell table:style-name="ce336" office:value-type="string" calcext:value-type="string">
            <text:p>length</text:p>
          </table:table-cell>
          <table:table-cell table:style-name="ce361" office:value-type="string" calcext:value-type="string">
            <text:p>has finished</text:p>
          </table:table-cell>
          <table:table-cell table:style-name="ce389" office:value-type="string" calcext:value-type="string">
            <text:p>Power</text:p>
          </table:table-cell>
          <table:table-cell table:style-name="ce336" office:value-type="string" calcext:value-type="string">
            <text:p>for period</text:p>
          </table:table-cell>
          <table:table-cell table:style-name="ce389" office:value-type="string" calcext:value-type="string">
            <text:p>for period</text:p>
          </table:table-cell>
          <table:table-cell table:style-name="ce336" office:value-type="string" calcext:value-type="string">
            <text:p>for cycles only</text:p>
          </table:table-cell>
          <table:table-cell table:style-name="ce361" office:value-type="string" calcext:value-type="string">
            <text:p>in period</text:p>
          </table:table-cell>
          <table:table-cell table:style-name="ce361" table:number-columns-repeated="2"/>
          <table:table-cell table:style-name="ce361" office:value-type="string" calcext:value-type="string">
            <text:p>switch on</text:p>
          </table:table-cell>
          <table:table-cell table:style-name="ce361" office:value-type="string" calcext:value-type="string">
            <text:p>due to activity occurring</text:p>
          </table:table-cell>
          <table:table-cell table:style-name="ce361" table:number-columns-repeated="2"/>
          <table:table-cell table:style-name="ce336" office:value-type="string" calcext:value-type="string">
            <text:p>account</text:p>
          </table:table-cell>
          <table:table-cell table:style-name="ce336" office:value-type="string" calcext:value-type="string">
            <text:p>factor</text:p>
          </table:table-cell>
          <table:table-cell table:style-name="ce440" office:value-type="string" calcext:value-type="string">
            <text:p>thermal gains)</text:p>
          </table:table-cell>
          <table:table-cell table:number-columns-repeated="28"/>
        </table:table-row>
        <table:table-row table:style-name="ro2">
          <table:table-cell/>
          <table:table-cell table:style-name="ce330"/>
          <table:table-cell table:style-name="ce338"/>
          <table:table-cell table:style-name="ce342"/>
          <table:table-cell table:style-name="ce350"/>
          <table:table-cell table:style-name="ce342" table:number-columns-repeated="2"/>
          <table:table-cell table:style-name="ce366"/>
          <table:table-cell table:number-columns-repeated="2" table:style-name="ce366" office:value-type="string" calcext:value-type="string">
            <text:p>(minutes/year)</text:p>
          </table:table-cell>
          <table:table-cell table:style-name="ce366" table:number-columns-repeated="2"/>
          <table:table-cell table:style-name="ce366" office:value-type="string" calcext:value-type="string">
            <text:p>multiplier</text:p>
          </table:table-cell>
          <table:table-cell table:style-name="ce366" office:value-type="string" calcext:value-type="string">
            <text:p>(min)</text:p>
          </table:table-cell>
          <table:table-cell table:style-name="ce366" office:value-type="string" calcext:value-type="string">
            <text:p>occupancy</text:p>
          </table:table-cell>
          <table:table-cell table:style-name="ce390" office:value-type="string" calcext:value-type="string">
            <text:p>(W)</text:p>
          </table:table-cell>
          <table:table-cell table:style-name="ce342" office:value-type="string" calcext:value-type="string">
            <text:p>(kWh)</text:p>
          </table:table-cell>
          <table:table-cell table:style-name="ce342" office:value-type="string" calcext:value-type="string">
            <text:p>(min)</text:p>
          </table:table-cell>
          <table:table-cell table:style-name="ce362" office:value-type="string" calcext:value-type="string">
            <text:p>(min)</text:p>
          </table:table-cell>
          <table:table-cell table:style-name="ce390" office:value-type="string" calcext:value-type="string">
            <text:p>(W)</text:p>
          </table:table-cell>
          <table:table-cell table:style-name="ce342"/>
          <table:table-cell table:style-name="ce390" office:value-type="string" calcext:value-type="string">
            <text:p>(kWh/y)</text:p>
          </table:table-cell>
          <table:table-cell table:style-name="ce366" office:value-type="string" calcext:value-type="string">
            <text:p>(kWh/y)</text:p>
          </table:table-cell>
          <table:table-cell table:style-name="ce362" office:value-type="string" calcext:value-type="string">
            <text:p>(cycles/y)</text:p>
          </table:table-cell>
          <table:table-cell table:number-columns-repeated="5" table:style-name="ce372" office:value-type="string" calcext:value-type="string">
            <text:p>(min)</text:p>
          </table:table-cell>
          <table:table-cell table:style-name="ce362"/>
          <table:table-cell table:style-name="ce342" office:value-type="string" calcext:value-type="string">
            <text:p>(kWh/y)</text:p>
          </table:table-cell>
          <table:table-cell table:style-name="ce342"/>
          <table:table-cell table:style-name="ce441"/>
          <table:table-cell table:number-columns-repeated="2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28" office:value-type="string" calcext:value-type="string">
            <text:p>Cold</text:p>
          </table:table-cell>
          <table:table-cell office:value-type="string" calcext:value-type="string">
            <text:p>Fridge</text:p>
          </table:table-cell>
          <table:table-cell table:style-name="ce343" office:value-type="string" calcext:value-type="string">
            <text:p>FRIDGE1</text:p>
          </table:table-cell>
          <table:table-cell office:value-type="float" office:value="0.997" calcext:value-type="float">
            <text:p>0.997</text:p>
          </table:table-cell>
          <table:table-cell table:style-name="ce343" office:value-type="string" calcext:value-type="string">
            <text:p>LEVEL</text:p>
          </table:table-cell>
          <table:table-cell table:style-name="ce343"/>
          <table:table-cell table:formula="of:=IF([.F9]=&quot;LEVEL&quot;; 1; VLOOKUP([.F9];[$ActivityStats.$C$4:$ActivityStats.$D$12];2;FALSE()))" office:value-type="float" office:value="1" calcext:value-type="float">
            <text:p>1.000</text:p>
          </table:table-cell>
          <table:table-cell table:style-name="ce368" table:formula="of:=365*24*60" office:value-type="float" office:value="525600" calcext:value-type="float">
            <text:p>525600</text:p>
          </table:table-cell>
          <table:table-cell table:style-name="ce368" table:formula="of:=[.H9]*[.I9]" office:value-type="float" office:value="525600" calcext:value-type="float">
            <text:p>525600</text:p>
          </table:table-cell>
          <table:table-cell table:style-name="ce377" table:formula="of:=[.J9]/[.I9]" office:value-type="float" office:value="1" calcext:value-type="float">
            <text:p>1.00</text:p>
          </table:table-cell>
          <table:table-cell table:style-name="ce382" table:formula="of:=IF([.F9]=&quot;LEVEL&quot;;&quot;NO&quot;; &quot;YES&quot;)" office:value-type="string" office:string-value="NO" calcext:value-type="string">
            <text:p>NO</text:p>
          </table:table-cell>
          <table:table-cell table:formula="of:=IF([.L9]=&quot;NO&quot;;1;[$ActivityStats.$D$12])" office:value-type="float" office:value="1" calcext:value-type="float">
            <text:p>1.00</text:p>
          </table:table-cell>
          <table:table-cell table:style-name="ce382" table:formula="of:=[.M9]*[.I9]" office:value-type="float" office:value="525600" calcext:value-type="float">
            <text:p>525600</text:p>
          </table:table-cell>
          <table:table-cell table:style-name="ce377" table:formula="of:=[.K9]/[.M9]" office:value-type="float" office:value="1" calcext:value-type="float">
            <text:p>1.00</text:p>
          </table:table-cell>
          <table:table-cell table:style-name="ce391" office:value-type="float" office:value="110" calcext:value-type="float">
            <text:p>110</text:p>
          </table:table-cell>
          <table:table-cell table:style-name="ce401" table:formula="of:=[.P9]*[.R9]/(60*1000)" office:value-type="float" office:value="0.033" calcext:value-type="float">
            <text:p>0.033</text:p>
          </table:table-cell>
          <table:table-cell table:style-name="ce391" office:value-type="float" office:value="18" calcext:value-type="float">
            <text:p>18</text:p>
          </table:table-cell>
          <table:table-cell table:formula="of:=2*[.R9]" office:value-type="float" office:value="36" calcext:value-type="float">
            <text:p>36</text:p>
          </table:table-cell>
          <table:table-cell table:style-name="ce343" office:value-type="float" office:value="0" calcext:value-type="float">
            <text:p>0</text:p>
          </table:table-cell>
          <table:table-cell table:style-name="ce411" table:formula="of:=[.T9]*[.I9]/(60*1000)" office:value-type="float" office:value="0" calcext:value-type="float">
            <text:p>0.000</text:p>
          </table:table-cell>
          <table:table-cell table:style-name="ce416" office:value-type="float" office:value="297.1" calcext:value-type="float">
            <text:p>297.1</text:p>
          </table:table-cell>
          <table:table-cell table:style-name="ce411" table:formula="of:=[.V9]-[.U9]" office:value-type="float" office:value="297.1" calcext:value-type="float">
            <text:p>297.100</text:p>
          </table:table-cell>
          <table:table-cell table:style-name="ce425" table:formula="of:=[.W9]/(([.P9]-[.T9])*[.R9])*60*1000" office:value-type="float" office:value="9003.0303030303" calcext:value-type="float">
            <text:p>9003.0</text:p>
          </table:table-cell>
          <table:table-cell table:style-name="ce433" table:formula="of:=[.X9]*[.R9]" office:value-type="float" office:value="162054.545454545" calcext:value-type="float">
            <text:p>162054.5</text:p>
          </table:table-cell>
          <table:table-cell table:style-name="ce433" table:formula="of:=[.X9]*[.S9]" office:value-type="float" office:value="324109.090909091" calcext:value-type="float">
            <text:p>324109.1</text:p>
          </table:table-cell>
          <table:table-cell table:style-name="ce435" table:formula="of:=[.N9]-[.Y9]-[.Z9]" office:value-type="float" office:value="39436.3636363636" calcext:value-type="float">
            <text:p>39436</text:p>
          </table:table-cell>
          <table:table-cell table:style-name="ce435" table:formula="of:=[.AA9]*[.O9]" office:value-type="float" office:value="39436.3636363636" calcext:value-type="float">
            <text:p>39436</text:p>
          </table:table-cell>
          <table:table-cell table:style-name="ce435" table:formula="of:=[.AB9]/[.X9]" office:value-type="float" office:value="4.38034331874789" calcext:value-type="float">
            <text:p>4</text:p>
          </table:table-cell>
          <table:table-cell table:style-name="ce437" table:formula="of:=1/[.AC9]" office:value-type="float" office:value="0.228292607960658" calcext:value-type="float">
            <text:p>0.228</text:p>
          </table:table-cell>
          <table:table-cell table:style-name="ce435" table:formula="of:=[.V9]*[.E9]" office:value-type="float" office:value="296.2087" calcext:value-type="float">
            <text:p>296</text:p>
          </table:table-cell>
          <table:table-cell table:style-name="ce401" office:value-type="float" office:value="0.8" calcext:value-type="float">
            <text:p>0.8</text:p>
          </table:table-cell>
          <table:table-cell table:style-name="ce442" office:value-type="float" office:value="1" calcext:value-type="float">
            <text:p>1</text:p>
          </table:table-cell>
          <table:table-cell table:number-columns-repeated="2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31"/>
          <table:table-cell office:value-type="string" calcext:value-type="string">
            <text:p>Fridge</text:p>
          </table:table-cell>
          <table:table-cell table:style-name="ce343" office:value-type="string" calcext:value-type="string">
            <text:p>FRIDGE2</text:p>
          </table:table-cell>
          <table:table-cell office:value-type="float" office:value="0.233" calcext:value-type="float">
            <text:p>0.233</text:p>
          </table:table-cell>
          <table:table-cell table:style-name="ce343" office:value-type="string" calcext:value-type="string">
            <text:p>LEVEL</text:p>
          </table:table-cell>
          <table:table-cell table:style-name="ce343"/>
          <table:table-cell table:formula="of:=IF([.F10]=&quot;LEVEL&quot;; 1; VLOOKUP([.F10];[$ActivityStats.$C$4:$ActivityStats.$D$12];2;FALSE()))" office:value-type="float" office:value="1" calcext:value-type="float">
            <text:p>1.000</text:p>
          </table:table-cell>
          <table:table-cell table:style-name="ce368" table:formula="of:=365*24*60" office:value-type="float" office:value="525600" calcext:value-type="float">
            <text:p>525600</text:p>
          </table:table-cell>
          <table:table-cell table:style-name="ce368" table:formula="of:=[.H10]*[.I10]" office:value-type="float" office:value="525600" calcext:value-type="float">
            <text:p>525600</text:p>
          </table:table-cell>
          <table:table-cell table:style-name="ce377" table:formula="of:=[.J10]/[.I10]" office:value-type="float" office:value="1" calcext:value-type="float">
            <text:p>1.00</text:p>
          </table:table-cell>
          <table:table-cell table:style-name="ce382" table:formula="of:=IF([.F10]=&quot;LEVEL&quot;;&quot;NO&quot;; &quot;YES&quot;)" office:value-type="string" office:string-value="NO" calcext:value-type="string">
            <text:p>NO</text:p>
          </table:table-cell>
          <table:table-cell table:formula="of:=IF([.L10]=&quot;NO&quot;;1;[$ActivityStats.$D$12])" office:value-type="float" office:value="1" calcext:value-type="float">
            <text:p>1.00</text:p>
          </table:table-cell>
          <table:table-cell table:style-name="ce382" table:formula="of:=[.M10]*[.I10]" office:value-type="float" office:value="525600" calcext:value-type="float">
            <text:p>525600</text:p>
          </table:table-cell>
          <table:table-cell table:style-name="ce377" table:formula="of:=[.K10]/[.M10]" office:value-type="float" office:value="1" calcext:value-type="float">
            <text:p>1.00</text:p>
          </table:table-cell>
          <table:table-cell table:style-name="ce391" office:value-type="float" office:value="110" calcext:value-type="float">
            <text:p>110</text:p>
          </table:table-cell>
          <table:table-cell table:style-name="ce401" table:formula="of:=[.P10]*[.R10]/(60*1000)" office:value-type="float" office:value="0.033" calcext:value-type="float">
            <text:p>0.033</text:p>
          </table:table-cell>
          <table:table-cell table:style-name="ce391" office:value-type="float" office:value="18" calcext:value-type="float">
            <text:p>18</text:p>
          </table:table-cell>
          <table:table-cell table:formula="of:=2*[.R10]" office:value-type="float" office:value="36" calcext:value-type="float">
            <text:p>36</text:p>
          </table:table-cell>
          <table:table-cell table:style-name="ce343" office:value-type="float" office:value="0" calcext:value-type="float">
            <text:p>0</text:p>
          </table:table-cell>
          <table:table-cell table:style-name="ce411" table:formula="of:=[.T10]*[.I10]/(60*1000)" office:value-type="float" office:value="0" calcext:value-type="float">
            <text:p>0.000</text:p>
          </table:table-cell>
          <table:table-cell table:style-name="ce416" office:value-type="float" office:value="297.1" calcext:value-type="float">
            <text:p>297.1</text:p>
          </table:table-cell>
          <table:table-cell table:style-name="ce411" table:formula="of:=[.V10]-[.U10]" office:value-type="float" office:value="297.1" calcext:value-type="float">
            <text:p>297.100</text:p>
          </table:table-cell>
          <table:table-cell table:style-name="ce425" table:formula="of:=[.W10]/(([.P10]-[.T10])*[.R10])*60*1000" office:value-type="float" office:value="9003.0303030303" calcext:value-type="float">
            <text:p>9003.0</text:p>
          </table:table-cell>
          <table:table-cell table:style-name="ce433" table:formula="of:=[.X10]*[.R10]" office:value-type="float" office:value="162054.545454545" calcext:value-type="float">
            <text:p>162054.5</text:p>
          </table:table-cell>
          <table:table-cell table:style-name="ce433" table:formula="of:=[.X10]*[.S10]" office:value-type="float" office:value="324109.090909091" calcext:value-type="float">
            <text:p>324109.1</text:p>
          </table:table-cell>
          <table:table-cell table:style-name="ce435" table:formula="of:=[.N10]-[.Y10]-[.Z10]" office:value-type="float" office:value="39436.3636363636" calcext:value-type="float">
            <text:p>39436</text:p>
          </table:table-cell>
          <table:table-cell table:style-name="ce435" table:formula="of:=[.AA10]*[.O10]" office:value-type="float" office:value="39436.3636363636" calcext:value-type="float">
            <text:p>39436</text:p>
          </table:table-cell>
          <table:table-cell table:style-name="ce435" table:formula="of:=[.AB10]/[.X10]" office:value-type="float" office:value="4.38034331874789" calcext:value-type="float">
            <text:p>4</text:p>
          </table:table-cell>
          <table:table-cell table:style-name="ce437" table:formula="of:=1/[.AC10]" office:value-type="float" office:value="0.228292607960658" calcext:value-type="float">
            <text:p>0.228</text:p>
          </table:table-cell>
          <table:table-cell table:style-name="ce435" table:formula="of:=[.V10]*[.E10]" office:value-type="float" office:value="69.2243" calcext:value-type="float">
            <text:p>69</text:p>
          </table:table-cell>
          <table:table-cell table:style-name="ce401" office:value-type="float" office:value="0.8" calcext:value-type="float">
            <text:p>0.8</text:p>
          </table:table-cell>
          <table:table-cell table:style-name="ce442" office:value-type="float" office:value="1" calcext:value-type="float">
            <text:p>1</text:p>
          </table:table-cell>
          <table:table-cell table:number-columns-repeated="2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32"/>
          <table:table-cell office:value-type="string" calcext:value-type="string">
            <text:p>Freezer</text:p>
          </table:table-cell>
          <table:table-cell office:value-type="string" calcext:value-type="string">
            <text:p>FREEZER1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LEVEL</text:p>
          </table:table-cell>
          <table:table-cell/>
          <table:table-cell table:formula="of:=IF([.F11]=&quot;LEVEL&quot;; 1; VLOOKUP([.F11];[$ActivityStats.$C$4:$ActivityStats.$D$12];2;FALSE()))" office:value-type="float" office:value="1" calcext:value-type="float">
            <text:p>1.000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11]*[.I11]" office:value-type="float" office:value="525600" calcext:value-type="float">
            <text:p>525600</text:p>
          </table:table-cell>
          <table:table-cell table:formula="of:=[.J11]/[.I11]" office:value-type="float" office:value="1" calcext:value-type="float">
            <text:p>1.00</text:p>
          </table:table-cell>
          <table:table-cell table:formula="of:=IF([.F11]=&quot;LEVEL&quot;;&quot;NO&quot;; &quot;YES&quot;)" office:value-type="string" office:string-value="NO" calcext:value-type="string">
            <text:p>NO</text:p>
          </table:table-cell>
          <table:table-cell table:formula="of:=IF([.L11]=&quot;NO&quot;;1;[$ActivityStats.$D$12])" office:value-type="float" office:value="1" calcext:value-type="float">
            <text:p>1.00</text:p>
          </table:table-cell>
          <table:table-cell table:formula="of:=[.M11]*[.I11]" office:value-type="float" office:value="525600" calcext:value-type="float">
            <text:p>525600</text:p>
          </table:table-cell>
          <table:table-cell table:formula="of:=[.K11]/[.M11]" office:value-type="float" office:value="1" calcext:value-type="float">
            <text:p>1.00</text:p>
          </table:table-cell>
          <table:table-cell office:value-type="float" office:value="190" calcext:value-type="float">
            <text:p>190</text:p>
          </table:table-cell>
          <table:table-cell table:formula="of:=[.P11]*[.R11]/(60*1000)" office:value-type="float" office:value="0.0696666666666667" calcext:value-type="float">
            <text:p>0.069666666666667</text:p>
          </table:table-cell>
          <table:table-cell office:value-type="float" office:value="22" calcext:value-type="float">
            <text:p>22</text:p>
          </table:table-cell>
          <table:table-cell table:formula="of:=2*[.R11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T11]*[.I11]/(60*1000)" office:value-type="float" office:value="0" calcext:value-type="float">
            <text:p>0.000</text:p>
          </table:table-cell>
          <table:table-cell table:style-name="ce416" office:value-type="float" office:value="407" calcext:value-type="float">
            <text:p>407</text:p>
          </table:table-cell>
          <table:table-cell table:formula="of:=[.V11]-[.U11]" office:value-type="float" office:value="407" calcext:value-type="float">
            <text:p>407.000</text:p>
          </table:table-cell>
          <table:table-cell table:formula="of:=[.W11]/(([.P11]-[.T11])*[.R11])*60*1000" office:value-type="float" office:value="5842.1052631579" calcext:value-type="float">
            <text:p>5842.1</text:p>
          </table:table-cell>
          <table:table-cell table:formula="of:=[.X11]*[.R11]" office:value-type="float" office:value="128526.315789474" calcext:value-type="float">
            <text:p>128526.3</text:p>
          </table:table-cell>
          <table:table-cell table:formula="of:=[.X11]*[.S11]" office:value-type="float" office:value="257052.631578947" calcext:value-type="float">
            <text:p>257052.6</text:p>
          </table:table-cell>
          <table:table-cell table:formula="of:=[.N11]-[.Y11]-[.Z11]" office:value-type="float" office:value="140021.052631579" calcext:value-type="float">
            <text:p>140021</text:p>
          </table:table-cell>
          <table:table-cell table:formula="of:=[.AA11]*[.O11]" office:value-type="float" office:value="140021.052631579" calcext:value-type="float">
            <text:p>140021</text:p>
          </table:table-cell>
          <table:table-cell table:formula="of:=[.AB11]/[.X11]" office:value-type="float" office:value="23.9675675675676" calcext:value-type="float">
            <text:p>24</text:p>
          </table:table-cell>
          <table:table-cell table:formula="of:=1/[.AC11]" office:value-type="float" office:value="0.041723049165539" calcext:value-type="float">
            <text:p>0.042</text:p>
          </table:table-cell>
          <table:table-cell table:formula="of:=[.V11]*[.E11]" office:value-type="float" office:value="196.174" calcext:value-type="float">
            <text:p>19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32"/>
          <table:table-cell office:value-type="string" calcext:value-type="string">
            <text:p>Freezer</text:p>
          </table:table-cell>
          <table:table-cell office:value-type="string" calcext:value-type="string">
            <text:p>FREEZER2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LEVEL</text:p>
          </table:table-cell>
          <table:table-cell/>
          <table:table-cell table:formula="of:=IF([.F12]=&quot;LEVEL&quot;; 1; VLOOKUP([.F12];[$ActivityStats.$C$4:$ActivityStats.$D$12];2;FALSE()))" office:value-type="float" office:value="1" calcext:value-type="float">
            <text:p>1.000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12]*[.I12]" office:value-type="float" office:value="525600" calcext:value-type="float">
            <text:p>525600</text:p>
          </table:table-cell>
          <table:table-cell table:formula="of:=[.J12]/[.I12]" office:value-type="float" office:value="1" calcext:value-type="float">
            <text:p>1.00</text:p>
          </table:table-cell>
          <table:table-cell table:formula="of:=IF([.F12]=&quot;LEVEL&quot;;&quot;NO&quot;; &quot;YES&quot;)" office:value-type="string" office:string-value="NO" calcext:value-type="string">
            <text:p>NO</text:p>
          </table:table-cell>
          <table:table-cell table:formula="of:=IF([.L12]=&quot;NO&quot;;1;[$ActivityStats.$D$12])" office:value-type="float" office:value="1" calcext:value-type="float">
            <text:p>1.00</text:p>
          </table:table-cell>
          <table:table-cell table:formula="of:=[.M12]*[.I12]" office:value-type="float" office:value="525600" calcext:value-type="float">
            <text:p>525600</text:p>
          </table:table-cell>
          <table:table-cell table:formula="of:=[.K12]/[.M12]" office:value-type="float" office:value="1" calcext:value-type="float">
            <text:p>1.00</text:p>
          </table:table-cell>
          <table:table-cell office:value-type="float" office:value="190" calcext:value-type="float">
            <text:p>190</text:p>
          </table:table-cell>
          <table:table-cell table:formula="of:=[.P12]*[.R12]/(60*1000)" office:value-type="float" office:value="0.0696666666666667" calcext:value-type="float">
            <text:p>0.069666666666667</text:p>
          </table:table-cell>
          <table:table-cell office:value-type="float" office:value="22" calcext:value-type="float">
            <text:p>22</text:p>
          </table:table-cell>
          <table:table-cell table:formula="of:=2*[.R12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T12]*[.I12]/(60*1000)" office:value-type="float" office:value="0" calcext:value-type="float">
            <text:p>0.000</text:p>
          </table:table-cell>
          <table:table-cell table:style-name="ce416" office:value-type="float" office:value="407" calcext:value-type="float">
            <text:p>407</text:p>
          </table:table-cell>
          <table:table-cell table:formula="of:=[.V12]-[.U12]" office:value-type="float" office:value="407" calcext:value-type="float">
            <text:p>407.000</text:p>
          </table:table-cell>
          <table:table-cell table:formula="of:=[.W12]/(([.P12]-[.T12])*[.R12])*60*1000" office:value-type="float" office:value="5842.1052631579" calcext:value-type="float">
            <text:p>5842.1</text:p>
          </table:table-cell>
          <table:table-cell table:formula="of:=[.X12]*[.R12]" office:value-type="float" office:value="128526.315789474" calcext:value-type="float">
            <text:p>128526.3</text:p>
          </table:table-cell>
          <table:table-cell table:formula="of:=[.X12]*[.S12]" office:value-type="float" office:value="257052.631578947" calcext:value-type="float">
            <text:p>257052.6</text:p>
          </table:table-cell>
          <table:table-cell table:formula="of:=[.N12]-[.Y12]-[.Z12]" office:value-type="float" office:value="140021.052631579" calcext:value-type="float">
            <text:p>140021</text:p>
          </table:table-cell>
          <table:table-cell table:formula="of:=[.AA12]*[.O12]" office:value-type="float" office:value="140021.052631579" calcext:value-type="float">
            <text:p>140021</text:p>
          </table:table-cell>
          <table:table-cell table:formula="of:=[.AB12]/[.X12]" office:value-type="float" office:value="23.9675675675676" calcext:value-type="float">
            <text:p>24</text:p>
          </table:table-cell>
          <table:table-cell table:formula="of:=1/[.AC12]" office:value-type="float" office:value="0.041723049165539" calcext:value-type="float">
            <text:p>0.042</text:p>
          </table:table-cell>
          <table:table-cell table:formula="of:=[.V12]*[.E12]" office:value-type="float" office:value="23.199" calcext:value-type="float">
            <text:p>2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sumer Electronics + ICT</text:p>
          </table:table-cell>
          <table:table-cell office:value-type="string" calcext:value-type="string">
            <text:p>Telephone (fixed)</text:p>
          </table:table-cell>
          <table:table-cell office:value-type="string" calcext:value-type="string">
            <text:p>PHONE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ACTIVE_OCC</text:p>
          </table:table-cell>
          <table:table-cell office:value-type="float" office:value="612" calcext:value-type="float">
            <text:p>612</text:p>
          </table:table-cell>
          <table:table-cell table:formula="of:=IF([.F13]=&quot;LEVEL&quot;; 1; VLOOKUP([.F13];[$ActivityStats.$C$4:$ActivityStats.$D$12];2;FALSE()))" office:value-type="float" office:value="0.47775902852124" calcext:value-type="float">
            <text:p>0.478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13]*[.I13]" office:value-type="float" office:value="251110.145390764" calcext:value-type="float">
            <text:p>251110</text:p>
          </table:table-cell>
          <table:table-cell table:formula="of:=[.J13]/[.I13]" office:value-type="float" office:value="0.47775902852124" calcext:value-type="float">
            <text:p>0.48</text:p>
          </table:table-cell>
          <table:table-cell table:formula="of:=IF([.F13]=&quot;LEVEL&quot;;&quot;NO&quot;; &quot;YES&quot;)" office:value-type="string" office:string-value="YES" calcext:value-type="string">
            <text:p>YES</text:p>
          </table:table-cell>
          <table:table-cell table:formula="of:=IF([.L13]=&quot;NO&quot;;1;[$ActivityStats.$D$12])" office:value-type="float" office:value="0.47775902852124" calcext:value-type="float">
            <text:p>0.48</text:p>
          </table:table-cell>
          <table:table-cell table:formula="of:=[.M13]*[.I13]" office:value-type="float" office:value="251110.145390764" calcext:value-type="float">
            <text:p>251110</text:p>
          </table:table-cell>
          <table:table-cell table:formula="of:=[.K13]/[.M13]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formula="of:=[.P13]*[.R13]/(60*100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T13]*[.I13]/(60*1000)" office:value-type="float" office:value="8.76" calcext:value-type="float">
            <text:p>8.760</text:p>
          </table:table-cell>
          <table:table-cell office:value-type="float" office:value="8.76" calcext:value-type="float">
            <text:p>8.760</text:p>
          </table:table-cell>
          <table:table-cell table:formula="of:=[.V13]-[.U13]" office:value-type="float" office:value="0" calcext:value-type="float">
            <text:p>0.000</text:p>
          </table:table-cell>
          <table:table-cell office:value-type="float" office:value="0" calcext:value-type="float">
            <text:p>0.0</text:p>
          </table:table-cell>
          <table:table-cell table:formula="of:=[.X13]*[.R13]" office:value-type="float" office:value="0" calcext:value-type="float">
            <text:p>0.0</text:p>
          </table:table-cell>
          <table:table-cell table:formula="of:=[.X13]*[.S13]" office:value-type="float" office:value="0" calcext:value-type="float">
            <text:p>0.0</text:p>
          </table:table-cell>
          <table:table-cell table:formula="of:=[.N13]-[.Y13]-[.Z13]" office:value-type="float" office:value="251110.145390764" calcext:value-type="float">
            <text:p>251110</text:p>
          </table:table-cell>
          <table:table-cell table:formula="of:=[.AA13]*[.O13]" office:value-type="float" office:value="251110.145390764" calcext:value-type="float">
            <text:p>25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0</text:p>
          </table:table-cell>
          <table:table-cell table:formula="of:=[.V13]*[.E13]" office:value-type="float" office:value="7.43724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340" office:value-type="string" calcext:value-type="string">
            <text:p>Iron</text:p>
          </table:table-cell>
          <table:table-cell office:value-type="string" calcext:value-type="string">
            <text:p>IRON</text:p>
          </table:table-cell>
          <table:table-cell table:style-name="ce352" office:value-type="float" office:value="0.9" calcext:value-type="float">
            <text:p>0.900</text:p>
          </table:table-cell>
          <table:table-cell office:value-type="string" calcext:value-type="string">
            <text:p>ACT_IRON</text:p>
          </table:table-cell>
          <table:table-cell office:value-type="float" office:value="432" calcext:value-type="float">
            <text:p>432</text:p>
          </table:table-cell>
          <table:table-cell table:formula="of:=IF([.F14]=&quot;LEVEL&quot;; 1; VLOOKUP([.F14];[$ActivityStats.$C$4:$ActivityStats.$D$12];2;FALSE()))" office:value-type="float" office:value="0.00809295793279327" calcext:value-type="float">
            <text:p>0.008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14]*[.I14]" office:value-type="float" office:value="4253.65868947614" calcext:value-type="float">
            <text:p>4254</text:p>
          </table:table-cell>
          <table:table-cell table:formula="of:=[.J14]/[.I14]" office:value-type="float" office:value="0.00809295793279327" calcext:value-type="float">
            <text:p>0.01</text:p>
          </table:table-cell>
          <table:table-cell table:formula="of:=IF([.F14]=&quot;LEVEL&quot;;&quot;NO&quot;; &quot;YES&quot;)" office:value-type="string" office:string-value="YES" calcext:value-type="string">
            <text:p>YES</text:p>
          </table:table-cell>
          <table:table-cell table:formula="of:=IF([.L14]=&quot;NO&quot;;1;[$ActivityStats.$D$12])" office:value-type="float" office:value="0.47775902852124" calcext:value-type="float">
            <text:p>0.48</text:p>
          </table:table-cell>
          <table:table-cell table:formula="of:=[.M14]*[.I14]" office:value-type="float" office:value="251110.145390764" calcext:value-type="float">
            <text:p>251110</text:p>
          </table:table-cell>
          <table:table-cell table:formula="of:=[.K14]/[.M14]" office:value-type="float" office:value="0.0169394139088121" calcext:value-type="float">
            <text:p>0.02</text:p>
          </table:table-cell>
          <table:table-cell office:value-type="float" office:value="1000" calcext:value-type="float">
            <text:p>1000</text:p>
          </table:table-cell>
          <table:table-cell table:formula="of:=[.P14]*[.R14]/(60*1000)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3" table:formula="of:=[.T14]*[.I14]/(60*1000)" office:value-type="float" office:value="0" calcext:value-type="float">
            <text:p>0.000</text:p>
          </table:table-cell>
          <table:table-cell table:style-name="ce418" office:value-type="float" office:value="17.7297346053873" calcext:value-type="float">
            <text:p>17.730</text:p>
          </table:table-cell>
          <table:table-cell table:style-name="ce413" table:formula="of:=[.V14]-[.U14]" office:value-type="float" office:value="17.7297346053873" calcext:value-type="float">
            <text:p>17.730</text:p>
          </table:table-cell>
          <table:table-cell table:formula="of:=[.W14]/(([.P14]-[.T14])*[.R14])*60*1000" office:value-type="float" office:value="35.4594692107746" calcext:value-type="float">
            <text:p>35.5</text:p>
          </table:table-cell>
          <table:table-cell table:formula="of:=[.X14]*[.R14]" office:value-type="float" office:value="1063.78407632324" calcext:value-type="float">
            <text:p>1063.8</text:p>
          </table:table-cell>
          <table:table-cell table:formula="of:=[.X14]*[.S14]" office:value-type="float" office:value="0" calcext:value-type="float">
            <text:p>0.0</text:p>
          </table:table-cell>
          <table:table-cell table:formula="of:=[.N14]-[.Y14]-[.Z14]" office:value-type="float" office:value="250046.361314441" calcext:value-type="float">
            <text:p>250046</text:p>
          </table:table-cell>
          <table:table-cell table:formula="of:=[.AA14]*[.O14]" office:value-type="float" office:value="4235.6388106977" calcext:value-type="float">
            <text:p>4236</text:p>
          </table:table-cell>
          <table:table-cell table:formula="of:=[.AB14]/[.X14]" office:value-type="float" office:value="119.45014702619" calcext:value-type="float">
            <text:p>119</text:p>
          </table:table-cell>
          <table:table-cell table:formula="of:=1/[.AC14]" office:value-type="float" office:value="0.00837169333731118" calcext:value-type="float">
            <text:p>0.008</text:p>
          </table:table-cell>
          <table:table-cell table:formula="of:=[.V14]*[.E14]" office:value-type="float" office:value="15.956761144848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340" office:value-type="string" calcext:value-type="string">
            <text:p>Vacuum</text:p>
          </table:table-cell>
          <table:table-cell office:value-type="string" calcext:value-type="string">
            <text:p>VACUUM</text:p>
          </table:table-cell>
          <table:table-cell table:style-name="ce352" office:value-type="float" office:value="0.937" calcext:value-type="float">
            <text:p>0.937</text:p>
          </table:table-cell>
          <table:table-cell office:value-type="string" calcext:value-type="string">
            <text:p>ACT_HOUSECLEAN</text:p>
          </table:table-cell>
          <table:table-cell office:value-type="float" office:value="421" calcext:value-type="float">
            <text:p>421</text:p>
          </table:table-cell>
          <table:table-cell table:formula="of:=IF([.F15]=&quot;LEVEL&quot;; 1; VLOOKUP([.F15];[$ActivityStats.$C$4:$ActivityStats.$D$12];2;FALSE()))" office:value-type="float" office:value="0.0529504866187396" calcext:value-type="float">
            <text:p>0.053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15]*[.I15]" office:value-type="float" office:value="27830.7757668095" calcext:value-type="float">
            <text:p>27831</text:p>
          </table:table-cell>
          <table:table-cell table:formula="of:=[.J15]/[.I15]" office:value-type="float" office:value="0.0529504866187396" calcext:value-type="float">
            <text:p>0.05</text:p>
          </table:table-cell>
          <table:table-cell table:formula="of:=IF([.F15]=&quot;LEVEL&quot;;&quot;NO&quot;; &quot;YES&quot;)" office:value-type="string" office:string-value="YES" calcext:value-type="string">
            <text:p>YES</text:p>
          </table:table-cell>
          <table:table-cell table:formula="of:=IF([.L15]=&quot;NO&quot;;1;[$ActivityStats.$D$12])" office:value-type="float" office:value="0.47775902852124" calcext:value-type="float">
            <text:p>0.48</text:p>
          </table:table-cell>
          <table:table-cell table:formula="of:=[.M15]*[.I15]" office:value-type="float" office:value="251110.145390764" calcext:value-type="float">
            <text:p>251110</text:p>
          </table:table-cell>
          <table:table-cell table:formula="of:=[.K15]/[.M15]" office:value-type="float" office:value="0.110830949197615" calcext:value-type="float">
            <text:p>0.11</text:p>
          </table:table-cell>
          <table:table-cell office:value-type="float" office:value="2000" calcext:value-type="float">
            <text:p>2000</text:p>
          </table:table-cell>
          <table:table-cell table:formula="of:=[.P15]*[.R15]/(60*1000)" office:value-type="float" office:value="0.666666666666667" calcext:value-type="float">
            <text:p>0.66666666666666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3" table:formula="of:=[.T15]*[.I15]/(60*1000)" office:value-type="float" office:value="0" calcext:value-type="float">
            <text:p>0.000</text:p>
          </table:table-cell>
          <table:table-cell table:style-name="ce418" office:value-type="float" office:value="73.5783986123575" calcext:value-type="float">
            <text:p>73.578</text:p>
          </table:table-cell>
          <table:table-cell table:style-name="ce413" table:formula="of:=[.V15]-[.U15]" office:value-type="float" office:value="73.5783986123575" calcext:value-type="float">
            <text:p>73.578</text:p>
          </table:table-cell>
          <table:table-cell table:formula="of:=[.W15]/(([.P15]-[.T15])*[.R15])*60*1000" office:value-type="float" office:value="110.367597918536" calcext:value-type="float">
            <text:p>110.4</text:p>
          </table:table-cell>
          <table:table-cell table:formula="of:=[.X15]*[.R15]" office:value-type="float" office:value="2207.35195837072" calcext:value-type="float">
            <text:p>2207.4</text:p>
          </table:table-cell>
          <table:table-cell table:formula="of:=[.X15]*[.S15]" office:value-type="float" office:value="0" calcext:value-type="float">
            <text:p>0.0</text:p>
          </table:table-cell>
          <table:table-cell table:formula="of:=[.N15]-[.Y15]-[.Z15]" office:value-type="float" office:value="248902.793432393" calcext:value-type="float">
            <text:p>248903</text:p>
          </table:table-cell>
          <table:table-cell table:formula="of:=[.AA15]*[.O15]" office:value-type="float" office:value="27586.1328540501" calcext:value-type="float">
            <text:p>27586</text:p>
          </table:table-cell>
          <table:table-cell table:formula="of:=[.AB15]/[.X15]" office:value-type="float" office:value="249.947750737601" calcext:value-type="float">
            <text:p>250</text:p>
          </table:table-cell>
          <table:table-cell table:formula="of:=1/[.AC15]" office:value-type="float" office:value="0.00400083616295397" calcext:value-type="float">
            <text:p>0.004</text:p>
          </table:table-cell>
          <table:table-cell table:formula="of:=[.V15]*[.E15]" office:value-type="float" office:value="68.94295949977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8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mputer fixed</text:p>
          </table:table-cell>
          <table:table-cell office:value-type="string" calcext:value-type="string">
            <text:p>PC1</text:p>
          </table:table-cell>
          <table:table-cell office:value-type="float" office:value="0.442" calcext:value-type="float">
            <text:p>0.442</text:p>
          </table:table-cell>
          <table:table-cell office:value-type="string" calcext:value-type="string">
            <text:p>ACT_ELEC</text:p>
          </table:table-cell>
          <table:table-cell office:value-type="float" office:value="84" calcext:value-type="float">
            <text:p>84</text:p>
          </table:table-cell>
          <table:table-cell table:formula="of:=IF([.F16]=&quot;LEVEL&quot;; 1; VLOOKUP([.F16];[$ActivityStats.$C$4:$ActivityStats.$D$12];2;FALSE()))" office:value-type="float" office:value="0.0456507194552938" calcext:value-type="float">
            <text:p>0.046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16]*[.I16]" office:value-type="float" office:value="23994.0181457024" calcext:value-type="float">
            <text:p>23994</text:p>
          </table:table-cell>
          <table:table-cell table:formula="of:=[.J16]/[.I16]" office:value-type="float" office:value="0.0456507194552938" calcext:value-type="float">
            <text:p>0.05</text:p>
          </table:table-cell>
          <table:table-cell table:formula="of:=IF([.F16]=&quot;LEVEL&quot;;&quot;NO&quot;; &quot;YES&quot;)" office:value-type="string" office:string-value="YES" calcext:value-type="string">
            <text:p>YES</text:p>
          </table:table-cell>
          <table:table-cell table:formula="of:=IF([.L16]=&quot;NO&quot;;1;[$ActivityStats.$D$12])" office:value-type="float" office:value="0.47775902852124" calcext:value-type="float">
            <text:p>0.48</text:p>
          </table:table-cell>
          <table:table-cell table:formula="of:=[.M16]*[.I16]" office:value-type="float" office:value="251110.145390764" calcext:value-type="float">
            <text:p>251110</text:p>
          </table:table-cell>
          <table:table-cell table:formula="of:=[.K16]/[.M16]" office:value-type="float" office:value="0.0955517671672097" calcext:value-type="float">
            <text:p>0.10</text:p>
          </table:table-cell>
          <table:table-cell office:value-type="float" office:value="140.7" calcext:value-type="float">
            <text:p>141</text:p>
          </table:table-cell>
          <table:table-cell table:formula="of:=[.P16]*[.R16]/(60*1000)" office:value-type="float" office:value="0.4221" calcext:value-type="float">
            <text:p>0.4221</text:p>
          </table:table-cell>
          <table:table-cell table:style-name="ce408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T16]*[.I16]/(60*1000)" office:value-type="float" office:value="43.8" calcext:value-type="float">
            <text:p>43.800</text:p>
          </table:table-cell>
          <table:table-cell table:style-name="ce418" office:value-type="float" office:value="348" calcext:value-type="float">
            <text:p>348.000</text:p>
          </table:table-cell>
          <table:table-cell table:formula="of:=[.V16]-[.U16]" office:value-type="float" office:value="304.2" calcext:value-type="float">
            <text:p>304.200</text:p>
          </table:table-cell>
          <table:table-cell table:formula="of:=[.W16]/(([.P16]-[.T16])*[.R16])*60*1000" office:value-type="float" office:value="747.236551215918" calcext:value-type="float">
            <text:p>747.2</text:p>
          </table:table-cell>
          <table:table-cell table:formula="of:=[.X16]*[.R16]" office:value-type="float" office:value="134502.579218865" calcext:value-type="float">
            <text:p>134502.6</text:p>
          </table:table-cell>
          <table:table-cell table:formula="of:=[.X16]*[.S16]" office:value-type="float" office:value="0" calcext:value-type="float">
            <text:p>0.0</text:p>
          </table:table-cell>
          <table:table-cell table:formula="of:=[.N16]-[.Y16]-[.Z16]" office:value-type="float" office:value="116607.566171899" calcext:value-type="float">
            <text:p>116608</text:p>
          </table:table-cell>
          <table:table-cell table:formula="of:=[.AA16]*[.O16]" office:value-type="float" office:value="11142.0590127922" calcext:value-type="float">
            <text:p>11142</text:p>
          </table:table-cell>
          <table:table-cell table:formula="of:=[.AB16]/[.X16]" office:value-type="float" office:value="14.9110198031155" calcext:value-type="float">
            <text:p>15</text:p>
          </table:table-cell>
          <table:table-cell table:formula="of:=1/[.AC16]" office:value-type="float" office:value="0.0670644941260868" calcext:value-type="float">
            <text:p>0.067</text:p>
          </table:table-cell>
          <table:table-cell table:formula="of:=[.V16]*[.E16]" office:value-type="float" office:value="153.816" calcext:value-type="float">
            <text:p>15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2" table:number-columns-repeated="12"/>
          <table:table-cell table:number-columns-repeated="2"/>
          <table:table-cell table:style-name="ce412" table:number-columns-repeated="6"/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mputer fixed</text:p>
          </table:table-cell>
          <table:table-cell office:value-type="string" calcext:value-type="string">
            <text:p>PC2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ACT_ELEC</text:p>
          </table:table-cell>
          <table:table-cell office:value-type="float" office:value="84" calcext:value-type="float">
            <text:p>84</text:p>
          </table:table-cell>
          <table:table-cell table:formula="of:=IF([.F17]=&quot;LEVEL&quot;; 1; VLOOKUP([.F17];[$ActivityStats.$C$4:$ActivityStats.$D$12];2;FALSE()))" office:value-type="float" office:value="0.0456507194552938" calcext:value-type="float">
            <text:p>0.046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17]*[.I17]" office:value-type="float" office:value="23994.0181457024" calcext:value-type="float">
            <text:p>23994</text:p>
          </table:table-cell>
          <table:table-cell table:formula="of:=[.J17]/[.I17]" office:value-type="float" office:value="0.0456507194552938" calcext:value-type="float">
            <text:p>0.05</text:p>
          </table:table-cell>
          <table:table-cell table:formula="of:=IF([.F17]=&quot;LEVEL&quot;;&quot;NO&quot;; &quot;YES&quot;)" office:value-type="string" office:string-value="YES" calcext:value-type="string">
            <text:p>YES</text:p>
          </table:table-cell>
          <table:table-cell table:formula="of:=IF([.L17]=&quot;NO&quot;;1;[$ActivityStats.$D$12])" office:value-type="float" office:value="0.47775902852124" calcext:value-type="float">
            <text:p>0.48</text:p>
          </table:table-cell>
          <table:table-cell table:formula="of:=[.M17]*[.I17]" office:value-type="float" office:value="251110.145390764" calcext:value-type="float">
            <text:p>251110</text:p>
          </table:table-cell>
          <table:table-cell table:formula="of:=[.K17]/[.M17]" office:value-type="float" office:value="0.0955517671672097" calcext:value-type="float">
            <text:p>0.10</text:p>
          </table:table-cell>
          <table:table-cell office:value-type="float" office:value="140.7" calcext:value-type="float">
            <text:p>141</text:p>
          </table:table-cell>
          <table:table-cell table:formula="of:=[.P17]*[.R17]/(60*1000)" office:value-type="float" office:value="0.4221" calcext:value-type="float">
            <text:p>0.4221</text:p>
          </table:table-cell>
          <table:table-cell table:style-name="ce408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T17]*[.I17]/(60*1000)" office:value-type="float" office:value="43.8" calcext:value-type="float">
            <text:p>43.800</text:p>
          </table:table-cell>
          <table:table-cell table:style-name="ce418" office:value-type="float" office:value="348" calcext:value-type="float">
            <text:p>348.000</text:p>
          </table:table-cell>
          <table:table-cell table:formula="of:=[.V17]-[.U17]" office:value-type="float" office:value="304.2" calcext:value-type="float">
            <text:p>304.200</text:p>
          </table:table-cell>
          <table:table-cell table:formula="of:=[.W17]/(([.P17]-[.T17])*[.R17])*60*1000" office:value-type="float" office:value="747.236551215918" calcext:value-type="float">
            <text:p>747.2</text:p>
          </table:table-cell>
          <table:table-cell table:formula="of:=[.X17]*[.R17]" office:value-type="float" office:value="134502.579218865" calcext:value-type="float">
            <text:p>134502.6</text:p>
          </table:table-cell>
          <table:table-cell table:formula="of:=[.X17]*[.S17]" office:value-type="float" office:value="0" calcext:value-type="float">
            <text:p>0.0</text:p>
          </table:table-cell>
          <table:table-cell table:formula="of:=[.N17]-[.Y17]-[.Z17]" office:value-type="float" office:value="116607.566171899" calcext:value-type="float">
            <text:p>116608</text:p>
          </table:table-cell>
          <table:table-cell table:formula="of:=[.AA17]*[.O17]" office:value-type="float" office:value="11142.0590127922" calcext:value-type="float">
            <text:p>11142</text:p>
          </table:table-cell>
          <table:table-cell table:formula="of:=[.AB17]/[.X17]" office:value-type="float" office:value="14.9110198031155" calcext:value-type="float">
            <text:p>15</text:p>
          </table:table-cell>
          <table:table-cell table:formula="of:=1/[.AC17]" office:value-type="float" office:value="0.0670644941260868" calcext:value-type="float">
            <text:p>0.067</text:p>
          </table:table-cell>
          <table:table-cell table:formula="of:=[.V17]*[.E17]" office:value-type="float" office:value="35.496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2" table:number-columns-repeated="12"/>
          <table:table-cell table:number-columns-repeated="2"/>
          <table:table-cell table:style-name="ce412" table:number-columns-repeated="6"/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aptop/Notebook</text:p>
          </table:table-cell>
          <table:table-cell office:value-type="string" calcext:value-type="string">
            <text:p>LAPTOP1</text:p>
          </table:table-cell>
          <table:table-cell office:value-type="float" office:value="0.739" calcext:value-type="float">
            <text:p>0.739</text:p>
          </table:table-cell>
          <table:table-cell office:value-type="string" calcext:value-type="string">
            <text:p>ACT_ELEC</text:p>
          </table:table-cell>
          <table:table-cell office:value-type="float" office:value="84" calcext:value-type="float">
            <text:p>84</text:p>
          </table:table-cell>
          <table:table-cell table:formula="of:=IF([.F18]=&quot;LEVEL&quot;; 1; VLOOKUP([.F18];[$ActivityStats.$C$4:$ActivityStats.$D$12];2;FALSE()))" office:value-type="float" office:value="0.0456507194552938" calcext:value-type="float">
            <text:p>0.046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18]*[.I18]" office:value-type="float" office:value="23994.0181457024" calcext:value-type="float">
            <text:p>23994</text:p>
          </table:table-cell>
          <table:table-cell table:formula="of:=[.J18]/[.I18]" office:value-type="float" office:value="0.0456507194552938" calcext:value-type="float">
            <text:p>0.05</text:p>
          </table:table-cell>
          <table:table-cell table:formula="of:=IF([.F18]=&quot;LEVEL&quot;;&quot;NO&quot;; &quot;YES&quot;)" office:value-type="string" office:string-value="YES" calcext:value-type="string">
            <text:p>YES</text:p>
          </table:table-cell>
          <table:table-cell table:formula="of:=IF([.L18]=&quot;NO&quot;;1;[$ActivityStats.$D$12])" office:value-type="float" office:value="0.47775902852124" calcext:value-type="float">
            <text:p>0.48</text:p>
          </table:table-cell>
          <table:table-cell table:formula="of:=[.M18]*[.I18]" office:value-type="float" office:value="251110.145390764" calcext:value-type="float">
            <text:p>251110</text:p>
          </table:table-cell>
          <table:table-cell table:formula="of:=[.K18]/[.M18]" office:value-type="float" office:value="0.0955517671672097" calcext:value-type="float">
            <text:p>0.10</text:p>
          </table:table-cell>
          <table:table-cell table:style-name="ce393" office:value-type="float" office:value="60" calcext:value-type="float">
            <text:p>60</text:p>
          </table:table-cell>
          <table:table-cell table:formula="of:=[.P18]*[.R18]/(60*1000)" office:value-type="float" office:value="0.13" calcext:value-type="float">
            <text:p>0.13</text:p>
          </table:table-cell>
          <table:table-cell table:style-name="ce404" office:value-type="float" office:value="130" calcext:value-type="float">
            <text:p>130</text:p>
          </table:table-cell>
          <table:table-cell table:style-name="ce404" office:value-type="float" office:value="360" calcext:value-type="float">
            <text:p>360</text:p>
          </table:table-cell>
          <table:table-cell table:style-name="ce407" office:value-type="float" office:value="1" calcext:value-type="float">
            <text:p>1</text:p>
          </table:table-cell>
          <table:table-cell table:formula="of:=[.T18]*[.I18]/(60*1000)" office:value-type="float" office:value="8.76" calcext:value-type="float">
            <text:p>8.760</text:p>
          </table:table-cell>
          <table:table-cell table:style-name="ce416" office:value-type="float" office:value="69.2" calcext:value-type="float">
            <text:p>69.2</text:p>
          </table:table-cell>
          <table:table-cell table:formula="of:=[.V18]-[.U18]" office:value-type="float" office:value="60.44" calcext:value-type="float">
            <text:p>60.440</text:p>
          </table:table-cell>
          <table:table-cell table:formula="of:=[.W18]/(([.P18]-[.T18])*[.R18])*60*1000" office:value-type="float" office:value="472.803129074316" calcext:value-type="float">
            <text:p>472.8</text:p>
          </table:table-cell>
          <table:table-cell table:formula="of:=[.X18]*[.R18]" office:value-type="float" office:value="61464.406779661" calcext:value-type="float">
            <text:p>61464.4</text:p>
          </table:table-cell>
          <table:table-cell table:formula="of:=[.X18]*[.S18]" office:value-type="float" office:value="170209.126466754" calcext:value-type="float">
            <text:p>170209.1</text:p>
          </table:table-cell>
          <table:table-cell table:formula="of:=[.N18]-[.Y18]-[.Z18]" office:value-type="float" office:value="19436.6121443491" calcext:value-type="float">
            <text:p>19437</text:p>
          </table:table-cell>
          <table:table-cell table:formula="of:=[.AA18]*[.O18]" office:value-type="float" office:value="1857.20263813621" calcext:value-type="float">
            <text:p>1857</text:p>
          </table:table-cell>
          <table:table-cell table:formula="of:=[.AB18]/[.X18]" office:value-type="float" office:value="3.92806756962958" calcext:value-type="float">
            <text:p>4</text:p>
          </table:table-cell>
          <table:table-cell table:formula="of:=1/[.AC18]" office:value-type="float" office:value="0.254578105461231" calcext:value-type="float">
            <text:p>0.255</text:p>
          </table:table-cell>
          <table:table-cell table:formula="of:=[.V18]*[.E18]" office:value-type="float" office:value="51.1388" calcext:value-type="float">
            <text:p>5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2" table:number-columns-repeated="12"/>
          <table:table-cell table:number-columns-repeated="2"/>
          <table:table-cell table:style-name="ce412" table:number-columns-repeated="6"/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ptop/Notebook</text:p>
          </table:table-cell>
          <table:table-cell office:value-type="string" calcext:value-type="string">
            <text:p>LAPTOP2</text:p>
          </table:table-cell>
          <table:table-cell office:value-type="float" office:value="0.332" calcext:value-type="float">
            <text:p>0.332</text:p>
          </table:table-cell>
          <table:table-cell office:value-type="string" calcext:value-type="string">
            <text:p>ACT_ELEC</text:p>
          </table:table-cell>
          <table:table-cell office:value-type="float" office:value="84" calcext:value-type="float">
            <text:p>84</text:p>
          </table:table-cell>
          <table:table-cell table:formula="of:=IF([.F19]=&quot;LEVEL&quot;; 1; VLOOKUP([.F19];[$ActivityStats.$C$4:$ActivityStats.$D$12];2;FALSE()))" office:value-type="float" office:value="0.0456507194552938" calcext:value-type="float">
            <text:p>0.046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19]*[.I19]" office:value-type="float" office:value="23994.0181457024" calcext:value-type="float">
            <text:p>23994</text:p>
          </table:table-cell>
          <table:table-cell table:formula="of:=[.J19]/[.I19]" office:value-type="float" office:value="0.0456507194552938" calcext:value-type="float">
            <text:p>0.05</text:p>
          </table:table-cell>
          <table:table-cell table:formula="of:=IF([.F19]=&quot;LEVEL&quot;;&quot;NO&quot;; &quot;YES&quot;)" office:value-type="string" office:string-value="YES" calcext:value-type="string">
            <text:p>YES</text:p>
          </table:table-cell>
          <table:table-cell table:formula="of:=IF([.L19]=&quot;NO&quot;;1;[$ActivityStats.$D$12])" office:value-type="float" office:value="0.47775902852124" calcext:value-type="float">
            <text:p>0.48</text:p>
          </table:table-cell>
          <table:table-cell table:formula="of:=[.M19]*[.I19]" office:value-type="float" office:value="251110.145390764" calcext:value-type="float">
            <text:p>251110</text:p>
          </table:table-cell>
          <table:table-cell table:formula="of:=[.K19]/[.M19]" office:value-type="float" office:value="0.0955517671672097" calcext:value-type="float">
            <text:p>0.10</text:p>
          </table:table-cell>
          <table:table-cell table:style-name="ce393" office:value-type="float" office:value="60" calcext:value-type="float">
            <text:p>60</text:p>
          </table:table-cell>
          <table:table-cell table:formula="of:=[.P19]*[.R19]/(60*1000)" office:value-type="float" office:value="0.13" calcext:value-type="float">
            <text:p>0.13</text:p>
          </table:table-cell>
          <table:table-cell table:style-name="ce404" office:value-type="float" office:value="130" calcext:value-type="float">
            <text:p>130</text:p>
          </table:table-cell>
          <table:table-cell table:style-name="ce404" office:value-type="float" office:value="360" calcext:value-type="float">
            <text:p>360</text:p>
          </table:table-cell>
          <table:table-cell table:style-name="ce407" office:value-type="float" office:value="1" calcext:value-type="float">
            <text:p>1</text:p>
          </table:table-cell>
          <table:table-cell table:formula="of:=[.T19]*[.I19]/(60*1000)" office:value-type="float" office:value="8.76" calcext:value-type="float">
            <text:p>8.760</text:p>
          </table:table-cell>
          <table:table-cell table:style-name="ce416" office:value-type="float" office:value="69.2" calcext:value-type="float">
            <text:p>69.2</text:p>
          </table:table-cell>
          <table:table-cell table:formula="of:=[.V19]-[.U19]" office:value-type="float" office:value="60.44" calcext:value-type="float">
            <text:p>60.440</text:p>
          </table:table-cell>
          <table:table-cell table:formula="of:=[.W19]/(([.P19]-[.T19])*[.R19])*60*1000" office:value-type="float" office:value="472.803129074316" calcext:value-type="float">
            <text:p>472.8</text:p>
          </table:table-cell>
          <table:table-cell table:formula="of:=[.X19]*[.R19]" office:value-type="float" office:value="61464.406779661" calcext:value-type="float">
            <text:p>61464.4</text:p>
          </table:table-cell>
          <table:table-cell table:formula="of:=[.X19]*[.S19]" office:value-type="float" office:value="170209.126466754" calcext:value-type="float">
            <text:p>170209.1</text:p>
          </table:table-cell>
          <table:table-cell table:formula="of:=[.N19]-[.Y19]-[.Z19]" office:value-type="float" office:value="19436.6121443491" calcext:value-type="float">
            <text:p>19437</text:p>
          </table:table-cell>
          <table:table-cell table:formula="of:=[.AA19]*[.O19]" office:value-type="float" office:value="1857.20263813621" calcext:value-type="float">
            <text:p>1857</text:p>
          </table:table-cell>
          <table:table-cell table:formula="of:=[.AB19]/[.X19]" office:value-type="float" office:value="3.92806756962958" calcext:value-type="float">
            <text:p>4</text:p>
          </table:table-cell>
          <table:table-cell table:formula="of:=1/[.AC19]" office:value-type="float" office:value="0.254578105461231" calcext:value-type="float">
            <text:p>0.255</text:p>
          </table:table-cell>
          <table:table-cell table:formula="of:=[.V19]*[.E19]" office:value-type="float" office:value="22.9744" calcext:value-type="float">
            <text:p>2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2" table:number-columns-repeated="12"/>
          <table:table-cell table:number-columns-repeated="2"/>
          <table:table-cell table:style-name="ce412" table:number-columns-repeated="6"/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ablet</text:p>
          </table:table-cell>
          <table:table-cell office:value-type="string" calcext:value-type="string">
            <text:p>TABLET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ACT_ELEC</text:p>
          </table:table-cell>
          <table:table-cell office:value-type="float" office:value="84" calcext:value-type="float">
            <text:p>84</text:p>
          </table:table-cell>
          <table:table-cell table:formula="of:=IF([.F20]=&quot;LEVEL&quot;; 1; VLOOKUP([.F20];[$ActivityStats.$C$4:$ActivityStats.$D$12];2;FALSE()))" office:value-type="float" office:value="0.0456507194552938" calcext:value-type="float">
            <text:p>0.046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20]*[.I20]" office:value-type="float" office:value="23994.0181457024" calcext:value-type="float">
            <text:p>23994</text:p>
          </table:table-cell>
          <table:table-cell table:formula="of:=[.J20]/[.I20]" office:value-type="float" office:value="0.0456507194552938" calcext:value-type="float">
            <text:p>0.05</text:p>
          </table:table-cell>
          <table:table-cell table:formula="of:=IF([.F20]=&quot;LEVEL&quot;;&quot;NO&quot;; &quot;YES&quot;)" office:value-type="string" office:string-value="YES" calcext:value-type="string">
            <text:p>YES</text:p>
          </table:table-cell>
          <table:table-cell table:formula="of:=IF([.L20]=&quot;NO&quot;;1;[$ActivityStats.$D$12])" office:value-type="float" office:value="0.47775902852124" calcext:value-type="float">
            <text:p>0.48</text:p>
          </table:table-cell>
          <table:table-cell table:formula="of:=[.M20]*[.I20]" office:value-type="float" office:value="251110.145390764" calcext:value-type="float">
            <text:p>251110</text:p>
          </table:table-cell>
          <table:table-cell table:formula="of:=[.K20]/[.M20]" office:value-type="float" office:value="0.0955517671672097" calcext:value-type="float">
            <text:p>0.10</text:p>
          </table:table-cell>
          <table:table-cell table:style-name="ce393" office:value-type="float" office:value="12" calcext:value-type="float">
            <text:p>12</text:p>
          </table:table-cell>
          <table:table-cell table:formula="of:=[.P20]*[.R20]/(60*1000)" office:value-type="float" office:value="0.024" calcext:value-type="float">
            <text:p>0.024</text:p>
          </table:table-cell>
          <table:table-cell table:style-name="ce404" office:value-type="float" office:value="120" calcext:value-type="float">
            <text:p>120</text:p>
          </table:table-cell>
          <table:table-cell table:style-name="ce404" office:value-type="float" office:value="360" calcext:value-type="float">
            <text:p>360</text:p>
          </table:table-cell>
          <table:table-cell table:style-name="ce407" office:value-type="float" office:value="1" calcext:value-type="float">
            <text:p>1</text:p>
          </table:table-cell>
          <table:table-cell table:formula="of:=[.T20]*[.I20]/(60*1000)" office:value-type="float" office:value="8.76" calcext:value-type="float">
            <text:p>8.760</text:p>
          </table:table-cell>
          <table:table-cell table:style-name="ce419" office:value-type="float" office:value="12" calcext:value-type="float">
            <text:p>12.000</text:p>
          </table:table-cell>
          <table:table-cell table:formula="of:=[.V20]-[.U20]" office:value-type="float" office:value="3.24" calcext:value-type="float">
            <text:p>3.240</text:p>
          </table:table-cell>
          <table:table-cell table:formula="of:=[.W20]/(([.P20]-[.T20])*[.R20])*60*1000" office:value-type="float" office:value="147.272727272727" calcext:value-type="float">
            <text:p>147.3</text:p>
          </table:table-cell>
          <table:table-cell table:formula="of:=[.X20]*[.R20]" office:value-type="float" office:value="17672.7272727273" calcext:value-type="float">
            <text:p>17672.7</text:p>
          </table:table-cell>
          <table:table-cell table:formula="of:=[.X20]*[.S20]" office:value-type="float" office:value="53018.1818181818" calcext:value-type="float">
            <text:p>53018.2</text:p>
          </table:table-cell>
          <table:table-cell table:formula="of:=[.N20]-[.Y20]-[.Z20]" office:value-type="float" office:value="180419.236299855" calcext:value-type="float">
            <text:p>180419</text:p>
          </table:table-cell>
          <table:table-cell table:formula="of:=[.AA20]*[.O20]" office:value-type="float" office:value="17239.3768594095" calcext:value-type="float">
            <text:p>17239</text:p>
          </table:table-cell>
          <table:table-cell table:formula="of:=[.AB20]/[.X20]" office:value-type="float" office:value="117.057497193521" calcext:value-type="float">
            <text:p>117</text:p>
          </table:table-cell>
          <table:table-cell table:formula="of:=1/[.AC20]" office:value-type="float" office:value="0.008542810362217" calcext:value-type="float">
            <text:p>0.009</text:p>
          </table:table-cell>
          <table:table-cell table:formula="of:=[.V20]*[.E20]" office:value-type="float" office:value="5.7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2" table:number-columns-repeated="12"/>
          <table:table-cell table:number-columns-repeated="2"/>
          <table:table-cell table:style-name="ce412" table:number-columns-repeated="6"/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rinter</text:p>
          </table:table-cell>
          <table:table-cell office:value-type="string" calcext:value-type="string">
            <text:p>PRINTER</text:p>
          </table:table-cell>
          <table:table-cell office:value-type="float" office:value="0.752" calcext:value-type="float">
            <text:p>0.752</text:p>
          </table:table-cell>
          <table:table-cell office:value-type="string" calcext:value-type="string">
            <text:p>ACT_ELEC</text:p>
          </table:table-cell>
          <table:table-cell office:value-type="float" office:value="849" calcext:value-type="float">
            <text:p>849</text:p>
          </table:table-cell>
          <table:table-cell table:formula="of:=IF([.F21]=&quot;LEVEL&quot;; 1; VLOOKUP([.F21];[$ActivityStats.$C$4:$ActivityStats.$D$12];2;FALSE()))" office:value-type="float" office:value="0.0456507194552938" calcext:value-type="float">
            <text:p>0.046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21]*[.I21]" office:value-type="float" office:value="23994.0181457024" calcext:value-type="float">
            <text:p>23994</text:p>
          </table:table-cell>
          <table:table-cell table:formula="of:=[.J21]/[.I21]" office:value-type="float" office:value="0.0456507194552938" calcext:value-type="float">
            <text:p>0.05</text:p>
          </table:table-cell>
          <table:table-cell table:formula="of:=IF([.F21]=&quot;LEVEL&quot;;&quot;NO&quot;; &quot;YES&quot;)" office:value-type="string" office:string-value="YES" calcext:value-type="string">
            <text:p>YES</text:p>
          </table:table-cell>
          <table:table-cell table:formula="of:=IF([.L21]=&quot;NO&quot;;1;[$ActivityStats.$D$12])" office:value-type="float" office:value="0.47775902852124" calcext:value-type="float">
            <text:p>0.48</text:p>
          </table:table-cell>
          <table:table-cell table:formula="of:=[.M21]*[.I21]" office:value-type="float" office:value="251110.145390764" calcext:value-type="float">
            <text:p>251110</text:p>
          </table:table-cell>
          <table:table-cell table:formula="of:=[.K21]/[.M21]" office:value-type="float" office:value="0.0955517671672097" calcext:value-type="float">
            <text:p>0.10</text:p>
          </table:table-cell>
          <table:table-cell office:value-type="float" office:value="335.2" calcext:value-type="float">
            <text:p>335</text:p>
          </table:table-cell>
          <table:table-cell table:formula="of:=[.P21]*[.R21]/(60*1000)" office:value-type="float" office:value="0.0223466666666667" calcext:value-type="float">
            <text:p>0.0223466666666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T21]*[.I21]/(60*1000)" office:value-type="float" office:value="35.04" calcext:value-type="float">
            <text:p>35.040</text:p>
          </table:table-cell>
          <table:table-cell office:value-type="float" office:value="49.499661152891" calcext:value-type="float">
            <text:p>49.500</text:p>
          </table:table-cell>
          <table:table-cell table:formula="of:=[.V21]-[.U21]" office:value-type="float" office:value="14.459661152891" calcext:value-type="float">
            <text:p>14.460</text:p>
          </table:table-cell>
          <table:table-cell table:formula="of:=[.W21]/(([.P21]-[.T21])*[.R21])*60*1000" office:value-type="float" office:value="654.875958011368" calcext:value-type="float">
            <text:p>654.9</text:p>
          </table:table-cell>
          <table:table-cell table:formula="of:=[.X21]*[.R21]" office:value-type="float" office:value="2619.50383204547" calcext:value-type="float">
            <text:p>2619.5</text:p>
          </table:table-cell>
          <table:table-cell table:formula="of:=[.X21]*[.S21]" office:value-type="float" office:value="0" calcext:value-type="float">
            <text:p>0.0</text:p>
          </table:table-cell>
          <table:table-cell table:formula="of:=[.N21]-[.Y21]-[.Z21]" office:value-type="float" office:value="248490.641558718" calcext:value-type="float">
            <text:p>248491</text:p>
          </table:table-cell>
          <table:table-cell table:formula="of:=[.AA21]*[.O21]" office:value-type="float" office:value="23743.7199254492" calcext:value-type="float">
            <text:p>23744</text:p>
          </table:table-cell>
          <table:table-cell table:formula="of:=[.AB21]/[.X21]" office:value-type="float" office:value="36.2568202954811" calcext:value-type="float">
            <text:p>36</text:p>
          </table:table-cell>
          <table:table-cell table:formula="of:=1/[.AC21]" office:value-type="float" office:value="0.0275810176361394" calcext:value-type="float">
            <text:p>0.028</text:p>
          </table:table-cell>
          <table:table-cell table:formula="of:=[.V21]*[.E21]" office:value-type="float" office:value="37.223745186974" calcext:value-type="float">
            <text:p>3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V</text:p>
          </table:table-cell>
          <table:table-cell office:value-type="string" calcext:value-type="string">
            <text:p>TV1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ACT_TV</text:p>
          </table:table-cell>
          <table:table-cell office:value-type="float" office:value="820" calcext:value-type="float">
            <text:p>820</text:p>
          </table:table-cell>
          <table:table-cell table:formula="of:=IF([.F22]=&quot;LEVEL&quot;; 1; VLOOKUP([.F22];[$ActivityStats.$C$4:$ActivityStats.$D$12];2;FALSE()))" office:value-type="float" office:value="0.228549421174936" calcext:value-type="float">
            <text:p>0.229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22]*[.I22]" office:value-type="float" office:value="120125.575769546" calcext:value-type="float">
            <text:p>120126</text:p>
          </table:table-cell>
          <table:table-cell table:formula="of:=[.J22]/[.I22]" office:value-type="float" office:value="0.228549421174936" calcext:value-type="float">
            <text:p>0.23</text:p>
          </table:table-cell>
          <table:table-cell table:formula="of:=IF([.F22]=&quot;LEVEL&quot;;&quot;NO&quot;; &quot;YES&quot;)" office:value-type="string" office:string-value="YES" calcext:value-type="string">
            <text:p>YES</text:p>
          </table:table-cell>
          <table:table-cell table:formula="of:=IF([.L22]=&quot;NO&quot;;1;[$ActivityStats.$D$12])" office:value-type="float" office:value="0.47775902852124" calcext:value-type="float">
            <text:p>0.48</text:p>
          </table:table-cell>
          <table:table-cell table:formula="of:=[.M22]*[.I22]" office:value-type="float" office:value="251110.145390764" calcext:value-type="float">
            <text:p>251110</text:p>
          </table:table-cell>
          <table:table-cell table:formula="of:=[.K22]/[.M22]" office:value-type="float" office:value="0.478378026433833" calcext:value-type="float">
            <text:p>0.48</text:p>
          </table:table-cell>
          <table:table-cell office:value-type="float" office:value="124" calcext:value-type="float">
            <text:p>124</text:p>
          </table:table-cell>
          <table:table-cell table:formula="of:=[.P22]*[.R22]/(60*1000)" office:value-type="float" office:value="0.150866666666667" calcext:value-type="float">
            <text:p>0.15086666666666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T22]*[.I22]/(60*1000)" office:value-type="float" office:value="26.28" calcext:value-type="float">
            <text:p>26.280</text:p>
          </table:table-cell>
          <table:table-cell table:style-name="ce416" office:value-type="float" office:value="129.61" calcext:value-type="float">
            <text:p>129.61</text:p>
          </table:table-cell>
          <table:table-cell table:formula="of:=[.V22]-[.U22]" office:value-type="float" office:value="103.33" calcext:value-type="float">
            <text:p>103.330</text:p>
          </table:table-cell>
          <table:table-cell table:formula="of:=[.W22]/(([.P22]-[.T22])*[.R22])*60*1000" office:value-type="float" office:value="701.890637382543" calcext:value-type="float">
            <text:p>701.9</text:p>
          </table:table-cell>
          <table:table-cell table:formula="of:=[.X22]*[.R22]" office:value-type="float" office:value="51238.0165289256" calcext:value-type="float">
            <text:p>51238.0</text:p>
          </table:table-cell>
          <table:table-cell table:formula="of:=[.X22]*[.S22]" office:value-type="float" office:value="0" calcext:value-type="float">
            <text:p>0.0</text:p>
          </table:table-cell>
          <table:table-cell table:formula="of:=[.N22]-[.Y22]-[.Z22]" office:value-type="float" office:value="199872.128861838" calcext:value-type="float">
            <text:p>199872</text:p>
          </table:table-cell>
          <table:table-cell table:formula="of:=[.AA22]*[.O22]" office:value-type="float" office:value="95614.4345440548" calcext:value-type="float">
            <text:p>95614</text:p>
          </table:table-cell>
          <table:table-cell table:formula="of:=[.AB22]/[.X22]" office:value-type="float" office:value="136.224120185754" calcext:value-type="float">
            <text:p>136</text:p>
          </table:table-cell>
          <table:table-cell table:formula="of:=1/[.AC22]" office:value-type="float" office:value="0.00734084388753189" calcext:value-type="float">
            <text:p>0.007</text:p>
          </table:table-cell>
          <table:table-cell table:formula="of:=[.V22]*[.E22]" office:value-type="float" office:value="122.22223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412" table:number-columns-repeated="12"/>
          <table:table-cell table:number-columns-repeated="2"/>
          <table:table-cell table:style-name="ce412" table:number-columns-repeated="6"/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V</text:p>
          </table:table-cell>
          <table:table-cell office:value-type="string" calcext:value-type="string">
            <text:p>TV2</text:p>
          </table:table-cell>
          <table:table-cell office:value-type="float" office:value="0.618" calcext:value-type="float">
            <text:p>0.618</text:p>
          </table:table-cell>
          <table:table-cell office:value-type="string" calcext:value-type="string">
            <text:p>ACT_TV</text:p>
          </table:table-cell>
          <table:table-cell office:value-type="float" office:value="820" calcext:value-type="float">
            <text:p>820</text:p>
          </table:table-cell>
          <table:table-cell table:formula="of:=IF([.F23]=&quot;LEVEL&quot;; 1; VLOOKUP([.F23];[$ActivityStats.$C$4:$ActivityStats.$D$12];2;FALSE()))" office:value-type="float" office:value="0.228549421174936" calcext:value-type="float">
            <text:p>0.229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23]*[.I23]" office:value-type="float" office:value="120125.575769546" calcext:value-type="float">
            <text:p>120126</text:p>
          </table:table-cell>
          <table:table-cell table:formula="of:=[.J23]/[.I23]" office:value-type="float" office:value="0.228549421174936" calcext:value-type="float">
            <text:p>0.23</text:p>
          </table:table-cell>
          <table:table-cell table:formula="of:=IF([.F23]=&quot;LEVEL&quot;;&quot;NO&quot;; &quot;YES&quot;)" office:value-type="string" office:string-value="YES" calcext:value-type="string">
            <text:p>YES</text:p>
          </table:table-cell>
          <table:table-cell table:formula="of:=IF([.L23]=&quot;NO&quot;;1;[$ActivityStats.$D$12])" office:value-type="float" office:value="0.47775902852124" calcext:value-type="float">
            <text:p>0.48</text:p>
          </table:table-cell>
          <table:table-cell table:formula="of:=[.M23]*[.I23]" office:value-type="float" office:value="251110.145390764" calcext:value-type="float">
            <text:p>251110</text:p>
          </table:table-cell>
          <table:table-cell table:formula="of:=[.K23]/[.M23]" office:value-type="float" office:value="0.478378026433833" calcext:value-type="float">
            <text:p>0.48</text:p>
          </table:table-cell>
          <table:table-cell office:value-type="float" office:value="124" calcext:value-type="float">
            <text:p>124</text:p>
          </table:table-cell>
          <table:table-cell table:formula="of:=[.P23]*[.R23]/(60*1000)" office:value-type="float" office:value="0.150866666666667" calcext:value-type="float">
            <text:p>0.15086666666666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T23]*[.I23]/(60*1000)" office:value-type="float" office:value="26.28" calcext:value-type="float">
            <text:p>26.280</text:p>
          </table:table-cell>
          <table:table-cell table:style-name="ce416" office:value-type="float" office:value="129.61" calcext:value-type="float">
            <text:p>129.61</text:p>
          </table:table-cell>
          <table:table-cell table:formula="of:=[.V23]-[.U23]" office:value-type="float" office:value="103.33" calcext:value-type="float">
            <text:p>103.330</text:p>
          </table:table-cell>
          <table:table-cell table:formula="of:=[.W23]/(([.P23]-[.T23])*[.R23])*60*1000" office:value-type="float" office:value="701.890637382543" calcext:value-type="float">
            <text:p>701.9</text:p>
          </table:table-cell>
          <table:table-cell table:formula="of:=[.X23]*[.R23]" office:value-type="float" office:value="51238.0165289256" calcext:value-type="float">
            <text:p>51238.0</text:p>
          </table:table-cell>
          <table:table-cell table:formula="of:=[.X23]*[.S23]" office:value-type="float" office:value="0" calcext:value-type="float">
            <text:p>0.0</text:p>
          </table:table-cell>
          <table:table-cell table:formula="of:=[.N23]-[.Y23]-[.Z23]" office:value-type="float" office:value="199872.128861838" calcext:value-type="float">
            <text:p>199872</text:p>
          </table:table-cell>
          <table:table-cell table:formula="of:=[.AA23]*[.O23]" office:value-type="float" office:value="95614.4345440548" calcext:value-type="float">
            <text:p>95614</text:p>
          </table:table-cell>
          <table:table-cell table:formula="of:=[.AB23]/[.X23]" office:value-type="float" office:value="136.224120185754" calcext:value-type="float">
            <text:p>136</text:p>
          </table:table-cell>
          <table:table-cell table:formula="of:=1/[.AC23]" office:value-type="float" office:value="0.00734084388753189" calcext:value-type="float">
            <text:p>0.007</text:p>
          </table:table-cell>
          <table:table-cell table:formula="of:=[.V23]*[.E23]" office:value-type="float" office:value="80.09898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412" table:number-columns-repeated="12"/>
          <table:table-cell table:number-columns-repeated="2"/>
          <table:table-cell table:style-name="ce412" table:number-columns-repeated="6"/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VD &amp; Blu-ray reader</text:p>
          </table:table-cell>
          <table:table-cell office:value-type="string" calcext:value-type="string">
            <text:p>VCR_DVD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ACT_TV</text:p>
          </table:table-cell>
          <table:table-cell office:value-type="float" office:value="820" calcext:value-type="float">
            <text:p>820</text:p>
          </table:table-cell>
          <table:table-cell table:formula="of:=IF([.F24]=&quot;LEVEL&quot;; 1; VLOOKUP([.F24];[$ActivityStats.$C$4:$ActivityStats.$D$12];2;FALSE()))" office:value-type="float" office:value="0.228549421174936" calcext:value-type="float">
            <text:p>0.229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24]*[.I24]" office:value-type="float" office:value="120125.575769546" calcext:value-type="float">
            <text:p>120126</text:p>
          </table:table-cell>
          <table:table-cell table:formula="of:=[.J24]/[.I24]" office:value-type="float" office:value="0.228549421174936" calcext:value-type="float">
            <text:p>0.23</text:p>
          </table:table-cell>
          <table:table-cell table:formula="of:=IF([.F24]=&quot;LEVEL&quot;;&quot;NO&quot;; &quot;YES&quot;)" office:value-type="string" office:string-value="YES" calcext:value-type="string">
            <text:p>YES</text:p>
          </table:table-cell>
          <table:table-cell table:formula="of:=IF([.L24]=&quot;NO&quot;;1;[$ActivityStats.$D$12])" office:value-type="float" office:value="0.47775902852124" calcext:value-type="float">
            <text:p>0.48</text:p>
          </table:table-cell>
          <table:table-cell table:formula="of:=[.M24]*[.I24]" office:value-type="float" office:value="251110.145390764" calcext:value-type="float">
            <text:p>251110</text:p>
          </table:table-cell>
          <table:table-cell table:formula="of:=[.K24]/[.M24]" office:value-type="float" office:value="0.478378026433833" calcext:value-type="float">
            <text:p>0.48</text:p>
          </table:table-cell>
          <table:table-cell office:value-type="float" office:value="33.5521973529143" calcext:value-type="float">
            <text:p>34</text:p>
          </table:table-cell>
          <table:table-cell table:formula="of:=[.P24]*[.R24]/(60*1000)" office:value-type="float" office:value="0.0408218401127124" calcext:value-type="float">
            <text:p>0.04082184011271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T24]*[.I24]/(60*1000)" office:value-type="float" office:value="17.52" calcext:value-type="float">
            <text:p>17.520</text:p>
          </table:table-cell>
          <table:table-cell office:value-type="float" office:value="73.7310058969084" calcext:value-type="float">
            <text:p>73.731</text:p>
          </table:table-cell>
          <table:table-cell table:formula="of:=[.V24]-[.U24]" office:value-type="float" office:value="56.2110058969084" calcext:value-type="float">
            <text:p>56.211</text:p>
          </table:table-cell>
          <table:table-cell table:formula="of:=[.W24]/(([.P24]-[.T24])*[.R24])*60*1000" office:value-type="float" office:value="1464.26653737683" calcext:value-type="float">
            <text:p>1464.3</text:p>
          </table:table-cell>
          <table:table-cell table:formula="of:=[.X24]*[.R24]" office:value-type="float" office:value="106891.457228509" calcext:value-type="float">
            <text:p>106891.5</text:p>
          </table:table-cell>
          <table:table-cell table:formula="of:=[.X24]*[.S24]" office:value-type="float" office:value="0" calcext:value-type="float">
            <text:p>0.0</text:p>
          </table:table-cell>
          <table:table-cell table:formula="of:=[.N24]-[.Y24]-[.Z24]" office:value-type="float" office:value="144218.688162255" calcext:value-type="float">
            <text:p>144219</text:p>
          </table:table-cell>
          <table:table-cell table:formula="of:=[.AA24]*[.O24]" office:value-type="float" office:value="68991.0514179359" calcext:value-type="float">
            <text:p>68991</text:p>
          </table:table-cell>
          <table:table-cell table:formula="of:=[.AB24]/[.X24]" office:value-type="float" office:value="47.11645704991" calcext:value-type="float">
            <text:p>47</text:p>
          </table:table-cell>
          <table:table-cell table:formula="of:=1/[.AC24]" office:value-type="float" office:value="0.0212240066977173" calcext:value-type="float">
            <text:p>0.021</text:p>
          </table:table-cell>
          <table:table-cell table:formula="of:=[.V24]*[.E24]" office:value-type="float" office:value="44.7547205794234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412" table:number-columns-repeated="12"/>
          <table:table-cell table:number-columns-repeated="2"/>
          <table:table-cell table:style-name="ce412" table:number-columns-repeated="6"/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style-name="ce340" office:value-type="string" calcext:value-type="string">
            <text:p>TV Receiver box</text:p>
          </table:table-cell>
          <table:table-cell office:value-type="string" calcext:value-type="string">
            <text:p>RECEIVER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ACT_TV</text:p>
          </table:table-cell>
          <table:table-cell office:value-type="float" office:value="820" calcext:value-type="float">
            <text:p>820</text:p>
          </table:table-cell>
          <table:table-cell table:formula="of:=IF([.F25]=&quot;LEVEL&quot;; 1; VLOOKUP([.F25];[$ActivityStats.$C$4:$ActivityStats.$D$12];2;FALSE()))" office:value-type="float" office:value="0.228549421174936" calcext:value-type="float">
            <text:p>0.229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25]*[.I25]" office:value-type="float" office:value="120125.575769546" calcext:value-type="float">
            <text:p>120126</text:p>
          </table:table-cell>
          <table:table-cell table:formula="of:=[.J25]/[.I25]" office:value-type="float" office:value="0.228549421174936" calcext:value-type="float">
            <text:p>0.23</text:p>
          </table:table-cell>
          <table:table-cell table:formula="of:=IF([.F25]=&quot;LEVEL&quot;;&quot;NO&quot;; &quot;YES&quot;)" office:value-type="string" office:string-value="YES" calcext:value-type="string">
            <text:p>YES</text:p>
          </table:table-cell>
          <table:table-cell table:formula="of:=IF([.L25]=&quot;NO&quot;;1;[$ActivityStats.$D$12])" office:value-type="float" office:value="0.47775902852124" calcext:value-type="float">
            <text:p>0.48</text:p>
          </table:table-cell>
          <table:table-cell table:formula="of:=[.M25]*[.I25]" office:value-type="float" office:value="251110.145390764" calcext:value-type="float">
            <text:p>251110</text:p>
          </table:table-cell>
          <table:table-cell table:formula="of:=[.K25]/[.M25]" office:value-type="float" office:value="0.478378026433833" calcext:value-type="float">
            <text:p>0.48</text:p>
          </table:table-cell>
          <table:table-cell office:value-type="float" office:value="26.8237423726735" calcext:value-type="float">
            <text:p>27</text:p>
          </table:table-cell>
          <table:table-cell table:formula="of:=[.P25]*[.R25]/(60*1000)" office:value-type="float" office:value="0.0326355532200861" calcext:value-type="float">
            <text:p>0.03263555322008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T25]*[.I25]/(60*1000)" office:value-type="float" office:value="131.4" calcext:value-type="float">
            <text:p>131.400</text:p>
          </table:table-cell>
          <table:table-cell office:value-type="float" office:value="152.464284201826" calcext:value-type="float">
            <text:p>152.464</text:p>
          </table:table-cell>
          <table:table-cell table:formula="of:=[.V25]-[.U25]" office:value-type="float" office:value="21.064284201826" calcext:value-type="float">
            <text:p>21.064</text:p>
          </table:table-cell>
          <table:table-cell table:formula="of:=[.W25]/(([.P25]-[.T25])*[.R25])*60*1000" office:value-type="float" office:value="1464.26653737686" calcext:value-type="float">
            <text:p>1464.3</text:p>
          </table:table-cell>
          <table:table-cell table:formula="of:=[.X25]*[.R25]" office:value-type="float" office:value="106891.457228511" calcext:value-type="float">
            <text:p>106891.5</text:p>
          </table:table-cell>
          <table:table-cell table:formula="of:=[.X25]*[.S25]" office:value-type="float" office:value="0" calcext:value-type="float">
            <text:p>0.0</text:p>
          </table:table-cell>
          <table:table-cell table:formula="of:=[.N25]-[.Y25]-[.Z25]" office:value-type="float" office:value="144218.688162253" calcext:value-type="float">
            <text:p>144219</text:p>
          </table:table-cell>
          <table:table-cell table:formula="of:=[.AA25]*[.O25]" office:value-type="float" office:value="68991.051417935" calcext:value-type="float">
            <text:p>68991</text:p>
          </table:table-cell>
          <table:table-cell table:formula="of:=[.AB25]/[.X25]" office:value-type="float" office:value="47.1164570499085" calcext:value-type="float">
            <text:p>47</text:p>
          </table:table-cell>
          <table:table-cell table:formula="of:=1/[.AC25]" office:value-type="float" office:value="0.021224006697718" calcext:value-type="float">
            <text:p>0.021</text:p>
          </table:table-cell>
          <table:table-cell table:formula="of:=[.V25]*[.E25]" office:value-type="float" office:value="141.334391455093" calcext:value-type="float">
            <text:p>1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ame console</text:p>
          </table:table-cell>
          <table:table-cell office:value-type="string" calcext:value-type="string">
            <text:p>CONSOLE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ACT_ELEC</text:p>
          </table:table-cell>
          <table:table-cell office:value-type="float" office:value="763" calcext:value-type="float">
            <text:p>763</text:p>
          </table:table-cell>
          <table:table-cell table:formula="of:=IF([.F26]=&quot;LEVEL&quot;; 1; VLOOKUP([.F26];[$ActivityStats.$C$4:$ActivityStats.$D$12];2;FALSE()))" office:value-type="float" office:value="0.0456507194552938" calcext:value-type="float">
            <text:p>0.046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26]*[.I26]" office:value-type="float" office:value="23994.0181457024" calcext:value-type="float">
            <text:p>23994</text:p>
          </table:table-cell>
          <table:table-cell table:formula="of:=[.J26]/[.I26]" office:value-type="float" office:value="0.0456507194552938" calcext:value-type="float">
            <text:p>0.05</text:p>
          </table:table-cell>
          <table:table-cell table:formula="of:=IF([.F26]=&quot;LEVEL&quot;;&quot;NO&quot;; &quot;YES&quot;)" office:value-type="string" office:string-value="YES" calcext:value-type="string">
            <text:p>YES</text:p>
          </table:table-cell>
          <table:table-cell table:formula="of:=IF([.L26]=&quot;NO&quot;;1;[$ActivityStats.$D$12])" office:value-type="float" office:value="0.47775902852124" calcext:value-type="float">
            <text:p>0.48</text:p>
          </table:table-cell>
          <table:table-cell table:formula="of:=[.M26]*[.I26]" office:value-type="float" office:value="251110.145390764" calcext:value-type="float">
            <text:p>251110</text:p>
          </table:table-cell>
          <table:table-cell table:formula="of:=[.K26]/[.M26]" office:value-type="float" office:value="0.0955517671672097" calcext:value-type="float">
            <text:p>0.10</text:p>
          </table:table-cell>
          <table:table-cell table:style-name="ce393" office:value-type="float" office:value="84" calcext:value-type="float">
            <text:p>84</text:p>
          </table:table-cell>
          <table:table-cell table:formula="of:=[.P26]*[.R26]/(60*1000)" office:value-type="float" office:value="0.1134" calcext:value-type="float">
            <text:p>0.1134</text:p>
          </table:table-cell>
          <table:table-cell table:style-name="ce83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407" office:value-type="float" office:value="14" calcext:value-type="float">
            <text:p>14</text:p>
          </table:table-cell>
          <table:table-cell table:formula="of:=[.T26]*[.I26]/(60*1000)" office:value-type="float" office:value="122.64" calcext:value-type="float">
            <text:p>122.640</text:p>
          </table:table-cell>
          <table:table-cell table:style-name="ce420" office:value-type="float" office:value="210" calcext:value-type="float">
            <text:p>210.000</text:p>
          </table:table-cell>
          <table:table-cell table:formula="of:=[.V26]-[.U26]" office:value-type="float" office:value="87.36" calcext:value-type="float">
            <text:p>87.360</text:p>
          </table:table-cell>
          <table:table-cell table:formula="of:=[.W26]/(([.P26]-[.T26])*[.R26])*60*1000" office:value-type="float" office:value="924.444444444445" calcext:value-type="float">
            <text:p>924.4</text:p>
          </table:table-cell>
          <table:table-cell table:formula="of:=[.X26]*[.R26]" office:value-type="float" office:value="74880" calcext:value-type="float">
            <text:p>74880.0</text:p>
          </table:table-cell>
          <table:table-cell table:formula="of:=[.X26]*[.S26]" office:value-type="float" office:value="0" calcext:value-type="float">
            <text:p>0.0</text:p>
          </table:table-cell>
          <table:table-cell table:formula="of:=[.N26]-[.Y26]-[.Z26]" office:value-type="float" office:value="176230.145390764" calcext:value-type="float">
            <text:p>176230</text:p>
          </table:table-cell>
          <table:table-cell table:formula="of:=[.AA26]*[.O26]" office:value-type="float" office:value="16839.1018202218" calcext:value-type="float">
            <text:p>16839</text:p>
          </table:table-cell>
          <table:table-cell table:formula="of:=[.AB26]/[.X26]" office:value-type="float" office:value="18.2153745651437" calcext:value-type="float">
            <text:p>18</text:p>
          </table:table-cell>
          <table:table-cell table:formula="of:=1/[.AC26]" office:value-type="float" office:value="0.0548986789387007" calcext:value-type="float">
            <text:p>0.055</text:p>
          </table:table-cell>
          <table:table-cell table:formula="of:=[.V26]*[.E26]" office:value-type="float" office:value="62.37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Cooking plates electric</text:p>
          </table:table-cell>
          <table:table-cell office:value-type="string" calcext:value-type="string">
            <text:p>HOB_ELEC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ACT_COOKING</text:p>
          </table:table-cell>
          <table:table-cell office:value-type="float" office:value="412" calcext:value-type="float">
            <text:p>412</text:p>
          </table:table-cell>
          <table:table-cell table:formula="of:=IF([.F27]=&quot;LEVEL&quot;; 1; VLOOKUP([.F27];[$ActivityStats.$C$4:$ActivityStats.$D$12];2;FALSE()))" office:value-type="float" office:value="0.0606130677183567" calcext:value-type="float">
            <text:p>0.061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27]*[.I27]" office:value-type="float" office:value="31858.2283927683" calcext:value-type="float">
            <text:p>31858</text:p>
          </table:table-cell>
          <table:table-cell table:formula="of:=[.J27]/[.I27]" office:value-type="float" office:value="0.0606130677183567" calcext:value-type="float">
            <text:p>0.06</text:p>
          </table:table-cell>
          <table:table-cell table:formula="of:=IF([.F27]=&quot;LEVEL&quot;;&quot;NO&quot;; &quot;YES&quot;)" office:value-type="string" office:string-value="YES" calcext:value-type="string">
            <text:p>YES</text:p>
          </table:table-cell>
          <table:table-cell table:formula="of:=IF([.L27]=&quot;NO&quot;;1;[$ActivityStats.$D$12])" office:value-type="float" office:value="0.47775902852124" calcext:value-type="float">
            <text:p>0.48</text:p>
          </table:table-cell>
          <table:table-cell table:formula="of:=[.M27]*[.I27]" office:value-type="float" office:value="251110.145390764" calcext:value-type="float">
            <text:p>251110</text:p>
          </table:table-cell>
          <table:table-cell table:formula="of:=[.K27]/[.M27]" office:value-type="float" office:value="0.12686953903512" calcext:value-type="float">
            <text:p>0.13</text:p>
          </table:table-cell>
          <table:table-cell office:value-type="float" office:value="2400" calcext:value-type="float">
            <text:p>2400</text:p>
          </table:table-cell>
          <table:table-cell table:formula="of:=[.P27]*[.R27]/(60*1000)" office:value-type="float" office:value="0.64" calcext:value-type="float">
            <text:p>0.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T27]*[.I27]/(60*1000)" office:value-type="float" office:value="8.76" calcext:value-type="float">
            <text:p>8.760</text:p>
          </table:table-cell>
          <table:table-cell office:value-type="float" office:value="276.105844135875" calcext:value-type="float">
            <text:p>276.106</text:p>
          </table:table-cell>
          <table:table-cell table:formula="of:=[.V27]-[.U27]" office:value-type="float" office:value="267.345844135875" calcext:value-type="float">
            <text:p>267.346</text:p>
          </table:table-cell>
          <table:table-cell table:formula="of:=[.W27]/(([.P27]-[.T27])*[.R27])*60*1000" office:value-type="float" office:value="417.902007298679" calcext:value-type="float">
            <text:p>417.9</text:p>
          </table:table-cell>
          <table:table-cell table:formula="of:=[.X27]*[.R27]" office:value-type="float" office:value="6686.43211677887" calcext:value-type="float">
            <text:p>6686.4</text:p>
          </table:table-cell>
          <table:table-cell table:formula="of:=[.X27]*[.S27]" office:value-type="float" office:value="0" calcext:value-type="float">
            <text:p>0.0</text:p>
          </table:table-cell>
          <table:table-cell table:formula="of:=[.N27]-[.Y27]-[.Z27]" office:value-type="float" office:value="244423.713273985" calcext:value-type="float">
            <text:p>244424</text:p>
          </table:table-cell>
          <table:table-cell table:formula="of:=[.AA27]*[.O27]" office:value-type="float" office:value="31009.9238323229" calcext:value-type="float">
            <text:p>31010</text:p>
          </table:table-cell>
          <table:table-cell table:formula="of:=[.AB27]/[.X27]" office:value-type="float" office:value="74.203816422829" calcext:value-type="float">
            <text:p>74</text:p>
          </table:table-cell>
          <table:table-cell table:formula="of:=1/[.AC27]" office:value-type="float" office:value="0.0134763958002078" calcext:value-type="float">
            <text:p>0.013</text:p>
          </table:table-cell>
          <table:table-cell table:formula="of:=[.V27]*[.E27]" office:value-type="float" office:value="259.539493487722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8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ooking plates gaz</text:p>
          </table:table-cell>
          <table:table-cell office:value-type="string" calcext:value-type="string">
            <text:p>HOB_GAZ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ACT_COOKING</text:p>
          </table:table-cell>
          <table:table-cell office:value-type="float" office:value="412" calcext:value-type="float">
            <text:p>412</text:p>
          </table:table-cell>
          <table:table-cell table:formula="of:=IF([.F28]=&quot;LEVEL&quot;; 1; VLOOKUP([.F28];[$ActivityStats.$C$4:$ActivityStats.$D$12];2;FALSE()))" office:value-type="float" office:value="0.0606130677183567" calcext:value-type="float">
            <text:p>0.061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28]*[.I28]" office:value-type="float" office:value="31858.2283927683" calcext:value-type="float">
            <text:p>31858</text:p>
          </table:table-cell>
          <table:table-cell table:formula="of:=[.J28]/[.I28]" office:value-type="float" office:value="0.0606130677183567" calcext:value-type="float">
            <text:p>0.06</text:p>
          </table:table-cell>
          <table:table-cell table:formula="of:=IF([.F28]=&quot;LEVEL&quot;;&quot;NO&quot;; &quot;YES&quot;)" office:value-type="string" office:string-value="YES" calcext:value-type="string">
            <text:p>YES</text:p>
          </table:table-cell>
          <table:table-cell table:formula="of:=IF([.L28]=&quot;NO&quot;;1;[$ActivityStats.$D$12])" office:value-type="float" office:value="0.47775902852124" calcext:value-type="float">
            <text:p>0.48</text:p>
          </table:table-cell>
          <table:table-cell table:formula="of:=[.M28]*[.I28]" office:value-type="float" office:value="251110.145390764" calcext:value-type="float">
            <text:p>251110</text:p>
          </table:table-cell>
          <table:table-cell table:formula="of:=[.K28]/[.M28]" office:value-type="float" office:value="0.12686953903512" calcext:value-type="float">
            <text:p>0.13</text:p>
          </table:table-cell>
          <table:table-cell table:style-name="ce394" office:value-type="float" office:value="0" calcext:value-type="float">
            <text:p>0</text:p>
          </table:table-cell>
          <table:table-cell table:formula="of:=[.P28]*[.R28]/(60*100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table:formula="of:=[.T28]*[.I28]/(60*1000)" office:value-type="float" office:value="0" calcext:value-type="float">
            <text:p>0.000</text:p>
          </table:table-cell>
          <table:table-cell table:style-name="ce419" office:value-type="float" office:value="0" calcext:value-type="float">
            <text:p>0.000</text:p>
          </table:table-cell>
          <table:table-cell table:formula="of:=[.V28]-[.U28]" office:value-type="float" office:value="0" calcext:value-type="float">
            <text:p>0.000</text:p>
          </table:table-cell>
          <table:table-cell office:value-type="float" office:value="0" calcext:value-type="float">
            <text:p>0.0</text:p>
          </table:table-cell>
          <table:table-cell table:formula="of:=[.X28]*[.R28]" office:value-type="float" office:value="0" calcext:value-type="float">
            <text:p>0.0</text:p>
          </table:table-cell>
          <table:table-cell table:formula="of:=[.X28]*[.S28]" office:value-type="float" office:value="0" calcext:value-type="float">
            <text:p>0.0</text:p>
          </table:table-cell>
          <table:table-cell table:formula="of:=[.N28]-[.Y28]-[.Z28]" office:value-type="float" office:value="251110.145390764" calcext:value-type="float">
            <text:p>251110</text:p>
          </table:table-cell>
          <table:table-cell table:formula="of:=[.AA28]*[.O28]" office:value-type="float" office:value="31858.2283927683" calcext:value-type="float">
            <text:p>3185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table:formula="of:=[.V28]*[.E2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8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style-name="ce340" office:value-type="string" calcext:value-type="string">
            <text:p>Oven</text:p>
          </table:table-cell>
          <table:table-cell office:value-type="string" calcext:value-type="string">
            <text:p>OVEN</text:p>
          </table:table-cell>
          <table:table-cell table:style-name="ce353" office:value-type="float" office:value="0.616" calcext:value-type="float">
            <text:p>0.616</text:p>
          </table:table-cell>
          <table:table-cell office:value-type="string" calcext:value-type="string">
            <text:p>ACT_COOKING</text:p>
          </table:table-cell>
          <table:table-cell office:value-type="float" office:value="412" calcext:value-type="float">
            <text:p>412</text:p>
          </table:table-cell>
          <table:table-cell table:formula="of:=IF([.F29]=&quot;LEVEL&quot;; 1; VLOOKUP([.F29];[$ActivityStats.$C$4:$ActivityStats.$D$12];2;FALSE()))" office:value-type="float" office:value="0.0606130677183567" calcext:value-type="float">
            <text:p>0.061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29]*[.I29]" office:value-type="float" office:value="31858.2283927683" calcext:value-type="float">
            <text:p>31858</text:p>
          </table:table-cell>
          <table:table-cell table:formula="of:=[.J29]/[.I29]" office:value-type="float" office:value="0.0606130677183567" calcext:value-type="float">
            <text:p>0.06</text:p>
          </table:table-cell>
          <table:table-cell table:formula="of:=IF([.F29]=&quot;LEVEL&quot;;&quot;NO&quot;; &quot;YES&quot;)" office:value-type="string" office:string-value="YES" calcext:value-type="string">
            <text:p>YES</text:p>
          </table:table-cell>
          <table:table-cell table:formula="of:=IF([.L29]=&quot;NO&quot;;1;[$ActivityStats.$D$12])" office:value-type="float" office:value="0.47775902852124" calcext:value-type="float">
            <text:p>0.48</text:p>
          </table:table-cell>
          <table:table-cell table:formula="of:=[.M29]*[.I29]" office:value-type="float" office:value="251110.145390764" calcext:value-type="float">
            <text:p>251110</text:p>
          </table:table-cell>
          <table:table-cell table:formula="of:=[.K29]/[.M29]" office:value-type="float" office:value="0.12686953903512" calcext:value-type="float">
            <text:p>0.13</text:p>
          </table:table-cell>
          <table:table-cell office:value-type="float" office:value="2125" calcext:value-type="float">
            <text:p>2125</text:p>
          </table:table-cell>
          <table:table-cell table:formula="of:=[.P29]*[.R29]/(60*1000)" office:value-type="float" office:value="0.95625" calcext:value-type="float">
            <text:p>0.956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T29]*[.I29]/(60*1000)" office:value-type="float" office:value="26.28" calcext:value-type="float">
            <text:p>26.280</text:p>
          </table:table-cell>
          <table:table-cell table:style-name="ce416" office:value-type="float" office:value="49.26" calcext:value-type="float">
            <text:p>49.26</text:p>
          </table:table-cell>
          <table:table-cell table:formula="of:=[.V29]-[.U29]" office:value-type="float" office:value="22.98" calcext:value-type="float">
            <text:p>22.980</text:p>
          </table:table-cell>
          <table:table-cell table:formula="of:=[.W29]/(([.P29]-[.T29])*[.R29])*60*1000" office:value-type="float" office:value="24.0653471567703" calcext:value-type="float">
            <text:p>24.1</text:p>
          </table:table-cell>
          <table:table-cell table:formula="of:=[.X29]*[.R29]" office:value-type="float" office:value="649.764373232799" calcext:value-type="float">
            <text:p>649.8</text:p>
          </table:table-cell>
          <table:table-cell table:formula="of:=[.X29]*[.S29]" office:value-type="float" office:value="0" calcext:value-type="float">
            <text:p>0.0</text:p>
          </table:table-cell>
          <table:table-cell table:formula="of:=[.N29]-[.Y29]-[.Z29]" office:value-type="float" office:value="250460.381017531" calcext:value-type="float">
            <text:p>250460</text:p>
          </table:table-cell>
          <table:table-cell table:formula="of:=[.AA29]*[.O29]" office:value-type="float" office:value="31775.7930862548" calcext:value-type="float">
            <text:p>31776</text:p>
          </table:table-cell>
          <table:table-cell table:formula="of:=[.AB29]/[.X29]" office:value-type="float" office:value="1320.3962061821" calcext:value-type="float">
            <text:p>1320</text:p>
          </table:table-cell>
          <table:table-cell table:formula="of:=1/[.AC29]" office:value-type="float" office:value="0.000757348434748596" calcext:value-type="float">
            <text:p>0.001</text:p>
          </table:table-cell>
          <table:table-cell table:formula="of:=[.V29]*[.E29]" office:value-type="float" office:value="30.34416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412" table:number-columns-repeated="12"/>
          <table:table-cell table:number-columns-repeated="2"/>
          <table:table-cell table:style-name="ce412" table:number-columns-repeated="6"/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icro-wave</text:p>
          </table:table-cell>
          <table:table-cell office:value-type="string" calcext:value-type="string">
            <text:p>MICROWAVE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ACT_COOKING</text:p>
          </table:table-cell>
          <table:table-cell office:value-type="float" office:value="412" calcext:value-type="float">
            <text:p>412</text:p>
          </table:table-cell>
          <table:table-cell table:formula="of:=IF([.F30]=&quot;LEVEL&quot;; 1; VLOOKUP([.F30];[$ActivityStats.$C$4:$ActivityStats.$D$12];2;FALSE()))" office:value-type="float" office:value="0.0606130677183567" calcext:value-type="float">
            <text:p>0.061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30]*[.I30]" office:value-type="float" office:value="31858.2283927683" calcext:value-type="float">
            <text:p>31858</text:p>
          </table:table-cell>
          <table:table-cell table:formula="of:=[.J30]/[.I30]" office:value-type="float" office:value="0.0606130677183567" calcext:value-type="float">
            <text:p>0.06</text:p>
          </table:table-cell>
          <table:table-cell table:formula="of:=IF([.F30]=&quot;LEVEL&quot;;&quot;NO&quot;; &quot;YES&quot;)" office:value-type="string" office:string-value="YES" calcext:value-type="string">
            <text:p>YES</text:p>
          </table:table-cell>
          <table:table-cell table:formula="of:=IF([.L30]=&quot;NO&quot;;1;[$ActivityStats.$D$12])" office:value-type="float" office:value="0.47775902852124" calcext:value-type="float">
            <text:p>0.48</text:p>
          </table:table-cell>
          <table:table-cell table:formula="of:=[.M30]*[.I30]" office:value-type="float" office:value="251110.145390764" calcext:value-type="float">
            <text:p>251110</text:p>
          </table:table-cell>
          <table:table-cell table:formula="of:=[.K30]/[.M30]" office:value-type="float" office:value="0.12686953903512" calcext:value-type="float">
            <text:p>0.13</text:p>
          </table:table-cell>
          <table:table-cell office:value-type="float" office:value="1250" calcext:value-type="float">
            <text:p>1250</text:p>
          </table:table-cell>
          <table:table-cell table:formula="of:=[.P30]*[.R30]/(60*1000)" office:value-type="float" office:value="0.625" calcext:value-type="float">
            <text:p>0.6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T30]*[.I30]/(60*1000)" office:value-type="float" office:value="17.52" calcext:value-type="float">
            <text:p>17.520</text:p>
          </table:table-cell>
          <table:table-cell office:value-type="float" office:value="76.5624571821228" calcext:value-type="float">
            <text:p>76.562</text:p>
          </table:table-cell>
          <table:table-cell table:formula="of:=[.V30]-[.U30]" office:value-type="float" office:value="59.0424571821228" calcext:value-type="float">
            <text:p>59.042</text:p>
          </table:table-cell>
          <table:table-cell table:formula="of:=[.W30]/(([.P30]-[.T30])*[.R30])*60*1000" office:value-type="float" office:value="94.6193224072481" calcext:value-type="float">
            <text:p>94.6</text:p>
          </table:table-cell>
          <table:table-cell table:formula="of:=[.X30]*[.R30]" office:value-type="float" office:value="2838.57967221744" calcext:value-type="float">
            <text:p>2838.6</text:p>
          </table:table-cell>
          <table:table-cell table:formula="of:=[.X30]*[.S30]" office:value-type="float" office:value="0" calcext:value-type="float">
            <text:p>0.0</text:p>
          </table:table-cell>
          <table:table-cell table:formula="of:=[.N30]-[.Y30]-[.Z30]" office:value-type="float" office:value="248271.565718546" calcext:value-type="float">
            <text:p>248272</text:p>
          </table:table-cell>
          <table:table-cell table:formula="of:=[.AA30]*[.O30]" office:value-type="float" office:value="31498.0990982396" calcext:value-type="float">
            <text:p>31498</text:p>
          </table:table-cell>
          <table:table-cell table:formula="of:=[.AB30]/[.X30]" office:value-type="float" office:value="332.892883788256" calcext:value-type="float">
            <text:p>333</text:p>
          </table:table-cell>
          <table:table-cell table:formula="of:=1/[.AC30]" office:value-type="float" office:value="0.00300396929072257" calcext:value-type="float">
            <text:p>0.003</text:p>
          </table:table-cell>
          <table:table-cell table:formula="of:=[.V30]*[.E30]" office:value-type="float" office:value="54.5890319708536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412" table:number-columns-repeated="12"/>
          <table:table-cell table:number-columns-repeated="2"/>
          <table:table-cell table:style-name="ce412" table:number-columns-repeated="6"/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style-name="ce340" office:value-type="string" calcext:value-type="string">
            <text:p>Kettle</text:p>
          </table:table-cell>
          <table:table-cell office:value-type="string" calcext:value-type="string">
            <text:p>KETTLE</text:p>
          </table:table-cell>
          <table:table-cell table:style-name="ce353" office:value-type="float" office:value="0.975" calcext:value-type="float">
            <text:p>0.975</text:p>
          </table:table-cell>
          <table:table-cell office:value-type="string" calcext:value-type="string">
            <text:p>ACTIVE_OCC</text:p>
          </table:table-cell>
          <table:table-cell office:value-type="float" office:value="419" calcext:value-type="float">
            <text:p>419</text:p>
          </table:table-cell>
          <table:table-cell table:formula="of:=IF([.F31]=&quot;LEVEL&quot;; 1; VLOOKUP([.F31];[$ActivityStats.$C$4:$ActivityStats.$D$12];2;FALSE()))" office:value-type="float" office:value="0.47775902852124" calcext:value-type="float">
            <text:p>0.478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31]*[.I31]" office:value-type="float" office:value="251110.145390764" calcext:value-type="float">
            <text:p>251110</text:p>
          </table:table-cell>
          <table:table-cell table:formula="of:=[.J31]/[.I31]" office:value-type="float" office:value="0.47775902852124" calcext:value-type="float">
            <text:p>0.48</text:p>
          </table:table-cell>
          <table:table-cell table:formula="of:=IF([.F31]=&quot;LEVEL&quot;;&quot;NO&quot;; &quot;YES&quot;)" office:value-type="string" office:string-value="YES" calcext:value-type="string">
            <text:p>YES</text:p>
          </table:table-cell>
          <table:table-cell table:formula="of:=IF([.L31]=&quot;NO&quot;;1;[$ActivityStats.$D$12])" office:value-type="float" office:value="0.47775902852124" calcext:value-type="float">
            <text:p>0.48</text:p>
          </table:table-cell>
          <table:table-cell table:formula="of:=[.M31]*[.I31]" office:value-type="float" office:value="251110.145390764" calcext:value-type="float">
            <text:p>251110</text:p>
          </table:table-cell>
          <table:table-cell table:formula="of:=[.K31]/[.M31]" office:value-type="float" office:value="1" calcext:value-type="float">
            <text:p>1.00</text:p>
          </table:table-cell>
          <table:table-cell office:value-type="float" office:value="2000" calcext:value-type="float">
            <text:p>2000</text:p>
          </table:table-cell>
          <table:table-cell table:formula="of:=[.P31]*[.R31]/(60*1000)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T31]*[.I31]/(60*1000)" office:value-type="float" office:value="8.76" calcext:value-type="float">
            <text:p>8.760</text:p>
          </table:table-cell>
          <table:table-cell office:value-type="float" office:value="160.666295473334" calcext:value-type="float">
            <text:p>160.666</text:p>
          </table:table-cell>
          <table:table-cell table:formula="of:=[.V31]-[.U31]" office:value-type="float" office:value="151.906295473334" calcext:value-type="float">
            <text:p>151.906</text:p>
          </table:table-cell>
          <table:table-cell table:formula="of:=[.W31]/(([.P31]-[.T31])*[.R31])*60*1000" office:value-type="float" office:value="1519.82286616642" calcext:value-type="float">
            <text:p>1519.8</text:p>
          </table:table-cell>
          <table:table-cell table:formula="of:=[.X31]*[.R31]" office:value-type="float" office:value="4559.46859849927" calcext:value-type="float">
            <text:p>4559.5</text:p>
          </table:table-cell>
          <table:table-cell table:formula="of:=[.X31]*[.S31]" office:value-type="float" office:value="0" calcext:value-type="float">
            <text:p>0.0</text:p>
          </table:table-cell>
          <table:table-cell table:formula="of:=[.N31]-[.Y31]-[.Z31]" office:value-type="float" office:value="246550.676792264" calcext:value-type="float">
            <text:p>246551</text:p>
          </table:table-cell>
          <table:table-cell table:formula="of:=[.AA31]*[.O31]" office:value-type="float" office:value="246550.676792264" calcext:value-type="float">
            <text:p>246551</text:p>
          </table:table-cell>
          <table:table-cell table:formula="of:=[.AB31]/[.X31]" office:value-type="float" office:value="162.22329738607" calcext:value-type="float">
            <text:p>162</text:p>
          </table:table-cell>
          <table:table-cell table:formula="of:=1/[.AC31]" office:value-type="float" office:value="0.00616434270609193" calcext:value-type="float">
            <text:p>0.006</text:p>
          </table:table-cell>
          <table:table-cell table:formula="of:=[.V31]*[.E31]" office:value-type="float" office:value="156.649638086501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table:style-name="ce340" office:value-type="string" calcext:value-type="string">
            <text:p>Small cooking (group)</text:p>
          </table:table-cell>
          <table:table-cell office:value-type="string" calcext:value-type="string">
            <text:p>SMALL_COOKING</text:p>
          </table:table-cell>
          <table:table-cell table:style-name="ce353" office:value-type="float" office:value="1" calcext:value-type="float">
            <text:p>1.000</text:p>
          </table:table-cell>
          <table:table-cell office:value-type="string" calcext:value-type="string">
            <text:p>ACT_COOKING</text:p>
          </table:table-cell>
          <table:table-cell office:value-type="float" office:value="412" calcext:value-type="float">
            <text:p>412</text:p>
          </table:table-cell>
          <table:table-cell table:formula="of:=IF([.F32]=&quot;LEVEL&quot;; 1; VLOOKUP([.F32];[$ActivityStats.$C$4:$ActivityStats.$D$12];2;FALSE()))" office:value-type="float" office:value="0.0606130677183567" calcext:value-type="float">
            <text:p>0.061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32]*[.I32]" office:value-type="float" office:value="31858.2283927683" calcext:value-type="float">
            <text:p>31858</text:p>
          </table:table-cell>
          <table:table-cell table:formula="of:=[.J32]/[.I32]" office:value-type="float" office:value="0.0606130677183567" calcext:value-type="float">
            <text:p>0.06</text:p>
          </table:table-cell>
          <table:table-cell table:formula="of:=IF([.F32]=&quot;LEVEL&quot;;&quot;NO&quot;; &quot;YES&quot;)" office:value-type="string" office:string-value="YES" calcext:value-type="string">
            <text:p>YES</text:p>
          </table:table-cell>
          <table:table-cell table:formula="of:=IF([.L32]=&quot;NO&quot;;1;[$ActivityStats.$D$12])" office:value-type="float" office:value="0.47775902852124" calcext:value-type="float">
            <text:p>0.48</text:p>
          </table:table-cell>
          <table:table-cell table:formula="of:=[.M32]*[.I32]" office:value-type="float" office:value="251110.145390764" calcext:value-type="float">
            <text:p>251110</text:p>
          </table:table-cell>
          <table:table-cell table:formula="of:=[.K32]/[.M32]" office:value-type="float" office:value="0.12686953903512" calcext:value-type="float">
            <text:p>0.13</text:p>
          </table:table-cell>
          <table:table-cell office:value-type="float" office:value="1000" calcext:value-type="float">
            <text:p>1000</text:p>
          </table:table-cell>
          <table:table-cell table:formula="of:=[.P32]*[.R32]/(60*1000)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T32]*[.I32]/(60*1000)" office:value-type="float" office:value="17.52" calcext:value-type="float">
            <text:p>17.520</text:p>
          </table:table-cell>
          <table:table-cell office:value-type="float" office:value="32.1070785796487" calcext:value-type="float">
            <text:p>32.107</text:p>
          </table:table-cell>
          <table:table-cell table:formula="of:=[.V32]-[.U32]" office:value-type="float" office:value="14.5870785796487" calcext:value-type="float">
            <text:p>14.587</text:p>
          </table:table-cell>
          <table:table-cell table:formula="of:=[.W32]/(([.P32]-[.T32])*[.R32])*60*1000" office:value-type="float" office:value="292.326224041056" calcext:value-type="float">
            <text:p>292.3</text:p>
          </table:table-cell>
          <table:table-cell table:formula="of:=[.X32]*[.R32]" office:value-type="float" office:value="876.978672123169" calcext:value-type="float">
            <text:p>877.0</text:p>
          </table:table-cell>
          <table:table-cell table:formula="of:=[.X32]*[.S32]" office:value-type="float" office:value="0" calcext:value-type="float">
            <text:p>0.0</text:p>
          </table:table-cell>
          <table:table-cell table:formula="of:=[.N32]-[.Y32]-[.Z32]" office:value-type="float" office:value="250233.166718641" calcext:value-type="float">
            <text:p>250233</text:p>
          </table:table-cell>
          <table:table-cell table:formula="of:=[.AA32]*[.O32]" office:value-type="float" office:value="31746.9665128924" calcext:value-type="float">
            <text:p>31747</text:p>
          </table:table-cell>
          <table:table-cell table:formula="of:=[.AB32]/[.X32]" office:value-type="float" office:value="108.601158233528" calcext:value-type="float">
            <text:p>109</text:p>
          </table:table-cell>
          <table:table-cell table:formula="of:=1/[.AC32]" office:value-type="float" office:value="0.00920800492615076" calcext:value-type="float">
            <text:p>0.009</text:p>
          </table:table-cell>
          <table:table-cell table:formula="of:=[.V32]*[.E32]" office:value-type="float" office:value="32.1070785796487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412" table:number-columns-repeated="12"/>
          <table:table-cell table:number-columns-repeated="2"/>
          <table:table-cell table:style-name="ce412" table:number-columns-repeated="6"/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ish washer</text:p>
          </table:table-cell>
          <table:table-cell office:value-type="string" calcext:value-type="string">
            <text:p>DISH_WASHER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ACT_DISHWASHING</text:p>
          </table:table-cell>
          <table:table-cell office:value-type="float" office:value="413" calcext:value-type="float">
            <text:p>413</text:p>
          </table:table-cell>
          <table:table-cell table:formula="of:=IF([.F33]=&quot;LEVEL&quot;; 1; VLOOKUP([.F33];[$ActivityStats.$C$4:$ActivityStats.$D$12];2;FALSE()))" office:value-type="float" office:value="0.0216761223953879" calcext:value-type="float">
            <text:p>0.022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33]*[.I33]" office:value-type="float" office:value="11392.9699310159" calcext:value-type="float">
            <text:p>11393</text:p>
          </table:table-cell>
          <table:table-cell table:formula="of:=[.J33]/[.I33]" office:value-type="float" office:value="0.0216761223953879" calcext:value-type="float">
            <text:p>0.02</text:p>
          </table:table-cell>
          <table:table-cell table:formula="of:=IF([.F33]=&quot;LEVEL&quot;;&quot;NO&quot;; &quot;YES&quot;)" office:value-type="string" office:string-value="YES" calcext:value-type="string">
            <text:p>YES</text:p>
          </table:table-cell>
          <table:table-cell table:formula="of:=IF([.L33]=&quot;NO&quot;;1;[$ActivityStats.$D$12])" office:value-type="float" office:value="0.47775902852124" calcext:value-type="float">
            <text:p>0.48</text:p>
          </table:table-cell>
          <table:table-cell table:formula="of:=[.M33]*[.I33]" office:value-type="float" office:value="251110.145390764" calcext:value-type="float">
            <text:p>251110</text:p>
          </table:table-cell>
          <table:table-cell table:formula="of:=[.K33]/[.M33]" office:value-type="float" office:value="0.0453704087235773" calcext:value-type="float">
            <text:p>0.05</text:p>
          </table:table-cell>
          <table:table-cell office:value-type="float" office:value="1130.61224489796" calcext:value-type="float">
            <text:p>1131</text:p>
          </table:table-cell>
          <table:table-cell table:formula="of:=[.P33]*[.R33]/(60*1000)" office:value-type="float" office:value="1.13061224489796" calcext:value-type="float">
            <text:p>1.1306122448979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T33]*[.I33]/(60*1000)" office:value-type="float" office:value="0" calcext:value-type="float">
            <text:p>0.000</text:p>
          </table:table-cell>
          <table:table-cell office:value-type="float" office:value="273.01616986258" calcext:value-type="float">
            <text:p>273.016</text:p>
          </table:table-cell>
          <table:table-cell table:formula="of:=[.V33]-[.U33]" office:value-type="float" office:value="273.01616986258" calcext:value-type="float">
            <text:p>273.016</text:p>
          </table:table-cell>
          <table:table-cell table:formula="of:=[.W33]/(([.P33]-[.T33])*[.R33])*60*1000" office:value-type="float" office:value="241.47639572683" calcext:value-type="float">
            <text:p>241.5</text:p>
          </table:table-cell>
          <table:table-cell table:formula="of:=[.X33]*[.R33]" office:value-type="float" office:value="14488.5837436098" calcext:value-type="float">
            <text:p>14488.6</text:p>
          </table:table-cell>
          <table:table-cell table:formula="of:=[.X33]*[.S33]" office:value-type="float" office:value="0" calcext:value-type="float">
            <text:p>0.0</text:p>
          </table:table-cell>
          <table:table-cell table:formula="of:=[.N33]-[.Y33]-[.Z33]" office:value-type="float" office:value="236621.561647154" calcext:value-type="float">
            <text:p>236622</text:p>
          </table:table-cell>
          <table:table-cell table:formula="of:=[.AA33]*[.O33]" office:value-type="float" office:value="10735.6169647425" calcext:value-type="float">
            <text:p>10736</text:p>
          </table:table-cell>
          <table:table-cell table:formula="of:=[.AB33]/[.X33]" office:value-type="float" office:value="44.4582458357013" calcext:value-type="float">
            <text:p>44</text:p>
          </table:table-cell>
          <table:table-cell table:formula="of:=1/[.AC33]" office:value-type="float" office:value="0.0224930152146707" calcext:value-type="float">
            <text:p>0.022</text:p>
          </table:table-cell>
          <table:table-cell table:formula="of:=[.V33]*[.E33]" office:value-type="float" office:value="196.298626131195" calcext:value-type="float">
            <text:p>19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436" table:number-columns-repeated="12"/>
          <table:table-cell table:number-columns-repeated="2"/>
          <table:table-cell table:style-name="ce448" table:number-columns-repeated="6"/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ryer</text:p>
          </table:table-cell>
          <table:table-cell office:value-type="string" calcext:value-type="string">
            <text:p>TUMBLE_DRYER</text:p>
          </table:table-cell>
          <table:table-cell office:value-type="float" office:value="0.423" calcext:value-type="float">
            <text:p>0.423</text:p>
          </table:table-cell>
          <table:table-cell office:value-type="string" calcext:value-type="string">
            <text:p>ACT_LAUNDRY</text:p>
          </table:table-cell>
          <table:table-cell office:value-type="float" office:value="431" calcext:value-type="float">
            <text:p>431</text:p>
          </table:table-cell>
          <table:table-cell table:formula="of:=IF([.F34]=&quot;LEVEL&quot;; 1; VLOOKUP([.F34];[$ActivityStats.$C$4:$ActivityStats.$D$12];2;FALSE()))" office:value-type="float" office:value="0.0140074682496996" calcext:value-type="float">
            <text:p>0.014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34]*[.I34]" office:value-type="float" office:value="7362.32531204211" calcext:value-type="float">
            <text:p>7362</text:p>
          </table:table-cell>
          <table:table-cell table:formula="of:=[.J34]/[.I34]" office:value-type="float" office:value="0.0140074682496996" calcext:value-type="float">
            <text:p>0.01</text:p>
          </table:table-cell>
          <table:table-cell table:formula="of:=IF([.F34]=&quot;LEVEL&quot;;&quot;NO&quot;; &quot;YES&quot;)" office:value-type="string" office:string-value="YES" calcext:value-type="string">
            <text:p>YES</text:p>
          </table:table-cell>
          <table:table-cell table:formula="of:=IF([.L34]=&quot;NO&quot;;1;[$ActivityStats.$D$12])" office:value-type="float" office:value="0.47775902852124" calcext:value-type="float">
            <text:p>0.48</text:p>
          </table:table-cell>
          <table:table-cell table:formula="of:=[.M34]*[.I34]" office:value-type="float" office:value="251110.145390764" calcext:value-type="float">
            <text:p>251110</text:p>
          </table:table-cell>
          <table:table-cell table:formula="of:=[.K34]/[.M34]" office:value-type="float" office:value="0.0293191073605778" calcext:value-type="float">
            <text:p>0.03</text:p>
          </table:table-cell>
          <table:table-cell office:value-type="float" office:value="2500" calcext:value-type="float">
            <text:p>2500</text:p>
          </table:table-cell>
          <table:table-cell table:formula="of:=[.P34]*[.R34]/(60*1000)"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T34]*[.I34]/(60*1000)" office:value-type="float" office:value="8.76" calcext:value-type="float">
            <text:p>8.760</text:p>
          </table:table-cell>
          <table:table-cell office:value-type="float" office:value="313.820216429956" calcext:value-type="float">
            <text:p>313.820</text:p>
          </table:table-cell>
          <table:table-cell table:formula="of:=[.V34]-[.U34]" office:value-type="float" office:value="305.060216429956" calcext:value-type="float">
            <text:p>305.060</text:p>
          </table:table-cell>
          <table:table-cell table:formula="of:=[.W34]/(([.P34]-[.T34])*[.R34])*60*1000" office:value-type="float" office:value="122.072915738278" calcext:value-type="float">
            <text:p>122.1</text:p>
          </table:table-cell>
          <table:table-cell table:formula="of:=[.X34]*[.R34]" office:value-type="float" office:value="7324.37494429666" calcext:value-type="float">
            <text:p>7324.4</text:p>
          </table:table-cell>
          <table:table-cell table:formula="of:=[.X34]*[.S34]" office:value-type="float" office:value="0" calcext:value-type="float">
            <text:p>0.0</text:p>
          </table:table-cell>
          <table:table-cell table:formula="of:=[.N34]-[.Y34]-[.Z34]" office:value-type="float" office:value="243785.770446467" calcext:value-type="float">
            <text:p>243786</text:p>
          </table:table-cell>
          <table:table-cell table:formula="of:=[.AA34]*[.O34]" office:value-type="float" office:value="7147.58117670115" calcext:value-type="float">
            <text:p>7148</text:p>
          </table:table-cell>
          <table:table-cell table:formula="of:=[.AB34]/[.X34]" office:value-type="float" office:value="58.5517363411344" calcext:value-type="float">
            <text:p>59</text:p>
          </table:table-cell>
          <table:table-cell table:formula="of:=1/[.AC34]" office:value-type="float" office:value="0.0170789128126585" calcext:value-type="float">
            <text:p>0.017</text:p>
          </table:table-cell>
          <table:table-cell table:formula="of:=[.V34]*[.E34]" office:value-type="float" office:value="132.745951549871" calcext:value-type="float">
            <text:p>13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436" table:number-columns-repeated="12"/>
          <table:table-cell table:number-columns-repeated="2"/>
          <table:table-cell table:style-name="ce448" table:number-columns-repeated="6"/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Washing machine</text:p>
          </table:table-cell>
          <table:table-cell office:value-type="string" calcext:value-type="string">
            <text:p>WASHING_MACHINE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ACT_LAUNDRY</text:p>
          </table:table-cell>
          <table:table-cell office:value-type="float" office:value="431" calcext:value-type="float">
            <text:p>431</text:p>
          </table:table-cell>
          <table:table-cell table:formula="of:=IF([.F35]=&quot;LEVEL&quot;; 1; VLOOKUP([.F35];[$ActivityStats.$C$4:$ActivityStats.$D$12];2;FALSE()))" office:value-type="float" office:value="0.0140074682496996" calcext:value-type="float">
            <text:p>0.014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35]*[.I35]" office:value-type="float" office:value="7362.32531204211" calcext:value-type="float">
            <text:p>7362</text:p>
          </table:table-cell>
          <table:table-cell table:formula="of:=[.J35]/[.I35]" office:value-type="float" office:value="0.0140074682496996" calcext:value-type="float">
            <text:p>0.01</text:p>
          </table:table-cell>
          <table:table-cell table:formula="of:=IF([.F35]=&quot;LEVEL&quot;;&quot;NO&quot;; &quot;YES&quot;)" office:value-type="string" office:string-value="YES" calcext:value-type="string">
            <text:p>YES</text:p>
          </table:table-cell>
          <table:table-cell table:formula="of:=IF([.L35]=&quot;NO&quot;;1;[$ActivityStats.$D$12])" office:value-type="float" office:value="0.47775902852124" calcext:value-type="float">
            <text:p>0.48</text:p>
          </table:table-cell>
          <table:table-cell table:formula="of:=[.M35]*[.I35]" office:value-type="float" office:value="251110.145390764" calcext:value-type="float">
            <text:p>251110</text:p>
          </table:table-cell>
          <table:table-cell table:formula="of:=[.K35]/[.M35]" office:value-type="float" office:value="0.0293191073605778" calcext:value-type="float">
            <text:p>0.03</text:p>
          </table:table-cell>
          <table:table-cell office:value-type="float" office:value="405.54347826087" calcext:value-type="float">
            <text:p>406</text:p>
          </table:table-cell>
          <table:table-cell table:formula="of:=[.P35]*[.R35]/(60*1000)" office:value-type="float" office:value="0.932750000000001" calcext:value-type="float">
            <text:p>0.932750000000001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T35]*[.I35]/(60*1000)" office:value-type="float" office:value="8.76" calcext:value-type="float">
            <text:p>8.760</text:p>
          </table:table-cell>
          <table:table-cell office:value-type="float" office:value="191.041292123096" calcext:value-type="float">
            <text:p>191.041</text:p>
          </table:table-cell>
          <table:table-cell table:formula="of:=[.V35]-[.U35]" office:value-type="float" office:value="182.281292123096" calcext:value-type="float">
            <text:p>182.281</text:p>
          </table:table-cell>
          <table:table-cell table:formula="of:=[.W35]/(([.P35]-[.T35])*[.R35])*60*1000" office:value-type="float" office:value="195.906595865544" calcext:value-type="float">
            <text:p>195.9</text:p>
          </table:table-cell>
          <table:table-cell table:formula="of:=[.X35]*[.R35]" office:value-type="float" office:value="27035.1102294451" calcext:value-type="float">
            <text:p>27035.1</text:p>
          </table:table-cell>
          <table:table-cell table:formula="of:=[.X35]*[.S35]" office:value-type="float" office:value="0" calcext:value-type="float">
            <text:p>0.0</text:p>
          </table:table-cell>
          <table:table-cell table:formula="of:=[.N35]-[.Y35]-[.Z35]" office:value-type="float" office:value="224075.035161319" calcext:value-type="float">
            <text:p>224075</text:p>
          </table:table-cell>
          <table:table-cell table:formula="of:=[.AA35]*[.O35]" office:value-type="float" office:value="6569.68001271995" calcext:value-type="float">
            <text:p>6570</text:p>
          </table:table-cell>
          <table:table-cell table:formula="of:=[.AB35]/[.X35]" office:value-type="float" office:value="33.5347566205933" calcext:value-type="float">
            <text:p>34</text:p>
          </table:table-cell>
          <table:table-cell table:formula="of:=1/[.AC35]" office:value-type="float" office:value="0.0298198078880916" calcext:value-type="float">
            <text:p>0.030</text:p>
          </table:table-cell>
          <table:table-cell table:formula="of:=[.V35]*[.E35]" office:value-type="float" office:value="181.489227516941" calcext:value-type="float">
            <text:p>18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412" table:number-columns-repeated="12"/>
          <table:table-cell table:number-columns-repeated="2"/>
          <table:table-cell table:style-name="ce412" table:number-columns-repeated="6"/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style-name="ce340" office:value-type="string" calcext:value-type="string">
            <text:p>Washer dryer</text:p>
          </table:table-cell>
          <table:table-cell office:value-type="string" calcext:value-type="string">
            <text:p>WASHER_DRYER</text:p>
          </table:table-cell>
          <table:table-cell table:style-name="ce353" office:value-type="float" office:value="0.153" calcext:value-type="float">
            <text:p>0.153</text:p>
          </table:table-cell>
          <table:table-cell office:value-type="string" calcext:value-type="string">
            <text:p>ACT_LAUNDRY</text:p>
          </table:table-cell>
          <table:table-cell office:value-type="float" office:value="431" calcext:value-type="float">
            <text:p>431</text:p>
          </table:table-cell>
          <table:table-cell table:formula="of:=IF([.F36]=&quot;LEVEL&quot;; 1; VLOOKUP([.F36];[$ActivityStats.$C$4:$ActivityStats.$D$12];2;FALSE()))" office:value-type="float" office:value="0.0140074682496996" calcext:value-type="float">
            <text:p>0.014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36]*[.I36]" office:value-type="float" office:value="7362.32531204211" calcext:value-type="float">
            <text:p>7362</text:p>
          </table:table-cell>
          <table:table-cell table:formula="of:=[.J36]/[.I36]" office:value-type="float" office:value="0.0140074682496996" calcext:value-type="float">
            <text:p>0.01</text:p>
          </table:table-cell>
          <table:table-cell table:formula="of:=IF([.F36]=&quot;LEVEL&quot;;&quot;NO&quot;; &quot;YES&quot;)" office:value-type="string" office:string-value="YES" calcext:value-type="string">
            <text:p>YES</text:p>
          </table:table-cell>
          <table:table-cell table:formula="of:=IF([.L36]=&quot;NO&quot;;1;[$ActivityStats.$D$12])" office:value-type="float" office:value="0.47775902852124" calcext:value-type="float">
            <text:p>0.48</text:p>
          </table:table-cell>
          <table:table-cell table:formula="of:=[.M36]*[.I36]" office:value-type="float" office:value="251110.145390764" calcext:value-type="float">
            <text:p>251110</text:p>
          </table:table-cell>
          <table:table-cell table:formula="of:=[.K36]/[.M36]" office:value-type="float" office:value="0.0293191073605778" calcext:value-type="float">
            <text:p>0.03</text:p>
          </table:table-cell>
          <table:table-cell office:value-type="float" office:value="792.034786057664" calcext:value-type="float">
            <text:p>792</text:p>
          </table:table-cell>
          <table:table-cell table:formula="of:=[.P36]*[.R36]/(60*1000)" office:value-type="float" office:value="2.61371479399029" calcext:value-type="float">
            <text:p>2.61371479399029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T36]*[.I36]/(60*1000)" office:value-type="float" office:value="8.76" calcext:value-type="float">
            <text:p>8.760</text:p>
          </table:table-cell>
          <table:table-cell office:value-type="float" office:value="520.157476087695" calcext:value-type="float">
            <text:p>520.157</text:p>
          </table:table-cell>
          <table:table-cell table:formula="of:=[.V36]-[.U36]" office:value-type="float" office:value="511.397476087695" calcext:value-type="float">
            <text:p>511.397</text:p>
          </table:table-cell>
          <table:table-cell table:formula="of:=[.W36]/(([.P36]-[.T36])*[.R36])*60*1000" office:value-type="float" office:value="195.906595865545" calcext:value-type="float">
            <text:p>195.9</text:p>
          </table:table-cell>
          <table:table-cell table:formula="of:=[.X36]*[.R36]" office:value-type="float" office:value="38789.5059813778" calcext:value-type="float">
            <text:p>38789.5</text:p>
          </table:table-cell>
          <table:table-cell table:formula="of:=[.X36]*[.S36]" office:value-type="float" office:value="0" calcext:value-type="float">
            <text:p>0.0</text:p>
          </table:table-cell>
          <table:table-cell table:formula="of:=[.N36]-[.Y36]-[.Z36]" office:value-type="float" office:value="212320.639409386" calcext:value-type="float">
            <text:p>212321</text:p>
          </table:table-cell>
          <table:table-cell table:formula="of:=[.AA36]*[.O36]" office:value-type="float" office:value="6225.05162171032" calcext:value-type="float">
            <text:p>6225</text:p>
          </table:table-cell>
          <table:table-cell table:formula="of:=[.AB36]/[.X36]" office:value-type="float" office:value="31.7756101789585" calcext:value-type="float">
            <text:p>32</text:p>
          </table:table-cell>
          <table:table-cell table:formula="of:=1/[.AC36]" office:value-type="float" office:value="0.0314706781197294" calcext:value-type="float">
            <text:p>0.031</text:p>
          </table:table-cell>
          <table:table-cell table:formula="of:=[.V36]*[.E34]" office:value-type="float" office:value="220.026612385095" calcext:value-type="float">
            <text:p>22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436" table:number-columns-repeated="12"/>
          <table:table-cell table:number-columns-repeated="2"/>
          <table:table-cell table:style-name="ce436" table:number-columns-repeated="6"/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Water heating</text:p>
          </table:table-cell>
          <table:table-cell table:style-name="ce340" office:value-type="string" calcext:value-type="string">
            <text:p>DESWH Domestic electric storage water heater</text:p>
          </table:table-cell>
          <table:table-cell office:value-type="string" calcext:value-type="string">
            <text:p>DESWH</text:p>
          </table:table-cell>
          <table:table-cell table:style-name="ce353" office:value-type="float" office:value="0" calcext:value-type="float">
            <text:p>0.000</text:p>
          </table:table-cell>
          <table:table-cell office:value-type="string" calcext:value-type="string">
            <text:p>ACTIVE_OCC</text:p>
          </table:table-cell>
          <table:table-cell/>
          <table:table-cell table:formula="of:=IF([.F37]=&quot;LEVEL&quot;; 1; VLOOKUP([.F37];[$ActivityStats.$C$4:$ActivityStats.$D$12];2;FALSE()))" office:value-type="float" office:value="0.47775902852124" calcext:value-type="float">
            <text:p>0.478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37]*[.I37]" office:value-type="float" office:value="251110.145390764" calcext:value-type="float">
            <text:p>251110</text:p>
          </table:table-cell>
          <table:table-cell table:formula="of:=[.J37]/[.I37]" office:value-type="float" office:value="0.47775902852124" calcext:value-type="float">
            <text:p>0.48</text:p>
          </table:table-cell>
          <table:table-cell table:formula="of:=IF([.F37]=&quot;LEVEL&quot;;&quot;NO&quot;; &quot;YES&quot;)" office:value-type="string" office:string-value="YES" calcext:value-type="string">
            <text:p>YES</text:p>
          </table:table-cell>
          <table:table-cell table:formula="of:=IF([.L37]=&quot;NO&quot;;1;[$ActivityStats.$D$12])" office:value-type="float" office:value="0.47775902852124" calcext:value-type="float">
            <text:p>0.48</text:p>
          </table:table-cell>
          <table:table-cell table:formula="of:=[.M37]*[.I37]" office:value-type="float" office:value="251110.145390764" calcext:value-type="float">
            <text:p>251110</text:p>
          </table:table-cell>
          <table:table-cell table:formula="of:=[.K37]/[.M37]" office:value-type="float" office:value="1" calcext:value-type="float">
            <text:p>1.00</text:p>
          </table:table-cell>
          <table:table-cell office:value-type="float" office:value="3000" calcext:value-type="float">
            <text:p>3000</text:p>
          </table:table-cell>
          <table:table-cell table:formula="of:=[.P37]*[.R37]/(60*100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4" table:formula="of:=[.T37]*[.I37]/(60*1000)" office:value-type="float" office:value="0" calcext:value-type="float">
            <text:p>0.000</text:p>
          </table:table-cell>
          <table:table-cell office:value-type="float" office:value="2684.99684558952" calcext:value-type="float">
            <text:p>2684.997</text:p>
          </table:table-cell>
          <table:table-cell table:formula="of:=[.V37]-[.U37]" office:value-type="float" office:value="2684.99684558952" calcext:value-type="float">
            <text:p>2684.997</text:p>
          </table:table-cell>
          <table:table-cell table:formula="of:=[.W37]/(([.P37]-[.T37])*[.R37])*60*1000" office:value-type="float" office:value="2684.99684558952" calcext:value-type="float">
            <text:p>2685.0</text:p>
          </table:table-cell>
          <table:table-cell table:formula="of:=[.X37]*[.R37]" office:value-type="float" office:value="53699.9369117904" calcext:value-type="float">
            <text:p>53699.9</text:p>
          </table:table-cell>
          <table:table-cell table:formula="of:=[.X37]*[.S37]" office:value-type="float" office:value="0" calcext:value-type="float">
            <text:p>0.0</text:p>
          </table:table-cell>
          <table:table-cell table:formula="of:=[.N37]-[.Y37]-[.Z37]" office:value-type="float" office:value="197410.208478973" calcext:value-type="float">
            <text:p>197410</text:p>
          </table:table-cell>
          <table:table-cell table:formula="of:=[.AA37]*[.O37]" office:value-type="float" office:value="197410.208478973" calcext:value-type="float">
            <text:p>197410</text:p>
          </table:table-cell>
          <table:table-cell table:formula="of:=[.AB37]/[.X37]" office:value-type="float" office:value="73.5234414905355" calcext:value-type="float">
            <text:p>74</text:p>
          </table:table-cell>
          <table:table-cell table:formula="of:=1/[.AC37]" office:value-type="float" office:value="0.0136011043515792" calcext:value-type="float">
            <text:p>0.014</text:p>
          </table:table-cell>
          <table:table-cell table:style-name="ce423" table:formula="of:=[.V37]*[.E37]" office:value-type="float" office:value="0" calcext:value-type="float">
            <text:p>0</text:p>
          </table:table-cell>
          <table:table-cell table:style-name="ce336" office:value-type="float" office:value="1" calcext:value-type="float">
            <text:p>1</text:p>
          </table:table-cell>
          <table:table-cell table:style-name="ce440" office:value-type="float" office:value="0.1" calcext:value-type="float">
            <text:p>0.1</text:p>
          </table:table-cell>
          <table:table-cell table:number-columns-repeated="28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style-name="ce340" office:value-type="string" calcext:value-type="string">
            <text:p>E-INST, Instant electric hot water</text:p>
          </table:table-cell>
          <table:table-cell office:value-type="string" calcext:value-type="string">
            <text:p>E_INST</text:p>
          </table:table-cell>
          <table:table-cell table:style-name="ce353" office:value-type="float" office:value="0" calcext:value-type="float">
            <text:p>0.000</text:p>
          </table:table-cell>
          <table:table-cell office:value-type="string" calcext:value-type="string">
            <text:p>ACTIVE_OCC</text:p>
          </table:table-cell>
          <table:table-cell/>
          <table:table-cell table:formula="of:=IF([.F38]=&quot;LEVEL&quot;; 1; VLOOKUP([.F38];[$ActivityStats.$C$4:$ActivityStats.$D$12];2;FALSE()))" office:value-type="float" office:value="0.47775902852124" calcext:value-type="float">
            <text:p>0.478</text:p>
          </table:table-cell>
          <table:table-cell table:formula="of:=365*24*60" office:value-type="float" office:value="525600" calcext:value-type="float">
            <text:p>525600</text:p>
          </table:table-cell>
          <table:table-cell table:formula="of:=[.H38]*[.I38]" office:value-type="float" office:value="251110.145390764" calcext:value-type="float">
            <text:p>251110</text:p>
          </table:table-cell>
          <table:table-cell table:formula="of:=[.J38]/[.I38]" office:value-type="float" office:value="0.47775902852124" calcext:value-type="float">
            <text:p>0.48</text:p>
          </table:table-cell>
          <table:table-cell table:formula="of:=IF([.F38]=&quot;LEVEL&quot;;&quot;NO&quot;; &quot;YES&quot;)" office:value-type="string" office:string-value="YES" calcext:value-type="string">
            <text:p>YES</text:p>
          </table:table-cell>
          <table:table-cell table:formula="of:=IF([.L38]=&quot;NO&quot;;1;[$ActivityStats.$D$12])" office:value-type="float" office:value="0.47775902852124" calcext:value-type="float">
            <text:p>0.48</text:p>
          </table:table-cell>
          <table:table-cell table:formula="of:=[.M38]*[.I38]" office:value-type="float" office:value="251110.145390764" calcext:value-type="float">
            <text:p>251110</text:p>
          </table:table-cell>
          <table:table-cell table:formula="of:=[.K38]/[.M38]" office:value-type="float" office:value="1" calcext:value-type="float">
            <text:p>1.00</text:p>
          </table:table-cell>
          <table:table-cell office:value-type="float" office:value="3000" calcext:value-type="float">
            <text:p>3000</text:p>
          </table:table-cell>
          <table:table-cell table:style-name="ce336" table:formula="of:=[.P38]*[.R38]/(60*1000)"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4" table:formula="of:=[.T38]*[.I38]/(60*1000)" office:value-type="float" office:value="0" calcext:value-type="float">
            <text:p>0.000</text:p>
          </table:table-cell>
          <table:table-cell office:value-type="float" office:value="1802.15820886036" calcext:value-type="float">
            <text:p>1802.158</text:p>
          </table:table-cell>
          <table:table-cell table:style-name="ce414" table:formula="of:=[.V38]-[.U38]" office:value-type="float" office:value="1802.15820886036" calcext:value-type="float">
            <text:p>1802.158</text:p>
          </table:table-cell>
          <table:table-cell table:formula="of:=[.W38]/(([.P38]-[.T38])*[.R38])*60*1000" office:value-type="float" office:value="7208.63283544144" calcext:value-type="float">
            <text:p>7208.6</text:p>
          </table:table-cell>
          <table:table-cell table:style-name="ce429" table:formula="of:=[.X38]*[.R38]" office:value-type="float" office:value="36043.1641772072" calcext:value-type="float">
            <text:p>36043.2</text:p>
          </table:table-cell>
          <table:table-cell table:style-name="ce429" table:formula="of:=[.X38]*[.S38]" office:value-type="float" office:value="0" calcext:value-type="float">
            <text:p>0.0</text:p>
          </table:table-cell>
          <table:table-cell table:style-name="ce423" table:formula="of:=[.N38]-[.Y38]-[.Z38]" office:value-type="float" office:value="215066.981213557" calcext:value-type="float">
            <text:p>215067</text:p>
          </table:table-cell>
          <table:table-cell table:style-name="ce423" table:formula="of:=[.AA38]*[.O38]" office:value-type="float" office:value="215066.981213557" calcext:value-type="float">
            <text:p>215067</text:p>
          </table:table-cell>
          <table:table-cell table:style-name="ce423" table:formula="of:=[.AB38]/[.X38]" office:value-type="float" office:value="29.8346421746123" calcext:value-type="float">
            <text:p>30</text:p>
          </table:table-cell>
          <table:table-cell table:formula="of:=1/[.AC38]" office:value-type="float" office:value="0.0335180825748581" calcext:value-type="float">
            <text:p>0.034</text:p>
          </table:table-cell>
          <table:table-cell table:style-name="ce423" table:formula="of:=[.V38]*[.E38]" office:value-type="float" office:value="0" calcext:value-type="float">
            <text:p>0</text:p>
          </table:table-cell>
          <table:table-cell table:style-name="ce336" office:value-type="float" office:value="1" calcext:value-type="float">
            <text:p>1</text:p>
          </table:table-cell>
          <table:table-cell table:style-name="ce440" office:value-type="float" office:value="0.1" calcext:value-type="float">
            <text:p>0.1</text:p>
          </table:table-cell>
          <table:table-cell table:number-columns-repeated="28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30"/>
          <table:table-cell table:style-name="ce338" office:value-type="string" calcext:value-type="string">
            <text:p>Electric shower</text:p>
          </table:table-cell>
          <table:table-cell table:style-name="ce345" office:value-type="string" calcext:value-type="string">
            <text:p>ELEC_SHOWER</text:p>
          </table:table-cell>
          <table:table-cell table:style-name="ce354" office:value-type="float" office:value="0" calcext:value-type="float">
            <text:p>0.000</text:p>
          </table:table-cell>
          <table:table-cell table:style-name="ce345" office:value-type="string" calcext:value-type="string">
            <text:p>ACT_WASHDRESS</text:p>
          </table:table-cell>
          <table:table-cell table:style-name="ce345" office:value-type="float" office:value="131" calcext:value-type="float">
            <text:p>131</text:p>
          </table:table-cell>
          <table:table-cell table:formula="of:=IF([.F39]=&quot;LEVEL&quot;; 1; VLOOKUP([.F39];[$ActivityStats.$C$4:$ActivityStats.$D$12];2;FALSE()))" office:value-type="float" office:value="0.133577668606201" calcext:value-type="float">
            <text:p>0.134</text:p>
          </table:table-cell>
          <table:table-cell table:style-name="ce370" table:formula="of:=365*24*60" office:value-type="float" office:value="525600" calcext:value-type="float">
            <text:p>525600</text:p>
          </table:table-cell>
          <table:table-cell table:style-name="ce370" table:formula="of:=[.H39]*[.I39]" office:value-type="float" office:value="70208.4226194192" calcext:value-type="float">
            <text:p>70208</text:p>
          </table:table-cell>
          <table:table-cell table:style-name="ce379" table:formula="of:=[.J39]/[.I39]" office:value-type="float" office:value="0.133577668606201" calcext:value-type="float">
            <text:p>0.13</text:p>
          </table:table-cell>
          <table:table-cell table:style-name="ce384" table:formula="of:=IF([.F39]=&quot;LEVEL&quot;;&quot;NO&quot;; &quot;YES&quot;)" office:value-type="string" office:string-value="YES" calcext:value-type="string">
            <text:p>YES</text:p>
          </table:table-cell>
          <table:table-cell table:formula="of:=IF([.L39]=&quot;NO&quot;;1;[$ActivityStats.$D$12])" office:value-type="float" office:value="0.47775902852124" calcext:value-type="float">
            <text:p>0.48</text:p>
          </table:table-cell>
          <table:table-cell table:style-name="ce384" table:formula="of:=[.M39]*[.I39]" office:value-type="float" office:value="251110.145390764" calcext:value-type="float">
            <text:p>251110</text:p>
          </table:table-cell>
          <table:table-cell table:style-name="ce379" table:formula="of:=[.K39]/[.M39]" office:value-type="float" office:value="0.279592138781031" calcext:value-type="float">
            <text:p>0.28</text:p>
          </table:table-cell>
          <table:table-cell table:style-name="ce395" office:value-type="float" office:value="9000" calcext:value-type="float">
            <text:p>9000</text:p>
          </table:table-cell>
          <table:table-cell table:style-name="ce342" table:formula="of:=[.P39]*[.R39]/(60*1000)" office:value-type="float" office:value="0.45" calcext:value-type="float">
            <text:p>0.45</text:p>
          </table:table-cell>
          <table:table-cell table:style-name="ce345" office:value-type="float" office:value="3" calcext:value-type="float">
            <text:p>3</text:p>
          </table:table-cell>
          <table:table-cell table:number-columns-repeated="2" table:style-name="ce345" office:value-type="float" office:value="0" calcext:value-type="float">
            <text:p>0</text:p>
          </table:table-cell>
          <table:table-cell table:style-name="ce415" table:formula="of:=[.T39]*[.I39]/(60*1000)" office:value-type="float" office:value="0" calcext:value-type="float">
            <text:p>0.000</text:p>
          </table:table-cell>
          <table:table-cell table:style-name="ce421" office:value-type="float" office:value="130.677977559516" calcext:value-type="float">
            <text:p>130.678</text:p>
          </table:table-cell>
          <table:table-cell table:style-name="ce415" table:formula="of:=[.V39]-[.U39]" office:value-type="float" office:value="130.677977559516" calcext:value-type="float">
            <text:p>130.678</text:p>
          </table:table-cell>
          <table:table-cell table:style-name="ce427" table:formula="of:=[.W39]/(([.P39]-[.T39])*[.R39])*60*1000" office:value-type="float" office:value="290.395505687813" calcext:value-type="float">
            <text:p>290.4</text:p>
          </table:table-cell>
          <table:table-cell table:style-name="ce430" table:formula="of:=[.X39]*[.R39]" office:value-type="float" office:value="871.18651706344" calcext:value-type="float">
            <text:p>871.2</text:p>
          </table:table-cell>
          <table:table-cell table:style-name="ce430" table:formula="of:=[.X39]*[.S39]" office:value-type="float" office:value="0" calcext:value-type="float">
            <text:p>0.0</text:p>
          </table:table-cell>
          <table:table-cell table:style-name="ce424" table:formula="of:=[.N39]-[.Y39]-[.Z39]" office:value-type="float" office:value="250238.9588737" calcext:value-type="float">
            <text:p>250239</text:p>
          </table:table-cell>
          <table:table-cell table:style-name="ce424" table:formula="of:=[.AA39]*[.O39]" office:value-type="float" office:value="69964.8457178363" calcext:value-type="float">
            <text:p>69965</text:p>
          </table:table-cell>
          <table:table-cell table:style-name="ce424" table:formula="of:=[.AB39]/[.X39]" office:value-type="float" office:value="240.929505958165" calcext:value-type="float">
            <text:p>241</text:p>
          </table:table-cell>
          <table:table-cell table:style-name="ce421" table:formula="of:=1/[.AC39]" office:value-type="float" office:value="0.00415059166797794" calcext:value-type="float">
            <text:p>0.004</text:p>
          </table:table-cell>
          <table:table-cell table:style-name="ce424" table:formula="of:=[.V39]*[.E39]" office:value-type="float" office:value="0" calcext:value-type="float">
            <text:p>0</text:p>
          </table:table-cell>
          <table:table-cell table:style-name="ce342" office:value-type="float" office:value="1" calcext:value-type="float">
            <text:p>1</text:p>
          </table:table-cell>
          <table:table-cell table:style-name="ce441" office:value-type="float" office:value="0.1" calcext:value-type="float">
            <text:p>0.1</text:p>
          </table:table-cell>
          <table:table-cell table:number-columns-repeated="28"/>
        </table:table-row>
        <table:table-row table:style-name="ro2">
          <table:table-cell/>
          <table:table-cell table:style-name="ce328"/>
          <table:table-cell table:style-name="ce335" table:number-columns-repeated="2"/>
          <table:table-cell table:style-name="ce355"/>
          <table:table-cell table:style-name="ce335" office:value-type="string" calcext:value-type="string">
            <text:p>Water fixture configuration</text:p>
          </table:table-cell>
          <table:table-cell table:style-name="ce335"/>
          <table:table-cell/>
          <table:table-cell table:style-name="ce371"/>
          <table:table-cell table:style-name="ce368" table:number-columns-repeated="3"/>
          <table:table-cell/>
          <table:table-cell table:style-name="ce368" table:number-columns-repeated="2"/>
          <table:table-cell table:style-name="ce396" table:number-columns-repeated="15"/>
          <table:table-cell table:style-name="ce422"/>
          <table:table-cell table:style-name="ce347"/>
          <table:table-cell table:style-name="ce439"/>
          <table:table-cell table:number-columns-repeated="14"/>
          <table:table-cell table:style-name="ce326" table:number-columns-repeated="7"/>
          <table:table-cell/>
          <table:table-cell table:style-name="ce326"/>
          <table:table-cell table:number-columns-repeated="5"/>
        </table:table-row>
        <table:table-row table:style-name="ro2">
          <table:table-cell/>
          <table:table-cell table:style-name="ce329"/>
          <table:table-cell table:style-name="ce337" table:number-columns-repeated="2"/>
          <table:table-cell table:style-name="ce356" office:value-type="string" calcext:value-type="string">
            <text:p>Proportion</text:p>
          </table:table-cell>
          <table:table-cell table:style-name="ce337" table:number-columns-repeated="2"/>
          <table:table-cell/>
          <table:table-cell table:style-name="ce340"/>
          <table:table-cell/>
          <table:table-cell table:style-name="ce369" table:number-columns-repeated="2"/>
          <table:table-cell/>
          <table:table-cell table:style-name="ce369" table:number-columns-repeated="2"/>
          <table:table-cell table:style-name="ce397" table:number-columns-repeated="5"/>
          <table:table-cell table:style-name="ce414" table:number-columns-repeated="4"/>
          <table:table-cell table:number-columns-repeated="2" table:style-name="ce336" office:value-type="string" calcext:value-type="string">
            <text:p>Time fixture</text:p>
          </table:table-cell>
          <table:table-cell table:style-name="ce336" office:value-type="string" calcext:value-type="string">
            <text:p>Time when</text:p>
          </table:table-cell>
          <table:table-cell table:style-name="ce336" office:value-type="string" calcext:value-type="string">
            <text:p>Time when </text:p>
          </table:table-cell>
          <table:table-cell table:style-name="ce336" office:value-type="string" calcext:value-type="string">
            <text:p>Average tme </text:p>
          </table:table-cell>
          <table:table-cell table:style-name="ce336" office:value-type="string" calcext:value-type="string">
            <text:p>Probability of </text:p>
          </table:table-cell>
          <table:table-cell table:style-name="ce336" office:value-type="string" calcext:value-type="string">
            <text:p>Overall average demand</text:p>
          </table:table-cell>
          <table:table-cell table:style-name="ce423"/>
          <table:table-cell table:style-name="ce440"/>
          <table:table-cell table:number-columns-repeated="14"/>
          <table:table-cell table:style-name="ce326" table:number-columns-repeated="7"/>
          <table:table-cell/>
          <table:table-cell table:style-name="ce326"/>
          <table:table-cell table:number-columns-repeated="5"/>
        </table:table-row>
        <table:table-row table:style-name="ro2">
          <table:table-cell/>
          <table:table-cell table:style-name="ce329"/>
          <table:table-cell table:style-name="ce336"/>
          <table:table-cell table:style-name="ce337"/>
          <table:table-cell table:style-name="ce356" office:value-type="string" calcext:value-type="string">
            <text:p>of dwellings</text:p>
          </table:table-cell>
          <table:table-cell table:style-name="ce361" office:value-type="string" calcext:value-type="string">
            <text:p>Associated</text:p>
          </table:table-cell>
          <table:table-cell table:style-name="ce361"/>
          <table:table-cell table:style-name="ce361" office:value-type="string" calcext:value-type="string">
            <text:p>Average</text:p>
          </table:table-cell>
          <table:table-cell table:style-name="ce365" office:value-type="string" calcext:value-type="string">
            <text:p>Total number</text:p>
          </table:table-cell>
          <table:table-cell table:style-name="ce365" office:value-type="string" calcext:value-type="string">
            <text:p>Average number</text:p>
          </table:table-cell>
          <table:table-cell table:style-name="ce365" office:value-type="string" calcext:value-type="string">
            <text:p>Probability of </text:p>
          </table:table-cell>
          <table:table-cell table:style-name="ce365" office:value-type="string" calcext:value-type="string">
            <text:p>Active occupancy</text:p>
          </table:table-cell>
          <table:table-cell table:style-name="ce365" office:value-type="string" calcext:value-type="string">
            <text:p>Active</text:p>
          </table:table-cell>
          <table:table-cell table:style-name="ce365" office:value-type="string" calcext:value-type="string">
            <text:p>Number of minutes</text:p>
          </table:table-cell>
          <table:table-cell table:style-name="ce365" office:value-type="string" calcext:value-type="string">
            <text:p>Probability of</text:p>
          </table:table-cell>
          <table:table-cell table:style-name="ce361"/>
          <table:table-cell table:style-name="ce336" table:number-columns-repeated="2"/>
          <table:table-cell table:style-name="ce361" office:value-type="string" calcext:value-type="string">
            <text:p>Delay start</text:p>
          </table:table-cell>
          <table:table-cell table:style-name="ce361"/>
          <table:table-cell table:style-name="ce336"/>
          <table:table-cell table:style-name="ce414"/>
          <table:table-cell table:style-name="ce336"/>
          <table:table-cell table:style-name="ce361" office:value-type="string" calcext:value-type="string">
            <text:p>Target number</text:p>
          </table:table-cell>
          <table:table-cell table:style-name="ce361" office:value-type="string" calcext:value-type="string">
            <text:p>spent running</text:p>
          </table:table-cell>
          <table:table-cell table:style-name="ce361" office:value-type="string" calcext:value-type="string">
            <text:p>spent in delayed</text:p>
          </table:table-cell>
          <table:table-cell table:style-name="ce361" office:value-type="string" calcext:value-type="string">
            <text:p>fixture is</text:p>
          </table:table-cell>
          <table:table-cell table:style-name="ce361" office:value-type="string" calcext:value-type="string">
            <text:p>fixture could</text:p>
          </table:table-cell>
          <table:table-cell table:style-name="ce361" office:value-type="string" calcext:value-type="string">
            <text:p>between switch</text:p>
          </table:table-cell>
          <table:table-cell table:style-name="ce361" office:value-type="string" calcext:value-type="string">
            <text:p>switch on event</text:p>
          </table:table-cell>
          <table:table-cell table:style-name="ce336" office:value-type="string" calcext:value-type="string">
            <text:p>per dwelling taking</text:p>
          </table:table-cell>
          <table:table-cell table:style-name="ce438"/>
          <table:table-cell table:style-name="ce440"/>
          <table:table-cell table:style-name="ce436" table:number-columns-repeated="4"/>
          <table:table-cell table:number-columns-repeated="10"/>
          <table:table-cell table:style-name="ce326" table:number-columns-repeated="7"/>
          <table:table-cell/>
          <table:table-cell table:style-name="ce326"/>
          <table:table-cell table:number-columns-repeated="5"/>
        </table:table-row>
        <table:table-row table:style-name="ro2">
          <table:table-cell/>
          <table:table-cell table:style-name="ce329"/>
          <table:table-cell table:style-name="ce341"/>
          <table:table-cell table:style-name="ce337"/>
          <table:table-cell table:style-name="ce356" office:value-type="string" calcext:value-type="string">
            <text:p>with</text:p>
          </table:table-cell>
          <table:table-cell table:style-name="ce361" office:value-type="string" calcext:value-type="string">
            <text:p>activity use</text:p>
          </table:table-cell>
          <table:table-cell table:style-name="ce361"/>
          <table:table-cell table:style-name="ce361" office:value-type="string" calcext:value-type="string">
            <text:p>activity</text:p>
          </table:table-cell>
          <table:table-cell table:style-name="ce365" office:value-type="string" calcext:value-type="string">
            <text:p>of minutes</text:p>
          </table:table-cell>
          <table:table-cell table:style-name="ce365" office:value-type="string" calcext:value-type="string">
            <text:p>of minutes activity</text:p>
          </table:table-cell>
          <table:table-cell table:style-name="ce365" office:value-type="string" calcext:value-type="string">
            <text:p>activity occurring</text:p>
          </table:table-cell>
          <table:table-cell table:style-name="ce365" office:value-type="string" calcext:value-type="string">
            <text:p>dependent?</text:p>
          </table:table-cell>
          <table:table-cell table:style-name="ce365" office:value-type="string" calcext:value-type="string">
            <text:p>occupancy-dependent</text:p>
          </table:table-cell>
          <table:table-cell table:style-name="ce365" office:value-type="string" calcext:value-type="string">
            <text:p>in which fixture</text:p>
          </table:table-cell>
          <table:table-cell table:style-name="ce365" office:value-type="string" calcext:value-type="string">
            <text:p>activity occurring </text:p>
          </table:table-cell>
          <table:table-cell table:number-columns-repeated="2" table:style-name="ce361" office:value-type="string" calcext:value-type="string">
            <text:p>Mean cycle</text:p>
          </table:table-cell>
          <table:table-cell table:style-name="ce361" office:value-type="string" calcext:value-type="string">
            <text:p>Mean cycle </text:p>
          </table:table-cell>
          <table:table-cell table:style-name="ce361" office:value-type="string" calcext:value-type="string">
            <text:p>after cycle</text:p>
          </table:table-cell>
          <table:table-cell table:style-name="ce361" office:value-type="string" calcext:value-type="string">
            <text:p>Standing loss</text:p>
          </table:table-cell>
          <table:table-cell table:style-name="ce336" office:value-type="string" calcext:value-type="string">
            <text:p>Standing loss</text:p>
          </table:table-cell>
          <table:table-cell table:number-columns-repeated="2" table:style-name="ce336" office:value-type="string" calcext:value-type="string">
            <text:p>Target demand</text:p>
          </table:table-cell>
          <table:table-cell table:style-name="ce361" office:value-type="string" calcext:value-type="string">
            <text:p>of cycles</text:p>
          </table:table-cell>
          <table:table-cell table:style-name="ce361" office:value-type="string" calcext:value-type="string">
            <text:p>in period</text:p>
          </table:table-cell>
          <table:table-cell table:style-name="ce361" office:value-type="string" calcext:value-type="string">
            <text:p>restart mode</text:p>
          </table:table-cell>
          <table:table-cell table:style-name="ce361" office:value-type="string" calcext:value-type="string">
            <text:p>available to </text:p>
          </table:table-cell>
          <table:table-cell table:style-name="ce361" office:value-type="string" calcext:value-type="string">
            <text:p>be switched on</text:p>
          </table:table-cell>
          <table:table-cell table:style-name="ce361" office:value-type="string" calcext:value-type="string">
            <text:p>on events</text:p>
          </table:table-cell>
          <table:table-cell table:style-name="ce361"/>
          <table:table-cell table:style-name="ce336" office:value-type="string" calcext:value-type="string">
            <text:p>ownership into</text:p>
          </table:table-cell>
          <table:table-cell table:style-name="ce336"/>
          <table:table-cell table:style-name="ce444"/>
          <table:table-cell/>
          <table:table-cell table:style-name="ce436" table:number-columns-repeated="4"/>
          <table:table-cell table:number-columns-repeated="9"/>
          <table:table-cell table:style-name="ce326" table:number-columns-repeated="7"/>
          <table:table-cell/>
          <table:table-cell table:style-name="ce326"/>
          <table:table-cell table:number-columns-repeated="5"/>
        </table:table-row>
        <table:table-row table:style-name="ro2">
          <table:table-cell/>
          <table:table-cell table:style-name="ce329"/>
          <table:table-cell table:style-name="ce337" office:value-type="string" calcext:value-type="string">
            <text:p>Water fixture type</text:p>
          </table:table-cell>
          <table:table-cell table:style-name="ce337" office:value-type="string" calcext:value-type="string">
            <text:p>Short name</text:p>
          </table:table-cell>
          <table:table-cell table:style-name="ce356" office:value-type="string" calcext:value-type="string">
            <text:p>appliance</text:p>
          </table:table-cell>
          <table:table-cell table:style-name="ce361" office:value-type="string" calcext:value-type="string">
            <text:p>profile</text:p>
          </table:table-cell>
          <table:table-cell table:style-name="ce361"/>
          <table:table-cell table:style-name="ce365" office:value-type="string" calcext:value-type="string">
            <text:p>probability</text:p>
          </table:table-cell>
          <table:table-cell table:style-name="ce365" office:value-type="string" calcext:value-type="string">
            <text:p>in period</text:p>
          </table:table-cell>
          <table:table-cell table:style-name="ce365" office:value-type="string" calcext:value-type="string">
            <text:p>performed in period</text:p>
          </table:table-cell>
          <table:table-cell table:style-name="ce365" table:number-columns-repeated="2"/>
          <table:table-cell table:style-name="ce365" office:value-type="string" calcext:value-type="string">
            <text:p>probability</text:p>
          </table:table-cell>
          <table:table-cell table:style-name="ce365" office:value-type="string" calcext:value-type="string">
            <text:p>can operate</text:p>
          </table:table-cell>
          <table:table-cell table:style-name="ce365" office:value-type="string" calcext:value-type="string">
            <text:p>given active</text:p>
          </table:table-cell>
          <table:table-cell table:style-name="ce361" office:value-type="string" calcext:value-type="string">
            <text:p>flow rate</text:p>
          </table:table-cell>
          <table:table-cell table:style-name="ce361" office:value-type="string" calcext:value-type="string">
            <text:p>flow volume</text:p>
          </table:table-cell>
          <table:table-cell table:style-name="ce361" office:value-type="string" calcext:value-type="string">
            <text:p>duration</text:p>
          </table:table-cell>
          <table:table-cell table:style-name="ce361" office:value-type="string" calcext:value-type="string">
            <text:p>has finished</text:p>
          </table:table-cell>
          <table:table-cell table:style-name="ce361" office:value-type="string" calcext:value-type="string">
            <text:p>flow rate</text:p>
          </table:table-cell>
          <table:table-cell table:style-name="ce336" office:value-type="string" calcext:value-type="string">
            <text:p>volume for period</text:p>
          </table:table-cell>
          <table:table-cell table:style-name="ce336" office:value-type="string" calcext:value-type="string">
            <text:p>for period</text:p>
          </table:table-cell>
          <table:table-cell table:style-name="ce336" office:value-type="string" calcext:value-type="string">
            <text:p>for cycles only</text:p>
          </table:table-cell>
          <table:table-cell table:style-name="ce361" office:value-type="string" calcext:value-type="string">
            <text:p>in period</text:p>
          </table:table-cell>
          <table:table-cell table:style-name="ce361" table:number-columns-repeated="2"/>
          <table:table-cell table:style-name="ce361" office:value-type="string" calcext:value-type="string">
            <text:p>switch on</text:p>
          </table:table-cell>
          <table:table-cell table:style-name="ce361" office:value-type="string" calcext:value-type="string">
            <text:p>due to activity occurring</text:p>
          </table:table-cell>
          <table:table-cell table:style-name="ce361" table:number-columns-repeated="2"/>
          <table:table-cell table:style-name="ce336" office:value-type="string" calcext:value-type="string">
            <text:p>account</text:p>
          </table:table-cell>
          <table:table-cell table:style-name="ce336"/>
          <table:table-cell table:style-name="ce444"/>
          <table:table-cell/>
          <table:table-cell table:style-name="ce436" table:number-columns-repeated="4"/>
          <table:table-cell table:number-columns-repeated="9"/>
          <table:table-cell table:style-name="ce326" table:number-columns-repeated="7"/>
          <table:table-cell/>
          <table:table-cell table:style-name="ce326"/>
          <table:table-cell table:number-columns-repeated="5"/>
        </table:table-row>
        <table:table-row table:style-name="ro2">
          <table:table-cell/>
          <table:table-cell table:style-name="ce334"/>
          <table:table-cell table:style-name="ce342"/>
          <table:table-cell table:style-name="ce346"/>
          <table:table-cell table:style-name="ce357"/>
          <table:table-cell table:style-name="ce362" table:number-columns-repeated="2"/>
          <table:table-cell/>
          <table:table-cell table:number-columns-repeated="2" table:style-name="ce372" office:value-type="string" calcext:value-type="string">
            <text:p>(minutes/day)</text:p>
          </table:table-cell>
          <table:table-cell table:style-name="ce366" table:number-columns-repeated="2"/>
          <table:table-cell table:style-name="ce366" office:value-type="string" calcext:value-type="string">
            <text:p>multiplier</text:p>
          </table:table-cell>
          <table:table-cell table:style-name="ce366" office:value-type="string" calcext:value-type="string">
            <text:p>(min)</text:p>
          </table:table-cell>
          <table:table-cell table:style-name="ce366" office:value-type="string" calcext:value-type="string">
            <text:p>occupancy</text:p>
          </table:table-cell>
          <table:table-cell table:style-name="ce362" office:value-type="string" calcext:value-type="string">
            <text:p>(litres/min)</text:p>
          </table:table-cell>
          <table:table-cell table:style-name="ce362" office:value-type="string" calcext:value-type="string">
            <text:p>(litre)</text:p>
          </table:table-cell>
          <table:table-cell table:number-columns-repeated="2" table:style-name="ce362" office:value-type="string" calcext:value-type="string">
            <text:p>(min)</text:p>
          </table:table-cell>
          <table:table-cell table:style-name="ce362" office:value-type="string" calcext:value-type="string">
            <text:p>(litres/min)</text:p>
          </table:table-cell>
          <table:table-cell table:style-name="ce342" office:value-type="string" calcext:value-type="string">
            <text:p>(litres)</text:p>
          </table:table-cell>
          <table:table-cell table:number-columns-repeated="2" table:style-name="ce342" office:value-type="string" calcext:value-type="string">
            <text:p>(litres/day)</text:p>
          </table:table-cell>
          <table:table-cell table:style-name="ce362" office:value-type="string" calcext:value-type="string">
            <text:p>(cycles/day)</text:p>
          </table:table-cell>
          <table:table-cell table:number-columns-repeated="5" table:style-name="ce362" office:value-type="string" calcext:value-type="string">
            <text:p>(min)</text:p>
          </table:table-cell>
          <table:table-cell table:style-name="ce362"/>
          <table:table-cell table:style-name="ce342" office:value-type="string" calcext:value-type="string">
            <text:p>(litres/day)</text:p>
          </table:table-cell>
          <table:table-cell table:style-name="ce342"/>
          <table:table-cell table:style-name="ce445"/>
          <table:table-cell/>
          <table:table-cell table:style-name="ce436" table:number-columns-repeated="4"/>
          <table:table-cell table:number-columns-repeated="9"/>
          <table:table-cell table:style-name="ce326" table:number-columns-repeated="7"/>
          <table:table-cell/>
          <table:table-cell table:style-name="ce326"/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28"/>
          <table:table-cell table:style-name="ce335" office:value-type="string" calcext:value-type="string">
            <text:p>Basin</text:p>
          </table:table-cell>
          <table:table-cell table:style-name="ce347" office:value-type="string" calcext:value-type="string">
            <text:p>BASIN</text:p>
          </table:table-cell>
          <table:table-cell table:style-name="ce358" office:value-type="float" office:value="0.994" calcext:value-type="float">
            <text:p>0.994</text:p>
          </table:table-cell>
          <table:table-cell table:style-name="ce347" office:value-type="string" calcext:value-type="string">
            <text:p>ACT_WASHDRESS</text:p>
          </table:table-cell>
          <table:table-cell table:style-name="ce347"/>
          <table:table-cell table:formula="of:=IF([.F46]=&quot;LEVEL&quot;; 1; VLOOKUP([.F46];[$ActivityStats.$C$4:$ActivityStats.$D$12];2;FALSE()))" office:value-type="float" office:value="0.133577668606201" calcext:value-type="float">
            <text:p>0.134</text:p>
          </table:table-cell>
          <table:table-cell table:style-name="ce373" table:formula="of:=24*60" office:value-type="float" office:value="1440" calcext:value-type="float">
            <text:p>1440</text:p>
          </table:table-cell>
          <table:table-cell table:style-name="ce373" table:formula="of:=[.H46]*[.I46]" office:value-type="float" office:value="192.351842792929" calcext:value-type="float">
            <text:p>192</text:p>
          </table:table-cell>
          <table:table-cell table:style-name="ce380" table:formula="of:=[.J46]/[.I46]" office:value-type="float" office:value="0.133577668606201" calcext:value-type="float">
            <text:p>0.13</text:p>
          </table:table-cell>
          <table:table-cell table:style-name="ce385" table:formula="of:=IF([.F46]=&quot;LEVEL&quot;;&quot;NO&quot;; &quot;YES&quot;)" office:value-type="string" office:string-value="YES" calcext:value-type="string">
            <text:p>YES</text:p>
          </table:table-cell>
          <table:table-cell table:formula="of:=IF([.L46]=&quot;NO&quot;;1;[$ActivityStats.$D$12])" office:value-type="float" office:value="0.47775902852124" calcext:value-type="float">
            <text:p>0.48</text:p>
          </table:table-cell>
          <table:table-cell table:style-name="ce385" table:formula="of:=[.M46]*[.I46]" office:value-type="float" office:value="687.973001070586" calcext:value-type="float">
            <text:p>688</text:p>
          </table:table-cell>
          <table:table-cell table:style-name="ce380" table:formula="of:=[.K46]/[.M46]" office:value-type="float" office:value="0.279592138781031" calcext:value-type="float">
            <text:p>0.28</text:p>
          </table:table-cell>
          <table:table-cell table:style-name="ce398" office:value-type="float" office:value="3.54" calcext:value-type="float">
            <text:p>3.54</text:p>
          </table:table-cell>
          <table:table-cell table:style-name="ce347" table:formula="of:=['file:///C:/Users/Lio/Documents/Activity-based-demand-modelling/CREST_data/CREST_Demand_Model_v2.3.3.xlsm'#$WaterUsage.D5]" office:value-type="float" office:value="2.3" calcext:value-type="float">
            <text:p>2.3</text:p>
          </table:table-cell>
          <table:table-cell table:style-name="ce398" table:formula="of:=[.Q46]/[.P46]" office:value-type="float" office:value="0.649717514124294" calcext:value-type="float">
            <text:p>0.65</text:p>
          </table:table-cell>
          <table:table-cell table:style-name="ce347" office:value-type="float" office:value="0" calcext:value-type="float">
            <text:p>0</text:p>
          </table:table-cell>
          <table:table-cell table:style-name="ce398" office:value-type="float" office:value="0" calcext:value-type="float">
            <text:p>0.00</text:p>
          </table:table-cell>
          <table:table-cell table:style-name="ce347" table:formula="of:=[.T46]*[.I46]" office:value-type="float" office:value="0" calcext:value-type="float">
            <text:p>0</text:p>
          </table:table-cell>
          <table:table-cell table:style-name="ce422" office:value-type="float" office:value="22" calcext:value-type="float">
            <text:p>22</text:p>
          </table:table-cell>
          <table:table-cell table:style-name="ce422" table:formula="of:=[.V46]-[.U46]" office:value-type="float" office:value="22" calcext:value-type="float">
            <text:p>22</text:p>
          </table:table-cell>
          <table:table-cell table:style-name="ce428" table:formula="of:=[.W46]/(([.P46]-[.T46])*[.R46])" office:value-type="float" office:value="9.56521739130435" calcext:value-type="float">
            <text:p>9.6</text:p>
          </table:table-cell>
          <table:table-cell table:style-name="ce429" table:formula="of:=[.X46]*[.R46]" office:value-type="float" office:value="6.21468926553672" calcext:value-type="float">
            <text:p>6.2</text:p>
          </table:table-cell>
          <table:table-cell table:style-name="ce429" table:formula="of:=[.X46]*[.S46]" office:value-type="float" office:value="0" calcext:value-type="float">
            <text:p>0.0</text:p>
          </table:table-cell>
          <table:table-cell table:style-name="ce423" table:formula="of:=[.N46]-[.Y46]-[.Z46]" office:value-type="float" office:value="681.758311805049" calcext:value-type="float">
            <text:p>682</text:p>
          </table:table-cell>
          <table:table-cell table:style-name="ce423" table:formula="of:=[.AA46]*[.O46]" office:value-type="float" office:value="190.614264529318" calcext:value-type="float">
            <text:p>191</text:p>
          </table:table-cell>
          <table:table-cell table:style-name="ce423" table:formula="of:=[.AB46]/[.X46]" office:value-type="float" office:value="19.9278549280651" calcext:value-type="float">
            <text:p>20</text:p>
          </table:table-cell>
          <table:table-cell table:style-name="ce414" table:formula="of:=1/[.AC46]" office:value-type="float" office:value="0.0501810156491888" calcext:value-type="float">
            <text:p>0.050</text:p>
          </table:table-cell>
          <table:table-cell table:style-name="ce422" table:formula="of:=[.V46]*[.E46]" office:value-type="float" office:value="21.868" calcext:value-type="float">
            <text:p>22</text:p>
          </table:table-cell>
          <table:table-cell table:style-name="ce347"/>
          <table:table-cell table:style-name="ce446"/>
          <table:table-cell/>
          <table:table-cell table:style-name="ce436" table:number-columns-repeated="4"/>
          <table:table-cell table:number-columns-repeated="9"/>
          <table:table-cell table:style-name="ce326" table:number-columns-repeated="7"/>
          <table:table-cell/>
          <table:table-cell table:style-name="ce326"/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32"/>
          <table:table-cell table:style-name="ce337" office:value-type="string" calcext:value-type="string">
            <text:p>Sink</text:p>
          </table:table-cell>
          <table:table-cell table:style-name="ce336" office:value-type="string" calcext:value-type="string">
            <text:p>SINK</text:p>
          </table:table-cell>
          <table:table-cell table:style-name="ce359" office:value-type="float" office:value="1" calcext:value-type="float">
            <text:p>1.000</text:p>
          </table:table-cell>
          <table:table-cell table:style-name="ce336" office:value-type="string" calcext:value-type="string">
            <text:p>ACT_COOKING</text:p>
          </table:table-cell>
          <table:table-cell table:style-name="ce336"/>
          <table:table-cell table:formula="of:=IF([.F47]=&quot;LEVEL&quot;; 1; VLOOKUP([.F47];[$ActivityStats.$C$4:$ActivityStats.$D$12];2;FALSE()))" office:value-type="float" office:value="0.0606130677183567" calcext:value-type="float">
            <text:p>0.061</text:p>
          </table:table-cell>
          <table:table-cell table:style-name="ce374" table:formula="of:=24*60" office:value-type="float" office:value="1440" calcext:value-type="float">
            <text:p>1440</text:p>
          </table:table-cell>
          <table:table-cell table:style-name="ce374" table:formula="of:=[.H47]*[.I47]" office:value-type="float" office:value="87.2828175144337" calcext:value-type="float">
            <text:p>87</text:p>
          </table:table-cell>
          <table:table-cell table:style-name="ce380" table:formula="of:=[.J47]/[.I47]" office:value-type="float" office:value="0.0606130677183567" calcext:value-type="float">
            <text:p>0.06</text:p>
          </table:table-cell>
          <table:table-cell table:style-name="ce385" table:formula="of:=IF([.F47]=&quot;LEVEL&quot;;&quot;NO&quot;; &quot;YES&quot;)" office:value-type="string" office:string-value="YES" calcext:value-type="string">
            <text:p>YES</text:p>
          </table:table-cell>
          <table:table-cell table:formula="of:=IF([.L47]=&quot;NO&quot;;1;[$ActivityStats.$D$12])" office:value-type="float" office:value="0.47775902852124" calcext:value-type="float">
            <text:p>0.48</text:p>
          </table:table-cell>
          <table:table-cell table:style-name="ce385" table:formula="of:=[.M47]*[.I47]" office:value-type="float" office:value="687.973001070586" calcext:value-type="float">
            <text:p>688</text:p>
          </table:table-cell>
          <table:table-cell table:style-name="ce380" table:formula="of:=[.K47]/[.M47]" office:value-type="float" office:value="0.12686953903512" calcext:value-type="float">
            <text:p>0.13</text:p>
          </table:table-cell>
          <table:table-cell table:style-name="ce399" office:value-type="float" office:value="3.54" calcext:value-type="float">
            <text:p>3.54</text:p>
          </table:table-cell>
          <table:table-cell table:style-name="ce336" table:formula="of:=['file:///C:/Users/Lio/Documents/Activity-based-demand-modelling/CREST_data/CREST_Demand_Model_v2.3.3.xlsm'#$WaterUsage.D5]" office:value-type="float" office:value="2.3" calcext:value-type="float">
            <text:p>2.3</text:p>
          </table:table-cell>
          <table:table-cell table:style-name="ce399" table:formula="of:=[.Q47]/[.P47]" office:value-type="float" office:value="0.649717514124294" calcext:value-type="float">
            <text:p>0.65</text:p>
          </table:table-cell>
          <table:table-cell table:style-name="ce336" office:value-type="float" office:value="0" calcext:value-type="float">
            <text:p>0</text:p>
          </table:table-cell>
          <table:table-cell table:style-name="ce399" office:value-type="float" office:value="0" calcext:value-type="float">
            <text:p>0.00</text:p>
          </table:table-cell>
          <table:table-cell table:style-name="ce336" table:formula="of:=[.T47]*[.I47]" office:value-type="float" office:value="0" calcext:value-type="float">
            <text:p>0</text:p>
          </table:table-cell>
          <table:table-cell table:style-name="ce423" table:formula="of:=AVERAGE(22;40)" office:value-type="float" office:value="31" calcext:value-type="float">
            <text:p>31</text:p>
          </table:table-cell>
          <table:table-cell table:style-name="ce423" table:formula="of:=[.V47]-[.U47]" office:value-type="float" office:value="31" calcext:value-type="float">
            <text:p>31</text:p>
          </table:table-cell>
          <table:table-cell table:style-name="ce429" table:formula="of:=[.W47]/(([.P47]-[.T47])*[.R47])" office:value-type="float" office:value="13.4782608695652" calcext:value-type="float">
            <text:p>13.5</text:p>
          </table:table-cell>
          <table:table-cell table:style-name="ce429" table:formula="of:=[.X47]*[.R47]" office:value-type="float" office:value="8.75706214689265" calcext:value-type="float">
            <text:p>8.8</text:p>
          </table:table-cell>
          <table:table-cell table:style-name="ce429" table:formula="of:=[.X47]*[.S47]" office:value-type="float" office:value="0" calcext:value-type="float">
            <text:p>0.0</text:p>
          </table:table-cell>
          <table:table-cell table:style-name="ce423" table:formula="of:=[.N47]-[.Y47]-[.Z47]" office:value-type="float" office:value="679.215938923693" calcext:value-type="float">
            <text:p>679</text:p>
          </table:table-cell>
          <table:table-cell table:style-name="ce423" table:formula="of:=[.AA47]*[.O47]" office:value-type="float" office:value="86.1718130765555" calcext:value-type="float">
            <text:p>86</text:p>
          </table:table-cell>
          <table:table-cell table:style-name="ce423" table:formula="of:=[.AB47]/[.X47]" office:value-type="float" office:value="6.39339258309928" calcext:value-type="float">
            <text:p>6</text:p>
          </table:table-cell>
          <table:table-cell table:style-name="ce414" table:formula="of:=1/[.AC47]" office:value-type="float" office:value="0.156411480603188" calcext:value-type="float">
            <text:p>0.156</text:p>
          </table:table-cell>
          <table:table-cell table:style-name="ce423" table:formula="of:=[.V47]*[.E47]" office:value-type="float" office:value="31" calcext:value-type="float">
            <text:p>31</text:p>
          </table:table-cell>
          <table:table-cell table:style-name="ce336"/>
          <table:table-cell table:style-name="ce444"/>
          <table:table-cell/>
          <table:table-cell table:style-name="ce436" table:number-columns-repeated="4"/>
          <table:table-cell table:number-columns-repeated="9"/>
          <table:table-cell table:style-name="ce326" table:number-columns-repeated="7"/>
          <table:table-cell/>
          <table:table-cell table:style-name="ce326"/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32"/>
          <table:table-cell table:style-name="ce337" office:value-type="string" calcext:value-type="string">
            <text:p>Shower</text:p>
          </table:table-cell>
          <table:table-cell table:style-name="ce336" office:value-type="string" calcext:value-type="string">
            <text:p>SHOWER</text:p>
          </table:table-cell>
          <table:table-cell table:style-name="ce359" office:value-type="float" office:value="0.997" calcext:value-type="float">
            <text:p>0.997</text:p>
          </table:table-cell>
          <table:table-cell table:style-name="ce336" office:value-type="string" calcext:value-type="string">
            <text:p>ACT_WASHDRESS</text:p>
          </table:table-cell>
          <table:table-cell table:style-name="ce336"/>
          <table:table-cell table:formula="of:=IF([.F48]=&quot;LEVEL&quot;; 1; VLOOKUP([.F48];[$ActivityStats.$C$4:$ActivityStats.$D$12];2;FALSE()))" office:value-type="float" office:value="0.133577668606201" calcext:value-type="float">
            <text:p>0.134</text:p>
          </table:table-cell>
          <table:table-cell table:style-name="ce374" table:formula="of:=24*60" office:value-type="float" office:value="1440" calcext:value-type="float">
            <text:p>1440</text:p>
          </table:table-cell>
          <table:table-cell table:style-name="ce374" table:formula="of:=[.H48]*[.I48]" office:value-type="float" office:value="192.351842792929" calcext:value-type="float">
            <text:p>192</text:p>
          </table:table-cell>
          <table:table-cell table:style-name="ce380" table:formula="of:=[.J48]/[.I48]" office:value-type="float" office:value="0.133577668606201" calcext:value-type="float">
            <text:p>0.13</text:p>
          </table:table-cell>
          <table:table-cell table:style-name="ce385" table:formula="of:=IF([.F48]=&quot;LEVEL&quot;;&quot;NO&quot;; &quot;YES&quot;)" office:value-type="string" office:string-value="YES" calcext:value-type="string">
            <text:p>YES</text:p>
          </table:table-cell>
          <table:table-cell table:formula="of:=IF([.L48]=&quot;NO&quot;;1;[$ActivityStats.$D$12])" office:value-type="float" office:value="0.47775902852124" calcext:value-type="float">
            <text:p>0.48</text:p>
          </table:table-cell>
          <table:table-cell table:style-name="ce385" table:formula="of:=[.M48]*[.I48]" office:value-type="float" office:value="687.973001070586" calcext:value-type="float">
            <text:p>688</text:p>
          </table:table-cell>
          <table:table-cell table:style-name="ce380" table:formula="of:=[.K48]/[.M48]" office:value-type="float" office:value="0.279592138781031" calcext:value-type="float">
            <text:p>0.28</text:p>
          </table:table-cell>
          <table:table-cell table:style-name="ce399" office:value-type="float" office:value="9.26" calcext:value-type="float">
            <text:p>9.26</text:p>
          </table:table-cell>
          <table:table-cell table:style-name="ce336" table:formula="of:=['file:///C:/Users/Lio/Documents/Activity-based-demand-modelling/CREST_data/CREST_Demand_Model_v2.3.3.xlsm'#$WaterUsage.E5]" office:value-type="float" office:value="25.7" calcext:value-type="float">
            <text:p>25.7</text:p>
          </table:table-cell>
          <table:table-cell table:style-name="ce399" table:formula="of:=[.Q48]/[.P48]" office:value-type="float" office:value="2.77537796976242" calcext:value-type="float">
            <text:p>2.78</text:p>
          </table:table-cell>
          <table:table-cell table:style-name="ce336" office:value-type="float" office:value="0" calcext:value-type="float">
            <text:p>0</text:p>
          </table:table-cell>
          <table:table-cell table:style-name="ce399" office:value-type="float" office:value="0" calcext:value-type="float">
            <text:p>0.00</text:p>
          </table:table-cell>
          <table:table-cell table:style-name="ce336" table:formula="of:=[.T48]*[.I48]" office:value-type="float" office:value="0" calcext:value-type="float">
            <text:p>0</text:p>
          </table:table-cell>
          <table:table-cell table:style-name="ce423" table:formula="of:=0.6*['file:///C:/Users/Lio/Documents/Activity-based-demand-modelling/CREST_data/CREST_Demand_Model_v2.3.3.xlsm'#$ActivityStats.C19]*['file:///C:/Users/Lio/Documents/Activity-based-demand-modelling/CREST_data/CREST_Demand_Model_v2.3.3.xlsm'#$WaterUsage.E5]" office:value-type="float" office:value="32.0460077712464" calcext:value-type="float">
            <text:p>32</text:p>
          </table:table-cell>
          <table:table-cell table:style-name="ce423" table:formula="of:=[.V48]-[.U48]" office:value-type="float" office:value="32.0460077712464" calcext:value-type="float">
            <text:p>32</text:p>
          </table:table-cell>
          <table:table-cell table:style-name="ce429" table:formula="of:=[.W48]/(([.P48]-[.T48])*[.R48])" office:value-type="float" office:value="1.24692637242204" calcext:value-type="float">
            <text:p>1.2</text:p>
          </table:table-cell>
          <table:table-cell table:style-name="ce429" table:formula="of:=[.X48]*[.R48]" office:value-type="float" office:value="3.4606919839359" calcext:value-type="float">
            <text:p>3.5</text:p>
          </table:table-cell>
          <table:table-cell table:style-name="ce429" table:formula="of:=[.X48]*[.S48]" office:value-type="float" office:value="0" calcext:value-type="float">
            <text:p>0.0</text:p>
          </table:table-cell>
          <table:table-cell table:style-name="ce423" table:formula="of:=[.N48]-[.Y48]-[.Z48]" office:value-type="float" office:value="684.51230908665" calcext:value-type="float">
            <text:p>685</text:p>
          </table:table-cell>
          <table:table-cell table:style-name="ce423" table:formula="of:=[.AA48]*[.O48]" office:value-type="float" office:value="191.384260519478" calcext:value-type="float">
            <text:p>191</text:p>
          </table:table-cell>
          <table:table-cell table:style-name="ce423" table:formula="of:=[.AB48]/[.X48]" office:value-type="float" office:value="153.484812537674" calcext:value-type="float">
            <text:p>153</text:p>
          </table:table-cell>
          <table:table-cell table:style-name="ce414" table:formula="of:=1/[.AC48]" office:value-type="float" office:value="0.00651530261181082" calcext:value-type="float">
            <text:p>0.007</text:p>
          </table:table-cell>
          <table:table-cell table:style-name="ce423" table:formula="of:=[.V48]*[.E48]" office:value-type="float" office:value="31.9498697479327" calcext:value-type="float">
            <text:p>32</text:p>
          </table:table-cell>
          <table:table-cell table:style-name="ce336"/>
          <table:table-cell table:style-name="ce444"/>
          <table:table-cell/>
          <table:table-cell table:style-name="ce436" table:number-columns-repeated="4"/>
          <table:table-cell table:number-columns-repeated="9"/>
          <table:table-cell table:style-name="ce326" table:number-columns-repeated="7"/>
          <table:table-cell/>
          <table:table-cell table:style-name="ce326"/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30"/>
          <table:table-cell table:style-name="ce338" office:value-type="string" calcext:value-type="string">
            <text:p>Bath</text:p>
          </table:table-cell>
          <table:table-cell table:style-name="ce342" office:value-type="string" calcext:value-type="string">
            <text:p>BATH</text:p>
          </table:table-cell>
          <table:table-cell table:style-name="ce360" office:value-type="float" office:value="0.916" calcext:value-type="float">
            <text:p>0.916</text:p>
          </table:table-cell>
          <table:table-cell table:style-name="ce342" office:value-type="string" calcext:value-type="string">
            <text:p>ACT_WASHDRESS</text:p>
          </table:table-cell>
          <table:table-cell table:style-name="ce342"/>
          <table:table-cell table:formula="of:=IF([.F49]=&quot;LEVEL&quot;; 1; VLOOKUP([.F49];[$ActivityStats.$C$4:$ActivityStats.$D$12];2;FALSE()))" office:value-type="float" office:value="0.133577668606201" calcext:value-type="float">
            <text:p>0.134</text:p>
          </table:table-cell>
          <table:table-cell table:style-name="ce375" table:formula="of:=24*60" office:value-type="float" office:value="1440" calcext:value-type="float">
            <text:p>1440</text:p>
          </table:table-cell>
          <table:table-cell table:style-name="ce375" table:formula="of:=[.H49]*[.I49]" office:value-type="float" office:value="192.351842792929" calcext:value-type="float">
            <text:p>192</text:p>
          </table:table-cell>
          <table:table-cell table:style-name="ce381" table:formula="of:=[.J49]/[.I49]" office:value-type="float" office:value="0.133577668606201" calcext:value-type="float">
            <text:p>0.13</text:p>
          </table:table-cell>
          <table:table-cell table:style-name="ce386" table:formula="of:=IF([.F49]=&quot;LEVEL&quot;;&quot;NO&quot;; &quot;YES&quot;)" office:value-type="string" office:string-value="YES" calcext:value-type="string">
            <text:p>YES</text:p>
          </table:table-cell>
          <table:table-cell table:formula="of:=IF([.L49]=&quot;NO&quot;;1;[$ActivityStats.$D$12])" office:value-type="float" office:value="0.47775902852124" calcext:value-type="float">
            <text:p>0.48</text:p>
          </table:table-cell>
          <table:table-cell table:style-name="ce386" table:formula="of:=[.M49]*[.I49]" office:value-type="float" office:value="687.973001070586" calcext:value-type="float">
            <text:p>688</text:p>
          </table:table-cell>
          <table:table-cell table:style-name="ce381" table:formula="of:=[.K49]/[.M49]" office:value-type="float" office:value="0.279592138781031" calcext:value-type="float">
            <text:p>0.28</text:p>
          </table:table-cell>
          <table:table-cell table:style-name="ce400" office:value-type="float" office:value="9.26" calcext:value-type="float">
            <text:p>9.26</text:p>
          </table:table-cell>
          <table:table-cell table:style-name="ce342" table:formula="of:=['file:///C:/Users/Lio/Documents/Activity-based-demand-modelling/CREST_data/CREST_Demand_Model_v2.3.3.xlsm'#$WaterUsage.F5]" office:value-type="float" office:value="73.3" calcext:value-type="float">
            <text:p>73.3</text:p>
          </table:table-cell>
          <table:table-cell table:style-name="ce400" table:formula="of:=[.Q49]/[.P49]" office:value-type="float" office:value="7.91576673866091" calcext:value-type="float">
            <text:p>7.92</text:p>
          </table:table-cell>
          <table:table-cell table:style-name="ce342" office:value-type="float" office:value="20" calcext:value-type="float">
            <text:p>20</text:p>
          </table:table-cell>
          <table:table-cell table:style-name="ce400" office:value-type="float" office:value="0" calcext:value-type="float">
            <text:p>0.00</text:p>
          </table:table-cell>
          <table:table-cell table:style-name="ce342" table:formula="of:=[.T49]*[.I49]" office:value-type="float" office:value="0" calcext:value-type="float">
            <text:p>0</text:p>
          </table:table-cell>
          <table:table-cell table:style-name="ce424" office:value-type="float" office:value="38" calcext:value-type="float">
            <text:p>38</text:p>
          </table:table-cell>
          <table:table-cell table:style-name="ce424" table:formula="of:=[.V49]-[.U49]" office:value-type="float" office:value="38" calcext:value-type="float">
            <text:p>38</text:p>
          </table:table-cell>
          <table:table-cell table:style-name="ce430" table:formula="of:=[.W49]/(([.P49]-[.T49])*[.R49])" office:value-type="float" office:value="0.518417462482947" calcext:value-type="float">
            <text:p>0.5</text:p>
          </table:table-cell>
          <table:table-cell table:style-name="ce430" table:formula="of:=[.X49]*[.R49]" office:value-type="float" office:value="4.1036717062635" calcext:value-type="float">
            <text:p>4.1</text:p>
          </table:table-cell>
          <table:table-cell table:style-name="ce430" table:formula="of:=[.X49]*[.S49]" office:value-type="float" office:value="10.3683492496589" calcext:value-type="float">
            <text:p>10.4</text:p>
          </table:table-cell>
          <table:table-cell table:style-name="ce424" table:formula="of:=[.N49]-[.Y49]-[.Z49]" office:value-type="float" office:value="673.500980114663" calcext:value-type="float">
            <text:p>674</text:p>
          </table:table-cell>
          <table:table-cell table:style-name="ce424" table:formula="of:=[.AA49]*[.O49]" office:value-type="float" office:value="188.305579501379" calcext:value-type="float">
            <text:p>188</text:p>
          </table:table-cell>
          <table:table-cell table:style-name="ce424" table:formula="of:=[.AB49]/[.X49]" office:value-type="float" office:value="363.231552038187" calcext:value-type="float">
            <text:p>363</text:p>
          </table:table-cell>
          <table:table-cell table:style-name="ce415" table:formula="of:=1/[.AC49]" office:value-type="float" office:value="0.00275306479954382" calcext:value-type="float">
            <text:p>0.003</text:p>
          </table:table-cell>
          <table:table-cell table:style-name="ce424" table:formula="of:=[.V49]*[.E49]" office:value-type="float" office:value="34.808" calcext:value-type="float">
            <text:p>35</text:p>
          </table:table-cell>
          <table:table-cell table:style-name="ce342"/>
          <table:table-cell table:style-name="ce445"/>
          <table:table-cell/>
          <table:table-cell table:style-name="ce436" table:number-columns-repeated="4"/>
          <table:table-cell table:number-columns-repeated="9"/>
          <table:table-cell table:style-name="ce326" table:number-columns-repeated="7"/>
          <table:table-cell/>
          <table:table-cell table:style-name="ce326"/>
          <table:table-cell table:number-columns-repeated="5"/>
        </table:table-row>
        <table:table-row table:style-name="ro2" table:number-rows-repeated="3">
          <table:table-cell table:style-name="Default" table:number-columns-repeated="33"/>
          <table:table-cell table:style-name="ce447" table:number-columns-repeated="23"/>
          <table:table-cell table:number-columns-repeated="5"/>
        </table:table-row>
        <table:table-row table:style-name="ro2">
          <table:table-cell table:style-name="Default" table:number-columns-repeated="33"/>
          <table:table-cell table:style-name="ce447" table:number-columns-repeated="23"/>
          <table:table-cell table:number-columns-repeated="5"/>
        </table:table-row>
      </table:table>
      <table:table table:name="ActivityStats" table:style-name="ta1" table:print="false">
        <table:table-column table:style-name="co4" table:default-cell-style-name="ce449"/>
        <table:table-column table:style-name="co2" table:default-cell-style-name="ce451"/>
        <table:table-column table:style-name="co5" table:default-cell-style-name="ce454"/>
        <table:table-column table:style-name="co6" table:default-cell-style-name="ce457"/>
        <table:table-row table:style-name="ro1">
          <table:table-cell table:style-name="ce325"/>
          <table:table-cell table:style-name="ce327" office:value-type="string" calcext:value-type="string">
            <text:p>Active occupant and activity statistics (derived from the german TOU.)</text:p>
          </table:table-cell>
          <table:table-cell table:style-name="ce325" table:number-columns-repeated="2"/>
        </table:table-row>
        <table:table-row table:style-name="ro1">
          <table:table-cell table:style-name="ce325"/>
          <table:table-cell table:style-name="ce327"/>
          <table:table-cell table:style-name="ce325" table:number-columns-repeated="2"/>
        </table:table-row>
        <table:table-row table:style-name="ro3">
          <table:table-cell/>
          <table:table-cell table:style-name="ce450" office:value-type="string" calcext:value-type="string">
            <text:p>Activity</text:p>
          </table:table-cell>
          <table:table-cell table:style-name="ce453" office:value-type="string" calcext:value-type="string">
            <text:p>Activity name</text:p>
          </table:table-cell>
          <table:table-cell table:style-name="ce456" office:value-type="string" calcext:value-type="string">
            <text:p>Average activity probability (or average proportion of time where at least one active occupant is engaged in this activity)</text:p>
          </table:table-cell>
        </table:table-row>
        <table:table-row table:style-name="ro4">
          <table:table-cell/>
          <table:table-cell office:value-type="string" calcext:value-type="string">
            <text:p>Watching television</text:p>
          </table:table-cell>
          <table:table-cell office:value-type="string" calcext:value-type="string">
            <text:p>Act_TV</text:p>
          </table:table-cell>
          <table:table-cell office:value-type="float" office:value="0.228549421174936" calcext:value-type="float">
            <text:p>0.229</text:p>
          </table:table-cell>
        </table:table-row>
        <table:table-row table:style-name="ro5">
          <table:table-cell/>
          <table:table-cell office:value-type="string" calcext:value-type="string">
            <text:p>Performing cooking activities</text:p>
          </table:table-cell>
          <table:table-cell office:value-type="string" calcext:value-type="string">
            <text:p>Act_Cooking</text:p>
          </table:table-cell>
          <table:table-cell office:value-type="float" office:value="0.0606130677183567" calcext:value-type="float">
            <text:p>0.061</text:p>
          </table:table-cell>
        </table:table-row>
        <table:table-row table:style-name="ro2">
          <table:table-cell/>
          <table:table-cell office:value-type="string" calcext:value-type="string">
            <text:p>Doing laundry</text:p>
          </table:table-cell>
          <table:table-cell office:value-type="string" calcext:value-type="string">
            <text:p>Act_Laundry</text:p>
          </table:table-cell>
          <table:table-cell office:value-type="float" office:value="0.0140074682496996" calcext:value-type="float">
            <text:p>0.014</text:p>
          </table:table-cell>
        </table:table-row>
        <table:table-row table:style-name="ro4">
          <table:table-cell/>
          <table:table-cell office:value-type="string" calcext:value-type="string">
            <text:p>Washing or dressing</text:p>
          </table:table-cell>
          <table:table-cell office:value-type="string" calcext:value-type="string">
            <text:p>Act_WashDress</text:p>
          </table:table-cell>
          <table:table-cell office:value-type="float" office:value="0.133577668606201" calcext:value-type="float">
            <text:p>0.134</text:p>
          </table:table-cell>
        </table:table-row>
        <table:table-row table:style-name="ro2">
          <table:table-cell/>
          <table:table-cell office:value-type="string" calcext:value-type="string">
            <text:p>Ironing</text:p>
          </table:table-cell>
          <table:table-cell office:value-type="string" calcext:value-type="string">
            <text:p>Act_Iron</text:p>
          </table:table-cell>
          <table:table-cell office:value-type="float" office:value="0.00809295793279327" calcext:value-type="float">
            <text:p>0.008</text:p>
          </table:table-cell>
        </table:table-row>
        <table:table-row table:style-name="ro4">
          <table:table-cell/>
          <table:table-cell office:value-type="string" calcext:value-type="string">
            <text:p>Cleaning the house</text:p>
          </table:table-cell>
          <table:table-cell office:value-type="string" calcext:value-type="string">
            <text:p>Act_HouseClean</text:p>
          </table:table-cell>
          <table:table-cell office:value-type="float" office:value="0.0529504866187396" calcext:value-type="float">
            <text:p>0.053</text:p>
          </table:table-cell>
        </table:table-row>
        <table:table-row table:style-name="ro4">
          <table:table-cell/>
          <table:table-cell office:value-type="string" calcext:value-type="string">
            <text:p>Using electronics</text:p>
          </table:table-cell>
          <table:table-cell office:value-type="string" calcext:value-type="string">
            <text:p>Act_Elec</text:p>
          </table:table-cell>
          <table:table-cell office:value-type="float" office:value="0.0456507194552938" calcext:value-type="float">
            <text:p>0.046</text:p>
          </table:table-cell>
        </table:table-row>
        <table:table-row table:style-name="ro4">
          <table:table-cell/>
          <table:table-cell office:value-type="string" calcext:value-type="string">
            <text:p>Cleaning after dinner</text:p>
          </table:table-cell>
          <table:table-cell office:value-type="string" calcext:value-type="string">
            <text:p>Act_DishWashing</text:p>
          </table:table-cell>
          <table:table-cell office:value-type="float" office:value="0.0216761223953879" calcext:value-type="float">
            <text:p>0.022</text:p>
          </table:table-cell>
        </table:table-row>
        <table:table-row table:style-name="ro4">
          <table:table-cell/>
          <table:table-cell table:style-name="ce452" office:value-type="string" calcext:value-type="string">
            <text:p>Active occupancy</text:p>
          </table:table-cell>
          <table:table-cell table:style-name="ce455" office:value-type="string" calcext:value-type="string">
            <text:p>ACTIVE_OCC</text:p>
          </table:table-cell>
          <table:table-cell office:value-type="float" office:value="0.47775902852124" calcext:value-type="float">
            <text:p>0.478</text:p>
          </table:table-cell>
        </table:table-row>
      </table:table>
      <table:table table:name="Lighting" table:style-name="ta2">
        <table:table-column table:style-name="co2" table:number-columns-repeated="2" table:default-cell-style-name="ce137"/>
        <table:table-column table:style-name="co7" table:default-cell-style-name="ce137"/>
        <table:table-column table:style-name="co8" table:default-cell-style-name="ce137"/>
        <table:table-column table:style-name="co2" table:number-columns-repeated="15" table:default-cell-style-name="ce137"/>
        <table:table-row table:style-name="ro1">
          <table:table-cell/>
          <table:table-cell table:style-name="ce327" office:value-type="string" calcext:value-type="string">
            <text:p>Lighting Model Configuration</text:p>
          </table:table-cell>
          <table:table-cell table:number-columns-repeated="17"/>
        </table:table-row>
        <table:table-row table:style-name="ro2">
          <table:table-cell/>
          <table:table-cell table:style-name="ce138"/>
          <table:table-cell table:number-columns-repeated="17"/>
        </table:table-row>
        <table:table-row table:style-name="ro2">
          <table:table-cell/>
          <table:table-cell table:style-name="ce138" office:value-type="string" calcext:value-type="string">
            <text:p>1. General configuratio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S.D.</text:p>
          </table:table-cell>
          <table:table-cell table:number-columns-repeated="12"/>
        </table:table-row>
        <table:table-row table:style-name="ro2">
          <table:table-cell/>
          <table:table-cell table:style-name="ce138"/>
          <table:table-cell/>
          <table:table-cell table:style-name="ce144" office:value-type="string" calcext:value-type="string">
            <text:p>House external global irradiance threshold</text:p>
          </table:table-cell>
          <table:table-cell table:style-name="ce148"/>
          <table:table-cell table:style-name="ce143" office:value-type="float" office:value="60" calcext:value-type="float">
            <text:p>60</text:p>
          </table:table-cell>
          <table:table-cell table:style-name="ce143" office:value-type="float" office:value="10" calcext:value-type="float">
            <text:p>10</text:p>
          </table:table-cell>
          <table:table-cell office:value-type="string" calcext:value-type="string">
            <text:p>W/m2</text:p>
          </table:table-cell>
          <table:table-cell table:number-columns-repeated="11"/>
        </table:table-row>
        <table:table-row table:style-name="ro2">
          <table:table-cell/>
          <table:table-cell table:style-name="ce138"/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17"/>
          <table:table-cell table:style-name="ce138" office:value-type="string" calcext:value-type="string">
            <text:p>Random variable, X</text:p>
          </table:table-cell>
          <table:table-cell table:style-name="ce138" office:value-type="string" calcext:value-type="string">
            <text:p>Relative bulb use</text:p>
          </table:table-cell>
        </table:table-row>
        <table:table-row table:style-name="ro2">
          <table:table-cell/>
          <table:table-cell table:style-name="ce138" office:value-type="string" calcext:value-type="string">
            <text:p>2. Relative bulb use weighting</text:p>
          </table:table-cell>
          <table:table-cell/>
          <table:table-cell office:value-type="string" calcext:value-type="string">
            <text:p>This represents the concept that some bulbs are used more frequently than others in a house.</text:p>
          </table:table-cell>
          <table:table-cell table:number-columns-repeated="13"/>
          <table:table-cell table:style-name="ce138"/>
          <table:table-cell table:style-name="ce138" office:value-type="string" calcext:value-type="string">
            <text:p>weighting</text:p>
          </table:table-cell>
        </table:table-row>
        <table:table-row table:style-name="ro2">
          <table:table-cell/>
          <table:table-cell table:style-name="ce138"/>
          <table:table-cell table:number-columns-repeated="15"/>
          <table:table-cell table:style-name="ce138" table:number-columns-repeated="2"/>
        </table:table-row>
        <table:table-row table:style-name="ro2">
          <table:table-cell/>
          <table:table-cell table:style-name="ce138"/>
          <table:table-cell>
            <draw:frame draw:z-index="0" draw:name="Chart 7" draw:style-name="gr1" draw:text-style-name="P1" svg:width="6.2618in" svg:height="1.4157in" svg:x="0.7563in" svg:y="0.0335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  <table:table-cell office:value-type="float" office:value="0.01" calcext:value-type="float">
            <text:p>0.01</text:p>
          </table:table-cell>
          <table:table-cell office:value-type="float" office:value="4.60517018598809" calcext:value-type="float">
            <text:p>4.60517018598809</text:p>
          </table:table-cell>
        </table:table-row>
        <table:table-row table:style-name="ro2">
          <table:table-cell/>
          <table:table-cell table:style-name="ce138"/>
          <table:table-cell table:number-columns-repeated="15"/>
          <table:table-cell office:value-type="float" office:value="0.05" calcext:value-type="float">
            <text:p>0.05</text:p>
          </table:table-cell>
          <table:table-cell office:value-type="float" office:value="2.99573227355399" calcext:value-type="float">
            <text:p>2.99573227355399</text:p>
          </table:table-cell>
        </table:table-row>
        <table:table-row table:style-name="ro2">
          <table:table-cell/>
          <table:table-cell table:style-name="ce138"/>
          <table:table-cell table:number-columns-repeated="15"/>
          <table:table-cell office:value-type="float" office:value="0.1" calcext:value-type="float">
            <text:p>0.1</text:p>
          </table:table-cell>
          <table:table-cell office:value-type="float" office:value="2.30258509299405" calcext:value-type="float">
            <text:p>2.30258509299405</text:p>
          </table:table-cell>
        </table:table-row>
        <table:table-row table:style-name="ro2">
          <table:table-cell/>
          <table:table-cell table:style-name="ce138"/>
          <table:table-cell table:number-columns-repeated="15"/>
          <table:table-cell office:value-type="float" office:value="0.15" calcext:value-type="float">
            <text:p>0.15</text:p>
          </table:table-cell>
          <table:table-cell office:value-type="float" office:value="1.89711998488588" calcext:value-type="float">
            <text:p>1.89711998488588</text:p>
          </table:table-cell>
        </table:table-row>
        <table:table-row table:style-name="ro2">
          <table:table-cell table:number-columns-repeated="17"/>
          <table:table-cell office:value-type="float" office:value="0.2" calcext:value-type="float">
            <text:p>0.2</text:p>
          </table:table-cell>
          <table:table-cell office:value-type="float" office:value="1.6094379124341" calcext:value-type="float">
            <text:p>1.6094379124341</text:p>
          </table:table-cell>
        </table:table-row>
        <table:table-row table:style-name="ro2">
          <table:table-cell table:number-columns-repeated="17"/>
          <table:table-cell office:value-type="float" office:value="0.25" calcext:value-type="float">
            <text:p>0.25</text:p>
          </table:table-cell>
          <table:table-cell office:value-type="float" office:value="1.38629436111989" calcext:value-type="float">
            <text:p>1.38629436111989</text:p>
          </table:table-cell>
        </table:table-row>
        <table:table-row table:style-name="ro2">
          <table:table-cell table:number-columns-repeated="17"/>
          <table:table-cell office:value-type="float" office:value="0.3" calcext:value-type="float">
            <text:p>0.3</text:p>
          </table:table-cell>
          <table:table-cell office:value-type="float" office:value="1.20397280432594" calcext:value-type="float">
            <text:p>1.20397280432594</text:p>
          </table:table-cell>
        </table:table-row>
        <table:table-row table:style-name="ro2">
          <table:table-cell table:number-columns-repeated="17"/>
          <table:table-cell office:value-type="float" office:value="0.35" calcext:value-type="float">
            <text:p>0.35</text:p>
          </table:table-cell>
          <table:table-cell office:value-type="float" office:value="1.04982212449868" calcext:value-type="float">
            <text:p>1.04982212449868</text:p>
          </table:table-cell>
        </table:table-row>
        <table:table-row table:style-name="ro2">
          <table:table-cell table:number-columns-repeated="17"/>
          <table:table-cell office:value-type="float" office:value="0.4" calcext:value-type="float">
            <text:p>0.4</text:p>
          </table:table-cell>
          <table:table-cell office:value-type="float" office:value="0.916290731874155" calcext:value-type="float">
            <text:p>0.91629073187415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urve is of the form: h(t) = - Ln(X)</text:p>
          </table:table-cell>
          <table:table-cell table:number-columns-repeated="13"/>
          <table:table-cell office:value-type="float" office:value="0.45" calcext:value-type="float">
            <text:p>0.45</text:p>
          </table:table-cell>
          <table:table-cell office:value-type="float" office:value="0.798507696217772" calcext:value-type="float">
            <text:p>0.798507696217772</text:p>
          </table:table-cell>
        </table:table-row>
        <table:table-row table:style-name="ro2">
          <table:table-cell table:number-columns-repeated="17"/>
          <table:table-cell office:value-type="float" office:value="0.5" calcext:value-type="float">
            <text:p>0.5</text:p>
          </table:table-cell>
          <table:table-cell office:value-type="float" office:value="0.693147180559945" calcext:value-type="float">
            <text:p>0.693147180559945</text:p>
          </table:table-cell>
        </table:table-row>
        <table:table-row table:style-name="ro2">
          <table:table-cell table:number-columns-repeated="17"/>
          <table:table-cell office:value-type="float" office:value="0.55" calcext:value-type="float">
            <text:p>0.55</text:p>
          </table:table-cell>
          <table:table-cell office:value-type="float" office:value="0.59783700075562" calcext:value-type="float">
            <text:p>0.59783700075562</text:p>
          </table:table-cell>
        </table:table-row>
        <table:table-row table:style-name="ro2">
          <table:table-cell/>
          <table:table-cell table:style-name="ce138" office:value-type="string" calcext:value-type="string">
            <text:p>3. Calibration scalar</text:p>
          </table:table-cell>
          <table:table-cell/>
          <table:table-cell office:value-type="string" calcext:value-type="string">
            <text:p>This calibration scaler is used to calibrate the model to so that it provides a particular average output over a large number of runs.</text:p>
          </table:table-cell>
          <table:table-cell table:number-columns-repeated="13"/>
          <table:table-cell office:value-type="float" office:value="0.6" calcext:value-type="float">
            <text:p>0.6</text:p>
          </table:table-cell>
          <table:table-cell office:value-type="float" office:value="0.510825623765991" calcext:value-type="float">
            <text:p>0.510825623765991</text:p>
          </table:table-cell>
        </table:table-row>
        <table:table-row table:style-name="ro2">
          <table:table-cell table:number-columns-repeated="4"/>
          <table:table-cell table:style-name="ce138"/>
          <table:table-cell table:number-columns-repeated="12"/>
          <table:table-cell office:value-type="float" office:value="0.65" calcext:value-type="float">
            <text:p>0.65</text:p>
          </table:table-cell>
          <table:table-cell office:value-type="float" office:value="0.430782916092454" calcext:value-type="float">
            <text:p>0.430782916092454</text:p>
          </table:table-cell>
        </table:table-row>
        <table:table-row table:style-name="ro2">
          <table:table-cell table:number-columns-repeated="3"/>
          <table:table-cell table:style-name="ce138" office:value-type="string" calcext:value-type="string">
            <text:p>Calibration scalar</text:p>
          </table:table-cell>
          <table:table-cell table:style-name="ce141" office:value-type="string" calcext:value-type="string">
            <text:p>z</text:p>
          </table:table-cell>
          <table:table-cell table:style-name="ce143" office:value-type="float" office:value="0.00815368639667705" calcext:value-type="float">
            <text:p>0.008153686396677</text:p>
          </table:table-cell>
          <table:table-cell table:number-columns-repeated="11"/>
          <table:table-cell office:value-type="float" office:value="0.7" calcext:value-type="float">
            <text:p>0.7</text:p>
          </table:table-cell>
          <table:table-cell office:value-type="float" office:value="0.356674943938732" calcext:value-type="float">
            <text:p>0.356674943938732</text:p>
          </table:table-cell>
        </table:table-row>
        <table:table-row table:style-name="ro2">
          <table:table-cell table:number-columns-repeated="17"/>
          <table:table-cell office:value-type="float" office:value="0.75" calcext:value-type="float">
            <text:p>0.75</text:p>
          </table:table-cell>
          <table:table-cell office:value-type="float" office:value="0.287682072451781" calcext:value-type="float">
            <text:p>0.287682072451781</text:p>
          </table:table-cell>
        </table:table-row>
        <table:table-row table:style-name="ro2">
          <table:table-cell table:number-columns-repeated="17"/>
          <table:table-cell office:value-type="float" office:value="0.8" calcext:value-type="float">
            <text:p>0.8</text:p>
          </table:table-cell>
          <table:table-cell office:value-type="float" office:value="0.22314355131421" calcext:value-type="float">
            <text:p>0.22314355131421</text:p>
          </table:table-cell>
        </table:table-row>
        <table:table-row table:style-name="ro2">
          <table:table-cell table:number-columns-repeated="17"/>
          <table:table-cell office:value-type="float" office:value="0.85" calcext:value-type="float">
            <text:p>0.85</text:p>
          </table:table-cell>
          <table:table-cell office:value-type="float" office:value="0.162518929497775" calcext:value-type="float">
            <text:p>0.162518929497775</text:p>
          </table:table-cell>
        </table:table-row>
        <table:table-row table:style-name="ro2">
          <table:table-cell table:number-columns-repeated="17"/>
          <table:table-cell office:value-type="float" office:value="0.9" calcext:value-type="float">
            <text:p>0.9</text:p>
          </table:table-cell>
          <table:table-cell office:value-type="float" office:value="0.105360515657826" calcext:value-type="float">
            <text:p>0.105360515657826</text:p>
          </table:table-cell>
        </table:table-row>
        <table:table-row table:style-name="ro2">
          <table:table-cell/>
          <table:table-cell table:style-name="ce138" office:value-type="string" calcext:value-type="string">
            <text:p>4. Effective occupancy</text:p>
          </table:table-cell>
          <table:table-cell/>
          <table:table-cell office:value-type="string" calcext:value-type="string">
            <text:p>Effective occupancy represents the sharing of light use.</text:p>
          </table:table-cell>
          <table:table-cell table:number-columns-repeated="13"/>
          <table:table-cell office:value-type="float" office:value="0.95" calcext:value-type="float">
            <text:p>0.95</text:p>
          </table:table-cell>
          <table:table-cell office:value-type="float" office:value="0.0512932943875506" calcext:value-type="float">
            <text:p>0.051293294387551</text:p>
          </table:table-cell>
        </table:table-row>
        <table:table-row table:style-name="ro2">
          <table:table-cell/>
          <table:table-cell table:style-name="ce138"/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/>
          <table:table-cell table:style-name="ce138"/>
          <table:table-cell/>
          <table:table-cell office:value-type="string" calcext:value-type="string">
            <text:p>Derived from:</text:p>
          </table:table-cell>
          <table:table-cell office:value-type="string" calcext:value-type="string">
            <text:p>U.S. Department of Energy, Energy Information Administration, 1993 Residential Energy Consumption Survey, </text:p>
          </table:table-cell>
          <table:table-cell table:number-columns-repeated="14"/>
        </table:table-row>
        <table:table-row table:style-name="ro2">
          <table:table-cell/>
          <table:table-cell table:style-name="ce138"/>
          <table:table-cell table:number-columns-repeated="2"/>
          <table:table-cell office:value-type="string" calcext:value-type="string">
            <text:p>Mean Annual Electricity Consumption for Lighting, by Family Income by Number of Household Members</text:p>
          </table:table-cell>
          <table:table-cell table:number-columns-repeated="14"/>
        </table:table-row>
        <table:table-row table:style-name="ro2">
          <table:table-cell/>
          <table:table-cell table:style-name="ce138"/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139" office:value-type="string" calcext:value-type="string">
            <text:p>Number of </text:p>
          </table:table-cell>
          <table:table-cell table:style-name="ce139" office:value-type="string" calcext:value-type="string">
            <text:p>Effective</text:p>
          </table:table-cell>
          <table:table-cell/>
          <table:table-cell>
            <draw:frame draw:z-index="1" draw:name="Chart 2_0" draw:style-name="gr1" draw:text-style-name="P1" svg:width="6.4283in" svg:height="1.7382in" svg:x="0.4941in" svg:y="0.1138in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140" office:value-type="string" calcext:value-type="string">
            <text:p>active occupants</text:p>
          </table:table-cell>
          <table:table-cell table:style-name="ce140" office:value-type="string" calcext:value-type="string">
            <text:p>occupancy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145" office:value-type="float" office:value="0" calcext:value-type="float">
            <text:p>0</text:p>
          </table:table-cell>
          <table:table-cell table:style-name="ce149" office:value-type="float" office:value="0" calcext:value-type="float">
            <text:p>0.000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141" office:value-type="float" office:value="1" calcext:value-type="float">
            <text:p>1</text:p>
          </table:table-cell>
          <table:table-cell table:style-name="ce149" office:value-type="float" office:value="1" calcext:value-type="float">
            <text:p>1.000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141" office:value-type="float" office:value="2" calcext:value-type="float">
            <text:p>2</text:p>
          </table:table-cell>
          <table:table-cell table:style-name="ce149" office:value-type="float" office:value="1.52814569536424" calcext:value-type="float">
            <text:p>1.528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141" office:value-type="float" office:value="3" calcext:value-type="float">
            <text:p>3</text:p>
          </table:table-cell>
          <table:table-cell table:style-name="ce149" office:value-type="float" office:value="1.69370860927152" calcext:value-type="float">
            <text:p>1.694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141" office:value-type="float" office:value="4" calcext:value-type="float">
            <text:p>4</text:p>
          </table:table-cell>
          <table:table-cell table:style-name="ce149" office:value-type="float" office:value="1.98344370860927" calcext:value-type="float">
            <text:p>1.983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141" office:value-type="float" office:value="5" calcext:value-type="float">
            <text:p>5</text:p>
          </table:table-cell>
          <table:table-cell table:style-name="ce149" office:value-type="float" office:value="2.09437086092715" calcext:value-type="float">
            <text:p>2.094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ce142"/>
          <table:table-cell table:style-name="ce146"/>
          <table:table-cell table:number-columns-repeated="15"/>
        </table:table-row>
        <table:table-row table:style-name="ro2" table:number-rows-repeated="3">
          <table:table-cell table:number-columns-repeated="19"/>
        </table:table-row>
        <table:table-row table:style-name="ro2">
          <table:table-cell/>
          <table:table-cell table:style-name="ce138" office:value-type="string" calcext:value-type="string">
            <text:p>5. Lighting event duration model</text:p>
          </table:table-cell>
          <table:table-cell/>
          <table:table-cell office:value-type="string" calcext:value-type="string">
            <text:p>This model defines how long a bulb will stay on for, if a switch-on event occurs.</text:p>
          </table:table-cell>
          <table:table-cell table:number-columns-repeated="15"/>
        </table:table-row>
        <table:table-row table:style-name="ro2">
          <table:table-cell/>
          <table:table-cell table:style-name="ce138"/>
          <table:table-cell table:number-columns-repeated="17"/>
        </table:table-row>
        <table:table-row table:style-name="ro2">
          <table:table-cell/>
          <table:table-cell table:style-name="ce138"/>
          <table:table-cell/>
          <table:table-cell office:value-type="string" calcext:value-type="string">
            <text:p>Source:</text:p>
          </table:table-cell>
          <table:table-cell office:value-type="string" calcext:value-type="string">
            <text:p>M. Stokes, M. Rylatt, K. Lomas, A simple model of domestic lighting demand, Energy and Buildings 36 (2004) 103-116</text:p>
          </table:table-cell>
          <table:table-cell table:number-columns-repeated="14"/>
        </table:table-row>
        <table:table-row table:style-name="ro2" table:number-rows-repeated="2">
          <table:table-cell/>
          <table:table-cell table:style-name="ce138"/>
          <table:table-cell table:number-columns-repeated="17"/>
        </table:table-row>
        <table:table-row table:style-name="ro2">
          <table:table-cell table:number-columns-repeated="6"/>
          <table:table-cell>
            <draw:frame draw:z-index="2" draw:name="Chart 6_0" draw:style-name="gr1" draw:text-style-name="P1" svg:width="6.5638in" svg:height="1.9157in" svg:x="0.4941in" svg:y="0.1228in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  <table:table-row table:style-name="ro2">
          <table:table-cell/>
          <table:table-cell table:style-name="ce139" office:value-type="string" calcext:value-type="string">
            <text:p>range of equal</text:p>
          </table:table-cell>
          <table:table-cell table:style-name="ce139" office:value-type="string" calcext:value-type="string">
            <text:p>lower value</text:p>
          </table:table-cell>
          <table:table-cell table:style-name="ce139" office:value-type="string" calcext:value-type="string">
            <text:p>upper value</text:p>
          </table:table-cell>
          <table:table-cell table:style-name="ce139" office:value-type="string" calcext:value-type="string">
            <text:p>cumulative</text:p>
          </table:table-cell>
          <table:table-cell table:number-columns-repeated="14"/>
        </table:table-row>
        <table:table-row table:style-name="ro2">
          <table:table-cell/>
          <table:table-cell table:style-name="ce140" office:value-type="string" calcext:value-type="string">
            <text:p>probability number</text:p>
          </table:table-cell>
          <table:table-cell table:number-columns-repeated="2" table:style-name="ce140" office:value-type="string" calcext:value-type="string">
            <text:p>(minutes)</text:p>
          </table:table-cell>
          <table:table-cell table:style-name="ce140" office:value-type="string" calcext:value-type="string">
            <text:p>probability</text:p>
          </table:table-cell>
          <table:table-cell table:number-columns-repeated="14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1" office:value-type="float" office:value="0.111111111111111" calcext:value-type="float">
            <text:p>0.111111111111111</text:p>
          </table:table-cell>
          <table:table-cell table:number-columns-repeated="14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number-columns-repeated="2" table:style-name="ce143" office:value-type="float" office:value="2" calcext:value-type="float">
            <text:p>2</text:p>
          </table:table-cell>
          <table:table-cell table:style-name="ce141" office:value-type="float" office:value="0.222222222222222" calcext:value-type="float">
            <text:p>0.222222222222222</text:p>
          </table:table-cell>
          <table:table-cell table:number-columns-repeated="14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1" office:value-type="float" office:value="0.333333333333333" calcext:value-type="float">
            <text:p>0.333333333333333</text:p>
          </table:table-cell>
          <table:table-cell table:number-columns-repeated="14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8" calcext:value-type="float">
            <text:p>8</text:p>
          </table:table-cell>
          <table:table-cell table:style-name="ce141" office:value-type="float" office:value="0.444444444444444" calcext:value-type="float">
            <text:p>0.444444444444444</text:p>
          </table:table-cell>
          <table:table-cell table:number-columns-repeated="14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16" calcext:value-type="float">
            <text:p>16</text:p>
          </table:table-cell>
          <table:table-cell table:style-name="ce141" office:value-type="float" office:value="0.555555555555556" calcext:value-type="float">
            <text:p>0.555555555555556</text:p>
          </table:table-cell>
          <table:table-cell table:number-columns-repeated="14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27" calcext:value-type="float">
            <text:p>27</text:p>
          </table:table-cell>
          <table:table-cell table:style-name="ce141" office:value-type="float" office:value="0.666666666666667" calcext:value-type="float">
            <text:p>0.666666666666667</text:p>
          </table:table-cell>
          <table:table-cell table:number-columns-repeated="14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49" calcext:value-type="float">
            <text:p>49</text:p>
          </table:table-cell>
          <table:table-cell table:style-name="ce141" office:value-type="float" office:value="0.777777777777778" calcext:value-type="float">
            <text:p>0.777777777777778</text:p>
          </table:table-cell>
          <table:table-cell table:number-columns-repeated="14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91" calcext:value-type="float">
            <text:p>91</text:p>
          </table:table-cell>
          <table:table-cell table:style-name="ce141" office:value-type="float" office:value="0.888888888888889" calcext:value-type="float">
            <text:p>0.888888888888889</text:p>
          </table:table-cell>
          <table:table-cell table:number-columns-repeated="14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3" office:value-type="float" office:value="92" calcext:value-type="float">
            <text:p>92</text:p>
          </table:table-cell>
          <table:table-cell table:style-name="ce143" office:value-type="float" office:value="259" calcext:value-type="float">
            <text:p>259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4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style-name="Default" table:number-columns-repeated="19"/>
        </table:table-row>
        <table:table-row table:style-name="ro2">
          <table:table-cell table:style-name="Default"/>
          <table:table-cell table:style-name="ce138" office:value-type="string" calcext:value-type="string">
            <text:p>6. Installed bulbs</text:p>
          </table:table-cell>
          <table:table-cell table:style-name="Default"/>
          <table:table-cell table:style-name="Default" office:value-type="string" calcext:value-type="string">
            <text:p>Defines how the households are populated with lights, normal distribution</text:p>
          </table:table-cell>
          <table:table-cell table:style-name="Default" table:number-columns-repeated="15"/>
        </table:table-row>
        <table:table-row table:style-name="ro2">
          <table:table-cell table:style-name="Default" table:number-columns-repeated="6"/>
          <table:table-cell table:style-name="Default" office:value-type="string" calcext:value-type="string">
            <text:p>Frondel 2019</text:p>
          </table:table-cell>
          <table:table-cell table:style-name="Default" table:number-columns-repeated="12"/>
        </table:table-row>
        <table:table-row table:style-name="ro2">
          <table:table-cell table:style-name="Default" table:number-columns-repeated="19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Mean number of bulbs</text:p>
          </table:table-cell>
          <table:table-cell table:style-name="Default" office:value-type="float" office:value="25.11" calcext:value-type="float">
            <text:p>25.11</text:p>
          </table:table-cell>
          <table:table-cell table:style-name="Default" table:number-columns-repeated="15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Std for number of bulbs</text:p>
          </table:table-cell>
          <table:table-cell table:style-name="ce147" office:value-type="float" office:value="15.92" calcext:value-type="float">
            <text:p>15.92</text:p>
          </table:table-cell>
          <table:table-cell table:style-name="Default" table:number-columns-repeated="15"/>
        </table:table-row>
        <table:table-row table:style-name="ro2" table:number-rows-repeated="2">
          <table:table-cell table:style-name="Default" table:number-columns-repeated="19"/>
        </table:table-row>
        <table:table-row table:style-name="ro2">
          <table:table-cell table:style-name="Default"/>
          <table:table-cell table:style-name="ce138" office:value-type="string" calcext:value-type="string">
            <text:p>6. Bulb types</text:p>
          </table:table-cell>
          <table:table-cell table:style-name="Default"/>
          <table:table-cell table:style-name="Default" office:value-type="string" calcext:value-type="string">
            <text:p>Defines how the households are populated with lights</text:p>
          </table:table-cell>
          <table:table-cell table:style-name="Default" table:number-columns-repeated="15"/>
        </table:table-row>
        <table:table-row table:style-name="ro2">
          <table:table-cell table:style-name="Default" table:number-columns-repeated="19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Penetration</text:p>
          </table:table-cell>
          <table:table-cell table:style-name="Default" office:value-type="string" calcext:value-type="string">
            <text:p>Consumption[W]</text:p>
          </table:table-cell>
          <table:table-cell table:style-name="Default" table:number-columns-repeated="14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LED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4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CFL</text:p>
          </table:table-cell>
          <table:table-cell table:style-name="ce147" office:value-type="float" office:value="0.25" calcext:value-type="float">
            <text:p>0.2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table:number-columns-repeated="14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Incandescent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14"/>
        </table:table-row>
      </table:table>
      <table:table table:name="Heating Systems" table:style-name="ta3">
        <office:forms form:automatic-focus="false" form:apply-design-mode="false"/>
        <table:table-column table:style-name="co2" table:default-cell-style-name="Default"/>
        <table:table-column table:style-name="co2" table:default-cell-style-name="ce462"/>
        <table:table-column table:style-name="co2" table:default-cell-style-name="ce464"/>
        <table:table-column table:style-name="co2" table:default-cell-style-name="Default"/>
        <table:table-column table:style-name="co2" table:default-cell-style-name="ce464"/>
        <table:table-column table:style-name="co2" table:number-columns-repeated="3" table:default-cell-style-name="Default"/>
        <table:table-column table:style-name="co2" table:default-cell-style-name="ce469"/>
        <table:table-column table:style-name="co2" table:number-columns-repeated="3" table:default-cell-style-name="Default"/>
        <table:table-column table:style-name="co2" table:default-cell-style-name="ce474"/>
        <table:table-column table:style-name="co2" table:default-cell-style-name="ce475"/>
        <table:table-column table:style-name="co2" table:default-cell-style-name="ce469"/>
        <table:table-column table:style-name="co2" table:default-cell-style-name="Default"/>
        <table:table-row table:style-name="ro1">
          <table:table-cell table:style-name="ce458" office:value-type="string" calcext:value-type="string">
            <text:p>Heating or Cooling system model parameters</text:p>
          </table:table-cell>
          <table:table-cell table:style-name="ce458"/>
          <table:table-cell table:style-name="Default"/>
          <table:table-cell/>
          <table:table-cell table:style-name="ce465" office:value-type="string" calcext:value-type="string">
            <text:p><text:s/>guessed</text:p>
          </table:table-cell>
          <table:table-cell table:number-columns-repeated="3"/>
          <table:table-cell table:style-name="Default"/>
          <table:table-cell table:number-columns-repeated="3"/>
          <table:table-cell table:style-name="ce471" table:number-columns-repeated="2"/>
          <table:table-cell table:style-name="Default"/>
          <table:table-cell/>
        </table:table-row>
        <table:table-row table:style-name="ro6">
          <table:table-cell table:style-name="ce459" office:value-type="string" calcext:value-type="string">
            <text:p>Primary heating system index</text:p>
          </table:table-cell>
          <table:table-cell table:style-name="ce459" office:value-type="string" calcext:value-type="string">
            <text:p>Proportion of dwellings with this heating system</text:p>
          </table:table-cell>
          <table:table-cell table:style-name="ce459" office:value-type="string" calcext:value-type="string">
            <text:p>Type of heating unit</text:p>
          </table:table-cell>
          <table:table-cell table:style-name="ce459" office:value-type="string" calcext:value-type="string">
            <text:p>Type of system</text:p>
          </table:table-cell>
          <table:table-cell table:style-name="ce459" office:value-type="string" calcext:value-type="string">
            <text:p>Type of fuel</text:p>
          </table:table-cell>
          <table:table-cell table:style-name="ce459" office:value-type="string" calcext:value-type="string">
            <text:p>Fuel flow rate (nominal)</text:p>
          </table:table-cell>
          <table:table-cell table:style-name="ce459" office:value-type="string" calcext:value-type="string">
            <text:p>Calorific value of fuel</text:p>
          </table:table-cell>
          <table:table-cell table:style-name="ce459" office:value-type="string" calcext:value-type="string">
            <text:p>Calorific value of fuel flow rate</text:p>
          </table:table-cell>
          <table:table-cell table:style-name="ce459" office:value-type="string" calcext:value-type="string">
            <text:p>Thermal efficiency</text:p>
          </table:table-cell>
          <table:table-cell table:style-name="ce459" office:value-type="string" calcext:value-type="string">
            <text:p>Heat output of unit</text:p>
          </table:table-cell>
          <table:table-cell table:style-name="ce459" office:value-type="string" calcext:value-type="string">
            <text:p>Standby power</text:p>
          </table:table-cell>
          <table:table-cell table:style-name="ce459" office:value-type="string" calcext:value-type="string">
            <text:p>Pump power</text:p>
          </table:table-cell>
          <table:table-cell table:style-name="ce472" office:value-type="string" calcext:value-type="string">
            <text:p>DHW cylinder volume</text:p>
          </table:table-cell>
          <table:table-cell table:style-name="ce472" office:value-type="string" calcext:value-type="string">
            <text:p>DHW Tank Heat Loss</text:p>
          </table:table-cell>
          <table:table-cell table:style-name="ce459" office:value-type="string" calcext:value-type="string">
            <text:p>DHW Thermal efficiency</text:p>
          </table:table-cell>
          <table:table-cell table:style-name="ce459" office:value-type="string" calcext:value-type="string">
            <text:p>DHW Heat output of unit</text:p>
          </table:table-cell>
        </table:table-row>
        <table:table-row table:style-name="ro2">
          <table:table-cell table:style-name="ce460" table:number-columns-repeated="3"/>
          <table:table-cell table:style-name="ce460" office:value-type="string" calcext:value-type="string">
            <text:p>1 = regular, 2 = combi</text:p>
          </table:table-cell>
          <table:table-cell table:style-name="ce460"/>
          <table:table-cell table:style-name="ce467" office:value-type="string" calcext:value-type="string">
            <text:p>m<text:span text:style-name="T1">fuel</text:span></text:p>
          </table:table-cell>
          <table:table-cell table:style-name="ce467" table:number-columns-repeated="2"/>
          <table:table-cell table:style-name="ce467" office:value-type="string" calcext:value-type="string">
            <text:p>η<text:span text:style-name="T1">h</text:span></text:p>
          </table:table-cell>
          <table:table-cell table:style-name="ce467" office:value-type="string" calcext:value-type="string">
            <text:p>φ<text:span text:style-name="T1">h</text:span></text:p>
          </table:table-cell>
          <table:table-cell table:style-name="ce467" office:value-type="string" calcext:value-type="string">
            <text:p>P<text:span text:style-name="T1">standby</text:span></text:p>
          </table:table-cell>
          <table:table-cell table:style-name="ce467" office:value-type="string" calcext:value-type="string">
            <text:p>P<text:span text:style-name="T1">pump</text:span></text:p>
          </table:table-cell>
          <table:table-cell table:style-name="ce467" office:value-type="string" calcext:value-type="string">
            <text:p>V<text:span text:style-name="T1">cyl</text:span></text:p>
          </table:table-cell>
          <table:table-cell table:style-name="ce467" office:value-type="string" calcext:value-type="string">
            <text:p>H<text:span text:style-name="T1">loss</text:span></text:p>
          </table:table-cell>
          <table:table-cell table:style-name="ce467" office:value-type="string" calcext:value-type="string">
            <text:p>η<text:span text:style-name="T1">h</text:span></text:p>
          </table:table-cell>
          <table:table-cell table:style-name="ce467" office:value-type="string" calcext:value-type="string">
            <text:p>φ<text:span text:style-name="T1">h</text:span></text:p>
          </table:table-cell>
        </table:table-row>
        <table:table-row table:style-name="ro2">
          <table:table-cell table:style-name="ce461" table:number-columns-repeated="4"/>
          <table:table-cell table:style-name="ce466"/>
          <table:table-cell table:style-name="ce461" office:value-type="string" calcext:value-type="string">
            <text:p>m<text:span text:style-name="T2">3</text:span><text:span text:style-name="T3">/h or kW</text:span></text:p>
          </table:table-cell>
          <table:table-cell table:style-name="ce461" office:value-type="string" calcext:value-type="string">
            <text:p>MJ/m<text:span text:style-name="T2">3 </text:span><text:span text:style-name="T3">or MJ/kWh</text:span></text:p>
          </table:table-cell>
          <table:table-cell table:style-name="ce461" office:value-type="string" calcext:value-type="string">
            <text:p>W</text:p>
          </table:table-cell>
          <table:table-cell table:style-name="ce461" office:value-type="string" calcext:value-type="string">
            <text:p>%</text:p>
          </table:table-cell>
          <table:table-cell table:number-columns-repeated="3" table:style-name="ce461" office:value-type="string" calcext:value-type="string">
            <text:p>W</text:p>
          </table:table-cell>
          <table:table-cell table:style-name="ce473" office:value-type="string" calcext:value-type="string">
            <text:p>ltr</text:p>
          </table:table-cell>
          <table:table-cell table:style-name="ce473" office:value-type="string" calcext:value-type="string">
            <text:p>WK<text:span text:style-name="T2">-1</text:span></text:p>
          </table:table-cell>
          <table:table-cell table:style-name="ce461" office:value-type="string" calcext:value-type="string">
            <text:p>%</text:p>
          </table:table-cell>
          <table:table-cell table:style-name="ce461" office:value-type="string" calcext:value-type="string">
            <text:p>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oiler (regular)</text:p>
          </table:table-cell>
          <table:table-cell table:style-name="ce464" office:value-type="float" office:value="1" calcext:value-type="float">
            <text:p>1</text:p>
          </table:table-cell>
          <table:table-cell office:value-type="string" calcext:value-type="string">
            <text:p>Mains gas</text:p>
          </table:table-cell>
          <table:table-cell office:value-type="float" office:value="2.61" calcext:value-type="float">
            <text:p>2.61</text:p>
          </table:table-cell>
          <table:table-cell office:value-type="float" office:value="40" calcext:value-type="float">
            <text:p>40</text:p>
          </table:table-cell>
          <table:table-cell table:formula="of:=[.F5]/3600*[.G5]*10^6" office:value-type="float" office:value="29000" calcext:value-type="float">
            <text:p>29000</text:p>
          </table:table-cell>
          <table:table-cell office:value-type="float" office:value="0.75" calcext:value-type="float">
            <text:p>0.75</text:p>
          </table:table-cell>
          <table:table-cell table:formula="of:=[.H5]*[.I5]" office:value-type="float" office:value="21750" calcext:value-type="float">
            <text:p>217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formula="of:=[.H5]*[.O5]" office:value-type="float" office:value="21750" calcext:value-type="float">
            <text:p>217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 (combi)</text:p>
          </table:table-cell>
          <table:table-cell table:style-name="ce464" office:value-type="float" office:value="2" calcext:value-type="float">
            <text:p>2</text:p>
          </table:table-cell>
          <table:table-cell office:value-type="string" calcext:value-type="string">
            <text:p>Mains gas</text:p>
          </table:table-cell>
          <table:table-cell office:value-type="float" office:value="2.61" calcext:value-type="float">
            <text:p>2.61</text:p>
          </table:table-cell>
          <table:table-cell office:value-type="float" office:value="40" calcext:value-type="float">
            <text:p>40</text:p>
          </table:table-cell>
          <table:table-cell table:formula="of:=[.F6]/3600*[.G6]*10^6" office:value-type="float" office:value="29000" calcext:value-type="float">
            <text:p>29000</text:p>
          </table:table-cell>
          <table:table-cell office:value-type="float" office:value="0.75" calcext:value-type="float">
            <text:p>0.75</text:p>
          </table:table-cell>
          <table:table-cell table:formula="of:=[.H6]*[.I6]" office:value-type="float" office:value="21750" calcext:value-type="float">
            <text:p>217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[.H6]*[.O6]" office:value-type="float" office:value="21750" calcext:value-type="float">
            <text:p>2175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ler (system)</text:p>
          </table:table-cell>
          <table:table-cell table:style-name="ce464" office:value-type="float" office:value="1" calcext:value-type="float">
            <text:p>1</text:p>
          </table:table-cell>
          <table:table-cell office:value-type="string" calcext:value-type="string">
            <text:p>Mains gas</text:p>
          </table:table-cell>
          <table:table-cell office:value-type="float" office:value="1.64" calcext:value-type="float">
            <text:p>1.64</text:p>
          </table:table-cell>
          <table:table-cell office:value-type="float" office:value="40" calcext:value-type="float">
            <text:p>40</text:p>
          </table:table-cell>
          <table:table-cell table:formula="of:=[.F7]/3600*[.G7]*10^6" office:value-type="float" office:value="18222.2222222222" calcext:value-type="float">
            <text:p>18222.2222222222</text:p>
          </table:table-cell>
          <table:table-cell office:value-type="float" office:value="0.75" calcext:value-type="float">
            <text:p>0.75</text:p>
          </table:table-cell>
          <table:table-cell table:formula="of:=[.H7]*[.I7]" office:value-type="float" office:value="13666.6666666667" calcext:value-type="float">
            <text:p>13666.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table:formula="of:=[.H7]*[.O7]" office:value-type="float" office:value="13666.6666666667" calcext:value-type="float">
            <text:p>13666.666666666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Heating or Cooling</text:p>
          </table:table-cell>
          <table:table-cell table:formula="of:=[.A8]" office:value-type="float" office:value="4" calcext:value-type="float">
            <text:p>4</text:p>
          </table:table-cell>
          <table:table-cell office:value-type="string" calcext:value-type="string">
            <text:p>Electricity</text:p>
          </table:table-cell>
          <table:table-cell table:style-name="ce468" office:value-type="float" office:value="0" calcext:value-type="float">
            <text:p>0.00</text:p>
          </table:table-cell>
          <table:table-cell table:style-name="ce468" office:value-type="float" office:value="3.6" calcext:value-type="float">
            <text:p>3.60</text:p>
          </table:table-cell>
          <table:table-cell table:formula="of:=[.F8]/3600*[.G8]*10^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]*[.I8]" office:value-type="float" office:value="0" calcext:value-type="float">
            <text:p>0</text:p>
          </table:table-cell>
          <table:table-cell table:number-columns-repeated="2" table:style-name="ce468" office:value-type="float" office:value="0" calcext:value-type="float">
            <text:p>0.0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H8]*[.O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63" office:value-type="float" office:value="0" calcext:value-type="float">
            <text:p>0</text:p>
          </table:table-cell>
          <table:table-cell office:value-type="string" calcext:value-type="string">
            <text:p>Electric Water He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ity</text:p>
          </table:table-cell>
          <table:table-cell table:style-name="ce468" office:value-type="float" office:value="2" calcext:value-type="float">
            <text:p>2.00</text:p>
          </table:table-cell>
          <table:table-cell table:style-name="ce468" office:value-type="float" office:value="3.6" calcext:value-type="float">
            <text:p>3.60</text:p>
          </table:table-cell>
          <table:table-cell table:formula="of:=[.F9]/3600*[.G9]*10^6" office:value-type="float" office:value="2000" calcext:value-type="float">
            <text:p>2000</text:p>
          </table:table-cell>
          <table:table-cell table:style-name="ce470" office:value-type="float" office:value="1" calcext:value-type="float">
            <text:p>1</text:p>
          </table:table-cell>
          <table:table-cell table:formula="of:=[.H9]*[.I9]" office:value-type="float" office:value="2000" calcext:value-type="float">
            <text:p>2000</text:p>
          </table:table-cell>
          <table:table-cell table:style-name="ce468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style-name="ce470" office:value-type="float" office:value="1" calcext:value-type="float">
            <text:p>1</text:p>
          </table:table-cell>
          <table:table-cell table:formula="of:=[.H9]*[.O9]"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63" office:value-type="float" office:value="0.5" calcext:value-type="float">
            <text:p>0.5</text:p>
          </table:table-cell>
          <table:table-cell office:value-type="string" calcext:value-type="string">
            <text:p>Heat pu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ity</text:p>
          </table:table-cell>
          <table:table-cell table:style-name="ce468" office:value-type="float" office:value="1.5" calcext:value-type="float">
            <text:p>1.50</text:p>
          </table:table-cell>
          <table:table-cell table:style-name="ce468" office:value-type="float" office:value="3.6" calcext:value-type="float">
            <text:p>3.60</text:p>
          </table:table-cell>
          <table:table-cell table:formula="of:=[.F10]/3600*[.G10]*10^6" office:value-type="float" office:value="1500" calcext:value-type="float">
            <text:p>1500</text:p>
          </table:table-cell>
          <table:table-cell table:style-name="ce470" office:value-type="float" office:value="2.4" calcext:value-type="float">
            <text:p>2.4</text:p>
          </table:table-cell>
          <table:table-cell table:formula="of:=[.H10]*[.I10]" office:value-type="float" office:value="3600" calcext:value-type="float">
            <text:p>3600</text:p>
          </table:table-cell>
          <table:table-cell table:style-name="ce468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3.95" calcext:value-type="float">
            <text:p>3.95</text:p>
          </table:table-cell>
          <table:table-cell table:formula="of:=[.H10]*[.O10]" office:value-type="float" office:value="5925" calcext:value-type="float">
            <text:p>5925</text:p>
          </table:table-cell>
        </table:table-row>
      </table:table>
      <table:table table:name="Buildings" table:style-name="ta3" table:print="false">
        <table:table-column table:style-name="co2" table:default-cell-style-name="Default"/>
        <table:table-column table:style-name="co2" table:default-cell-style-name="ce462"/>
        <table:table-column table:style-name="co9" table:default-cell-style-name="ce464"/>
        <table:table-column table:style-name="co2" table:number-columns-repeated="5" table:default-cell-style-name="ce289"/>
        <table:table-column table:style-name="co2" table:number-columns-repeated="3" table:default-cell-style-name="Default"/>
        <table:table-column table:style-name="co2" table:default-cell-style-name="ce290"/>
        <table:table-column table:style-name="co2" table:number-columns-repeated="8" table:default-cell-style-name="Default"/>
        <table:table-row table:style-name="ro1">
          <table:table-cell table:style-name="ce458" office:value-type="string" calcext:value-type="string">
            <text:p>Low-order building thermal model parameters</text:p>
          </table:table-cell>
          <table:table-cell table:style-name="ce458" table:number-columns-repeated="2"/>
          <table:table-cell table:style-name="Default"/>
          <table:table-cell table:style-name="ce465" office:value-type="string" calcext:value-type="string">
            <text:p>guessed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8"/>
        </table:table-row>
        <table:table-row table:style-name="ro7">
          <table:table-cell table:style-name="ce459" office:value-type="string" calcext:value-type="string">
            <text:p>Building index</text:p>
          </table:table-cell>
          <table:table-cell table:style-name="ce459" office:value-type="string" calcext:value-type="string">
            <text:p>Proportion of dwellings of this building type</text:p>
          </table:table-cell>
          <table:table-cell table:style-name="ce459" office:value-type="string" calcext:value-type="string">
            <text:p>Description</text:p>
          </table:table-cell>
          <table:table-cell table:style-name="ce459" office:value-type="string" calcext:value-type="string">
            <text:p>Thermal transfer coefficient between outside air and external building thermal capacitance</text:p>
          </table:table-cell>
          <table:table-cell table:style-name="ce459" office:value-type="string" calcext:value-type="string">
            <text:p>Thermal transfer coefficient between external building thermal capacitance and internal building thermal capacitance</text:p>
          </table:table-cell>
          <table:table-cell table:style-name="ce459" office:value-type="string" calcext:value-type="string">
            <text:p>External building thermal capacitance</text:p>
          </table:table-cell>
          <table:table-cell table:style-name="ce459" office:value-type="string" calcext:value-type="string">
            <text:p>Internal building thermal capacitance</text:p>
          </table:table-cell>
          <table:table-cell table:style-name="ce459" office:value-type="string" calcext:value-type="string">
            <text:p>Global irradiance multiplier</text:p>
          </table:table-cell>
          <table:table-cell table:style-name="ce459" office:value-type="string" calcext:value-type="string">
            <text:p>Ventilation rate, air changes per hour</text:p>
          </table:table-cell>
          <table:table-cell table:style-name="ce459" office:value-type="string" calcext:value-type="string">
            <text:p>Floor area, living space</text:p>
          </table:table-cell>
          <table:table-cell table:style-name="ce459" office:value-type="string" calcext:value-type="string">
            <text:p>Height, living space</text:p>
          </table:table-cell>
          <table:table-cell table:style-name="ce459" office:value-type="string" calcext:value-type="string">
            <text:p>Thermal transfer coefficient representing ventilation heat loss between outside air and internal building thermal capacitance</text:p>
          </table:table-cell>
          <table:table-cell table:style-name="ce459" office:value-type="string" calcext:value-type="string">
            <text:p>Heat output from emitters require to maintain interior temperature of 20 degrees with external temperature of -2 degrees, no other gains</text:p>
          </table:table-cell>
          <table:table-cell table:style-name="ce459" office:value-type="string" calcext:value-type="string">
            <text:p>Nominal temperature of emitters</text:p>
          </table:table-cell>
          <table:table-cell table:style-name="ce459" office:value-type="string" calcext:value-type="string">
            <text:p>Heat transfer coefficient of heat emitters</text:p>
          </table:table-cell>
          <table:table-cell table:style-name="ce459" office:value-type="string" calcext:value-type="string">
            <text:p>Mass of water in heat emitters</text:p>
          </table:table-cell>
          <table:table-cell table:style-name="ce459" office:value-type="string" calcext:value-type="string">
            <text:p>Thermal capacitance of heat emitters</text:p>
          </table:table-cell>
          <table:table-cell table:style-name="ce459" office:value-type="string" calcext:value-type="string">
            <text:p>Nominal temperature of coolers</text:p>
          </table:table-cell>
          <table:table-cell table:style-name="ce459" office:value-type="string" calcext:value-type="string">
            <text:p>Heat transfer coefficient of cool emitters to achieve interior temperature of 25 degrees with external 50, no other gains</text:p>
          </table:table-cell>
          <table:table-cell table:style-name="ce459" office:value-type="string" calcext:value-type="string">
            <text:p>Thermal capacitance of cool emitters, sized to cool from 25 deg to nominal cooler temperature in five minutes</text:p>
          </table:table-cell>
        </table:table-row>
        <table:table-row table:style-name="ro2">
          <table:table-cell table:style-name="ce286" table:number-columns-repeated="3"/>
          <table:table-cell table:style-name="ce288" office:value-type="string" calcext:value-type="string">
            <text:p>H<text:span text:style-name="T1">ob</text:span></text:p>
          </table:table-cell>
          <table:table-cell table:style-name="ce288" office:value-type="string" calcext:value-type="string">
            <text:p>H<text:span text:style-name="T1">bi</text:span></text:p>
          </table:table-cell>
          <table:table-cell table:style-name="ce288" office:value-type="string" calcext:value-type="string">
            <text:p>C<text:span text:style-name="T1">b</text:span></text:p>
          </table:table-cell>
          <table:table-cell table:style-name="ce288" office:value-type="string" calcext:value-type="string">
            <text:p>C<text:span text:style-name="T1">i</text:span></text:p>
          </table:table-cell>
          <table:table-cell table:style-name="ce288" office:value-type="string" calcext:value-type="string">
            <text:p>A<text:span text:style-name="T1">s</text:span></text:p>
          </table:table-cell>
          <table:table-cell table:style-name="ce288" office:value-type="string" calcext:value-type="string">
            <text:p>N</text:p>
          </table:table-cell>
          <table:table-cell table:style-name="ce288" office:value-type="string" calcext:value-type="string">
            <text:p>A<text:span text:style-name="T1">living</text:span></text:p>
          </table:table-cell>
          <table:table-cell table:style-name="ce288" office:value-type="string" calcext:value-type="string">
            <text:p>L<text:span text:style-name="T1">living</text:span></text:p>
          </table:table-cell>
          <table:table-cell table:style-name="ce288" office:value-type="string" calcext:value-type="string">
            <text:p>H<text:span text:style-name="T1">v</text:span></text:p>
          </table:table-cell>
          <table:table-cell table:style-name="ce467" office:value-type="string" calcext:value-type="string">
            <text:p>φ<text:span text:style-name="T1">design</text:span></text:p>
          </table:table-cell>
          <table:table-cell table:style-name="ce288" office:value-type="string" calcext:value-type="string">
            <text:p>θ<text:span text:style-name="T1">em</text:span></text:p>
          </table:table-cell>
          <table:table-cell table:style-name="ce288" office:value-type="string" calcext:value-type="string">
            <text:p>H<text:span text:style-name="T1">em</text:span></text:p>
          </table:table-cell>
          <table:table-cell table:style-name="ce288" office:value-type="string" calcext:value-type="string">
            <text:p>m<text:span text:style-name="T1">em</text:span></text:p>
          </table:table-cell>
          <table:table-cell table:style-name="ce288" office:value-type="string" calcext:value-type="string">
            <text:p>C<text:span text:style-name="T1">em</text:span></text:p>
          </table:table-cell>
          <table:table-cell table:style-name="ce286"/>
          <table:table-cell table:style-name="ce288" office:value-type="string" calcext:value-type="string">
            <text:p>H<text:span text:style-name="T1">em</text:span></text:p>
          </table:table-cell>
          <table:table-cell table:style-name="ce286"/>
        </table:table-row>
        <table:table-row table:style-name="ro2">
          <table:table-cell table:style-name="ce287" table:number-columns-repeated="3"/>
          <table:table-cell table:number-columns-repeated="2" table:style-name="ce287" office:value-type="string" calcext:value-type="string">
            <text:p>W/K</text:p>
          </table:table-cell>
          <table:table-cell table:number-columns-repeated="2" table:style-name="ce287" office:value-type="string" calcext:value-type="string">
            <text:p>J/K</text:p>
          </table:table-cell>
          <table:table-cell table:style-name="ce287" office:value-type="string" calcext:value-type="string">
            <text:p>m<text:span text:style-name="T2">2</text:span></text:p>
          </table:table-cell>
          <table:table-cell table:style-name="ce287" office:value-type="string" calcext:value-type="string">
            <text:p>h<text:span text:style-name="T2">-1</text:span></text:p>
          </table:table-cell>
          <table:table-cell table:style-name="ce287" office:value-type="string" calcext:value-type="string">
            <text:p>m<text:span text:style-name="T2">2</text:span></text:p>
          </table:table-cell>
          <table:table-cell table:style-name="ce287" office:value-type="string" calcext:value-type="string">
            <text:p>m</text:p>
          </table:table-cell>
          <table:table-cell table:style-name="ce287" office:value-type="string" calcext:value-type="string">
            <text:p>W/K</text:p>
          </table:table-cell>
          <table:table-cell table:style-name="ce287" office:value-type="string" calcext:value-type="string">
            <text:p>W</text:p>
          </table:table-cell>
          <table:table-cell table:style-name="ce287" office:value-type="string" calcext:value-type="string">
            <text:p>°C</text:p>
          </table:table-cell>
          <table:table-cell table:style-name="ce287" office:value-type="string" calcext:value-type="string">
            <text:p>W/K</text:p>
          </table:table-cell>
          <table:table-cell table:style-name="ce287" office:value-type="string" calcext:value-type="string">
            <text:p>kg</text:p>
          </table:table-cell>
          <table:table-cell table:style-name="ce287" office:value-type="string" calcext:value-type="string">
            <text:p>J/K</text:p>
          </table:table-cell>
          <table:table-cell table:style-name="ce287"/>
          <table:table-cell table:style-name="ce287" office:value-type="string" calcext:value-type="string">
            <text:p>W/K</text:p>
          </table:table-cell>
          <table:table-cell table:style-name="ce28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ached</text:p>
          </table:table-cell>
          <table:table-cell office:value-type="float" office:value="437.514557432946" calcext:value-type="float">
            <text:p>437.5</text:p>
          </table:table-cell>
          <table:table-cell office:value-type="float" office:value="370.638553933676" calcext:value-type="float">
            <text:p>370.6</text:p>
          </table:table-cell>
          <table:table-cell office:value-type="float" office:value="22638446.3889302" calcext:value-type="float">
            <text:p>22638446.4</text:p>
          </table:table-cell>
          <table:table-cell office:value-type="float" office:value="1024813.83952572" calcext:value-type="float">
            <text:p>1024813.8</text:p>
          </table:table-cell>
          <table:table-cell office:value-type="float" office:value="4.16002382044038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4.2" calcext:value-type="float">
            <text:p>4.2</text:p>
          </table:table-cell>
          <table:table-cell office:value-type="float" office:value="73.6447452458528" calcext:value-type="float">
            <text:p><text:s/>73.6 </text:p>
          </table:table-cell>
          <table:table-cell table:formula="of:=(1/(1/[.D5]+1/[.E5])+[.L5])*(20--2)" office:value-type="float" office:value="6034.58895989596" calcext:value-type="float">
            <text:p>6034.58895989596</text:p>
          </table:table-cell>
          <table:table-cell office:value-type="float" office:value="50" calcext:value-type="float">
            <text:p>50</text:p>
          </table:table-cell>
          <table:table-cell table:formula="of:=[.M5]/([.N5]-20)" office:value-type="float" office:value="201.152965329865" calcext:value-type="float">
            <text:p>201.152965329865</text:p>
          </table:table-cell>
          <table:table-cell table:formula="of:=14*[.M5]/1000" office:value-type="float" office:value="84.4842454385434" calcext:value-type="float">
            <text:p>84.4842454385434</text:p>
          </table:table-cell>
          <table:table-cell table:formula="of:=[.P5]*4200" office:value-type="float" office:value="354833.830841882" calcext:value-type="float">
            <text:p>354833.830841882</text:p>
          </table:table-cell>
          <table:table-cell office:value-type="float" office:value="0" calcext:value-type="float">
            <text:p>0</text:p>
          </table:table-cell>
          <table:table-cell table:formula="of:=(1/(1/[.D5]+1/[.E5])+[.L5])*(50-25)/(25-[.R5])" office:value-type="float" office:value="274.299498177089" calcext:value-type="float">
            <text:p>274.299498177089</text:p>
          </table:table-cell>
          <table:table-cell table:formula="of:=[.S5]*(50-25)/(25-[.R5])*60" office:value-type="float" office:value="16457.9698906253" calcext:value-type="float">
            <text:p>16457.969890625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roved detached</text:p>
          </table:table-cell>
          <table:table-cell office:value-type="float" office:value="128.707768634182" calcext:value-type="float">
            <text:p>128.7</text:p>
          </table:table-cell>
          <table:table-cell office:value-type="float" office:value="272.232068850149" calcext:value-type="float">
            <text:p>272.2</text:p>
          </table:table-cell>
          <table:table-cell office:value-type="float" office:value="24646439.5911177" calcext:value-type="float">
            <text:p>24646439.6</text:p>
          </table:table-cell>
          <table:table-cell office:value-type="float" office:value="917297.170672342" calcext:value-type="float">
            <text:p>917297.2</text:p>
          </table:table-cell>
          <table:table-cell office:value-type="float" office:value="4.4941882532924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office:value-type="float" office:value="4.2" calcext:value-type="float">
            <text:p>4.2</text:p>
          </table:table-cell>
          <table:table-cell office:value-type="float" office:value="74.4298766184265" calcext:value-type="float">
            <text:p><text:s/>74.4 </text:p>
          </table:table-cell>
          <table:table-cell table:formula="of:=(1/(1/[.D6]+1/[.E6])+[.L6])*(20--2)" office:value-type="float" office:value="3560.05098881218" calcext:value-type="float">
            <text:p>3560.05098881218</text:p>
          </table:table-cell>
          <table:table-cell office:value-type="float" office:value="50" calcext:value-type="float">
            <text:p>50</text:p>
          </table:table-cell>
          <table:table-cell table:formula="of:=[.M6]/([.N6]-20)" office:value-type="float" office:value="118.668366293739" calcext:value-type="float">
            <text:p>118.668366293739</text:p>
          </table:table-cell>
          <table:table-cell table:formula="of:=14*[.M6]/1000" office:value-type="float" office:value="49.8407138433706" calcext:value-type="float">
            <text:p>49.8407138433706</text:p>
          </table:table-cell>
          <table:table-cell table:formula="of:=[.P6]*4200" office:value-type="float" office:value="209330.998142156" calcext:value-type="float">
            <text:p>209330.998142156</text:p>
          </table:table-cell>
          <table:table-cell office:value-type="float" office:value="0" calcext:value-type="float">
            <text:p>0</text:p>
          </table:table-cell>
          <table:table-cell table:formula="of:=(1/(1/[.D6]+1/[.E6])+[.L6])*(50-25)/(25-[.R6])" office:value-type="float" office:value="161.820499491463" calcext:value-type="float">
            <text:p>161.820499491463</text:p>
          </table:table-cell>
          <table:table-cell table:formula="of:=[.S6]*(50-25)/(25-[.R6])*60" office:value-type="float" office:value="9709.22996948777" calcext:value-type="float">
            <text:p>9709.2299694877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mi-detached</text:p>
          </table:table-cell>
          <table:table-cell office:value-type="float" office:value="247.598545563978" calcext:value-type="float">
            <text:p>247.6</text:p>
          </table:table-cell>
          <table:table-cell office:value-type="float" office:value="298.909059214319" calcext:value-type="float">
            <text:p>298.9</text:p>
          </table:table-cell>
          <table:table-cell office:value-type="float" office:value="12876155.3843281" calcext:value-type="float">
            <text:p>12876155.4</text:p>
          </table:table-cell>
          <table:table-cell office:value-type="float" office:value="409007.990211524" calcext:value-type="float">
            <text:p>409008.0</text:p>
          </table:table-cell>
          <table:table-cell office:value-type="float" office:value="4.26995602105389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4.2" calcext:value-type="float">
            <text:p>4.2</text:p>
          </table:table-cell>
          <table:table-cell office:value-type="float" office:value="46.6839723300635" calcext:value-type="float">
            <text:p><text:s/>46.7 </text:p>
          </table:table-cell>
          <table:table-cell table:formula="of:=(1/(1/[.D7]+1/[.E7])+[.L7])*(20--2)" office:value-type="float" office:value="4006.34328530937" calcext:value-type="float">
            <text:p>4006.34328530937</text:p>
          </table:table-cell>
          <table:table-cell office:value-type="float" office:value="50" calcext:value-type="float">
            <text:p>50</text:p>
          </table:table-cell>
          <table:table-cell table:formula="of:=[.M7]/([.N7]-20)" office:value-type="float" office:value="133.544776176979" calcext:value-type="float">
            <text:p>133.544776176979</text:p>
          </table:table-cell>
          <table:table-cell table:formula="of:=14*[.M7]/1000" office:value-type="float" office:value="56.0888059943312" calcext:value-type="float">
            <text:p>56.0888059943312</text:p>
          </table:table-cell>
          <table:table-cell table:formula="of:=[.P7]*4200" office:value-type="float" office:value="235572.985176191" calcext:value-type="float">
            <text:p>235572.985176191</text:p>
          </table:table-cell>
          <table:table-cell office:value-type="float" office:value="0" calcext:value-type="float">
            <text:p>0</text:p>
          </table:table-cell>
          <table:table-cell table:formula="of:=(1/(1/[.D7]+1/[.E7])+[.L7])*(50-25)/(25-[.R7])" office:value-type="float" office:value="182.106512968608" calcext:value-type="float">
            <text:p>182.106512968608</text:p>
          </table:table-cell>
          <table:table-cell table:formula="of:=[.S7]*(50-25)/(25-[.R7])*60" office:value-type="float" office:value="10926.3907781165" calcext:value-type="float">
            <text:p>10926.390778116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oved semi-detached</text:p>
          </table:table-cell>
          <table:table-cell office:value-type="float" office:value="216.365760825381" calcext:value-type="float">
            <text:p>216.4</text:p>
          </table:table-cell>
          <table:table-cell office:value-type="float" office:value="301.571530530593" calcext:value-type="float">
            <text:p>301.6</text:p>
          </table:table-cell>
          <table:table-cell office:value-type="float" office:value="15647706.9148071" calcext:value-type="float">
            <text:p>15647706.9</text:p>
          </table:table-cell>
          <table:table-cell office:value-type="float" office:value="530743.762112263" calcext:value-type="float">
            <text:p>530743.8</text:p>
          </table:table-cell>
          <table:table-cell office:value-type="float" office:value="5.4558682137324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87" calcext:value-type="float">
            <text:p>87</text:p>
          </table:table-cell>
          <table:table-cell office:value-type="float" office:value="4.2" calcext:value-type="float">
            <text:p>4.2</text:p>
          </table:table-cell>
          <table:table-cell office:value-type="float" office:value="10.4694892031851" calcext:value-type="float">
            <text:p><text:s/>10.5 </text:p>
          </table:table-cell>
          <table:table-cell table:formula="of:=(1/(1/[.D8]+1/[.E8])+[.L8])*(20--2)" office:value-type="float" office:value="3001.88934360802" calcext:value-type="float">
            <text:p>3001.88934360802</text:p>
          </table:table-cell>
          <table:table-cell office:value-type="float" office:value="50" calcext:value-type="float">
            <text:p>50</text:p>
          </table:table-cell>
          <table:table-cell table:formula="of:=[.M8]/([.N8]-20)" office:value-type="float" office:value="100.062978120267" calcext:value-type="float">
            <text:p>100.062978120267</text:p>
          </table:table-cell>
          <table:table-cell table:formula="of:=14*[.M8]/1000" office:value-type="float" office:value="42.0264508105123" calcext:value-type="float">
            <text:p>42.0264508105123</text:p>
          </table:table-cell>
          <table:table-cell table:formula="of:=[.P8]*4200" office:value-type="float" office:value="176511.093404152" calcext:value-type="float">
            <text:p>176511.093404152</text:p>
          </table:table-cell>
          <table:table-cell office:value-type="float" office:value="0" calcext:value-type="float">
            <text:p>0</text:p>
          </table:table-cell>
          <table:table-cell table:formula="of:=(1/(1/[.D8]+1/[.E8])+[.L8])*(50-25)/(25-[.R8])" office:value-type="float" office:value="136.449515618547" calcext:value-type="float">
            <text:p>136.449515618547</text:p>
          </table:table-cell>
          <table:table-cell table:formula="of:=[.S8]*(50-25)/(25-[.R8])*60" office:value-type="float" office:value="8186.97093711279" calcext:value-type="float">
            <text:p>8186.9709371127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ced</text:p>
          </table:table-cell>
          <table:table-cell office:value-type="float" office:value="197.271972208334" calcext:value-type="float">
            <text:p>197.3</text:p>
          </table:table-cell>
          <table:table-cell office:value-type="float" office:value="239.871302585021" calcext:value-type="float">
            <text:p>239.9</text:p>
          </table:table-cell>
          <table:table-cell office:value-type="float" office:value="11863842.6060689" calcext:value-type="float">
            <text:p>11863842.6</text:p>
          </table:table-cell>
          <table:table-cell office:value-type="float" office:value="467169.879709039" calcext:value-type="float">
            <text:p>467169.9</text:p>
          </table:table-cell>
          <table:table-cell office:value-type="float" office:value="2.67504867802906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.2" calcext:value-type="float">
            <text:p>4.2</text:p>
          </table:table-cell>
          <table:table-cell office:value-type="float" office:value="10.396222386109" calcext:value-type="float">
            <text:p><text:s/>10.4 </text:p>
          </table:table-cell>
          <table:table-cell table:formula="of:=(1/(1/[.D9]+1/[.E9])+[.L9])*(20--2)" office:value-type="float" office:value="2610.1728787702" calcext:value-type="float">
            <text:p>2610.1728787702</text:p>
          </table:table-cell>
          <table:table-cell office:value-type="float" office:value="50" calcext:value-type="float">
            <text:p>50</text:p>
          </table:table-cell>
          <table:table-cell table:formula="of:=[.M9]/([.N9]-20)" office:value-type="float" office:value="87.0057626256732" calcext:value-type="float">
            <text:p>87.0057626256732</text:p>
          </table:table-cell>
          <table:table-cell table:formula="of:=14*[.M9]/1000" office:value-type="float" office:value="36.5424203027827" calcext:value-type="float">
            <text:p>36.5424203027827</text:p>
          </table:table-cell>
          <table:table-cell table:formula="of:=[.P9]*4200" office:value-type="float" office:value="153478.165271688" calcext:value-type="float">
            <text:p>153478.165271688</text:p>
          </table:table-cell>
          <table:table-cell office:value-type="float" office:value="0" calcext:value-type="float">
            <text:p>0</text:p>
          </table:table-cell>
          <table:table-cell table:formula="of:=(1/(1/[.D9]+1/[.E9])+[.L9])*(50-25)/(25-[.R9])" office:value-type="float" office:value="118.644221762282" calcext:value-type="float">
            <text:p>118.644221762282</text:p>
          </table:table-cell>
          <table:table-cell table:formula="of:=[.S9]*(50-25)/(25-[.R9])*60" office:value-type="float" office:value="7118.6533057369" calcext:value-type="float">
            <text:p>7118.653305736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roved terrace</text:p>
          </table:table-cell>
          <table:table-cell office:value-type="float" office:value="144.729282385271" calcext:value-type="float">
            <text:p>144.7</text:p>
          </table:table-cell>
          <table:table-cell office:value-type="float" office:value="205.2181765546" calcext:value-type="float">
            <text:p>205.2</text:p>
          </table:table-cell>
          <table:table-cell office:value-type="float" office:value="13021834.2591086" calcext:value-type="float">
            <text:p>13021834.3</text:p>
          </table:table-cell>
          <table:table-cell office:value-type="float" office:value="492503.846701277" calcext:value-type="float">
            <text:p>492503.8</text:p>
          </table:table-cell>
          <table:table-cell office:value-type="float" office:value="2.90551780890776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8" calcext:value-type="float">
            <text:p>58</text:p>
          </table:table-cell>
          <table:table-cell office:value-type="float" office:value="4.2" calcext:value-type="float">
            <text:p>4.2</text:p>
          </table:table-cell>
          <table:table-cell office:value-type="float" office:value="10.3905316092903" calcext:value-type="float">
            <text:p><text:s/>10.4 </text:p>
          </table:table-cell>
          <table:table-cell table:formula="of:=(1/(1/[.D10]+1/[.E10])+[.L10])*(20--2)" office:value-type="float" office:value="2095.79698768747" calcext:value-type="float">
            <text:p>2095.79698768747</text:p>
          </table:table-cell>
          <table:table-cell office:value-type="float" office:value="50" calcext:value-type="float">
            <text:p>50</text:p>
          </table:table-cell>
          <table:table-cell table:formula="of:=[.M10]/([.N10]-20)" office:value-type="float" office:value="69.8598995895823" calcext:value-type="float">
            <text:p>69.8598995895823</text:p>
          </table:table-cell>
          <table:table-cell table:formula="of:=14*[.M10]/1000" office:value-type="float" office:value="29.3411578276246" calcext:value-type="float">
            <text:p>29.3411578276246</text:p>
          </table:table-cell>
          <table:table-cell table:formula="of:=[.P10]*4200" office:value-type="float" office:value="123232.862876023" calcext:value-type="float">
            <text:p>123232.862876023</text:p>
          </table:table-cell>
          <table:table-cell office:value-type="float" office:value="0" calcext:value-type="float">
            <text:p>0</text:p>
          </table:table-cell>
          <table:table-cell table:formula="of:=(1/(1/[.D10]+1/[.E10])+[.L10])*(50-25)/(25-[.R10])" office:value-type="float" office:value="95.2634994403396" calcext:value-type="float">
            <text:p>95.2634994403396</text:p>
          </table:table-cell>
          <table:table-cell table:formula="of:=[.S10]*(50-25)/(25-[.R10])*60" office:value-type="float" office:value="5715.80996642037" calcext:value-type="float">
            <text:p>5715.809966420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ment block appartment</text:p>
          </table:table-cell>
          <table:table-cell table:number-columns-repeated="2" office:value-type="float" office:value="504.246032480619" calcext:value-type="float">
            <text:p>504.2</text:p>
          </table:table-cell>
          <table:table-cell office:value-type="float" office:value="31683711" calcext:value-type="float">
            <text:p>31683711.0</text:p>
          </table:table-cell>
          <table:table-cell table:formula="of:=[.F11]/25" office:value-type="float" office:value="1267348.44" calcext:value-type="float">
            <text:p>1267348.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.4" calcext:value-type="float">
            <text:p>2.4</text:p>
          </table:table-cell>
          <table:table-cell office:value-type="float" office:value="10.3848408324716" calcext:value-type="float">
            <text:p><text:s/>10.4 </text:p>
          </table:table-cell>
          <table:table-cell table:formula="of:=(1/(1/[.D11]+1/[.E11])+[.L11])*(20--2)" office:value-type="float" office:value="5775.17285560119" calcext:value-type="float">
            <text:p>5775.17285560119</text:p>
          </table:table-cell>
          <table:table-cell office:value-type="float" office:value="50" calcext:value-type="float">
            <text:p>50</text:p>
          </table:table-cell>
          <table:table-cell table:formula="of:=[.M11]/(20-[.R11])" office:value-type="float" office:value="288.758642780059" calcext:value-type="float">
            <text:p>288.758642780059</text:p>
          </table:table-cell>
          <table:table-cell table:formula="of:=14*[.M11]/1000" office:value-type="float" office:value="80.8524199784166" calcext:value-type="float">
            <text:p>80.8524199784166</text:p>
          </table:table-cell>
          <table:table-cell table:formula="of:=[.P11]*4200" office:value-type="float" office:value="339580.16390935" calcext:value-type="float">
            <text:p>339580.16390935</text:p>
          </table:table-cell>
          <table:table-cell office:value-type="float" office:value="0" calcext:value-type="float">
            <text:p>0</text:p>
          </table:table-cell>
          <table:table-cell table:formula="of:=(1/(1/[.D11]+1/[.E11])+[.L11])*(50-25)/(25-[.R11])" office:value-type="float" office:value="262.507857072781" calcext:value-type="float">
            <text:p>262.507857072781</text:p>
          </table:table-cell>
          <table:table-cell table:formula="of:=[.S11]*(50-25)/(25-[.R11])*60" office:value-type="float" office:value="15750.4714243669" calcext:value-type="float">
            <text:p>15750.471424366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all brick-built house</text:p>
          </table:table-cell>
          <table:table-cell table:number-columns-repeated="2" office:value-type="float" office:value="351.489932687962" calcext:value-type="float">
            <text:p>351.5</text:p>
          </table:table-cell>
          <table:table-cell office:value-type="float" office:value="15462038.9719271" calcext:value-type="float">
            <text:p>15462039.0</text:p>
          </table:table-cell>
          <table:table-cell table:formula="of:=[.F12]/25" office:value-type="float" office:value="618481.558877084" calcext:value-type="float">
            <text:p>618481.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.2</text:p>
          </table:table-cell>
          <table:table-cell office:value-type="float" office:value="10.3791500556529" calcext:value-type="float">
            <text:p><text:s/>10.4 </text:p>
          </table:table-cell>
          <table:table-cell table:formula="of:=(1/(1/[.D12]+1/[.E12])+[.L12])*(20--2)" office:value-type="float" office:value="4094.73056079195" calcext:value-type="float">
            <text:p>4094.73056079195</text:p>
          </table:table-cell>
          <table:table-cell office:value-type="float" office:value="50" calcext:value-type="float">
            <text:p>50</text:p>
          </table:table-cell>
          <table:table-cell table:formula="of:=[.M12]/(20-[.R12])" office:value-type="float" office:value="204.736528039597" calcext:value-type="float">
            <text:p>204.736528039597</text:p>
          </table:table-cell>
          <table:table-cell table:formula="of:=14*[.M12]/1000" office:value-type="float" office:value="57.3262278510872" calcext:value-type="float">
            <text:p>57.3262278510872</text:p>
          </table:table-cell>
          <table:table-cell table:formula="of:=[.P12]*4200" office:value-type="float" office:value="240770.156974566" calcext:value-type="float">
            <text:p>240770.156974566</text:p>
          </table:table-cell>
          <table:table-cell office:value-type="float" office:value="0" calcext:value-type="float">
            <text:p>0</text:p>
          </table:table-cell>
          <table:table-cell table:formula="of:=(1/(1/[.D12]+1/[.E12])+[.L12])*(50-25)/(25-[.R12])" office:value-type="float" office:value="186.124116399634" calcext:value-type="float">
            <text:p>186.124116399634</text:p>
          </table:table-cell>
          <table:table-cell table:formula="of:=[.S12]*(50-25)/(25-[.R12])*60" office:value-type="float" office:value="11167.446983978" calcext:value-type="float">
            <text:p>11167.446983978</text:p>
          </table:table-cell>
        </table:table-row>
      </table:table>
      <table:table table:name="Main" table:style-name="ta1" table:print="false">
        <office:forms form:automatic-focus="false" form:apply-design-mode="false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6" table:default-cell-style-name="Default"/>
        <table:table-row table:style-name="ro2">
          <table:table-cell table:number-columns-repeated="12"/>
        </table:table-row>
        <table:table-row table:style-name="ro2">
          <table:table-cell/>
          <table:table-cell table:style-name="ce481" office:value-type="string" calcext:value-type="string">
            <text:p>Simulation inputs</text:p>
          </table:table-cell>
          <table:table-cell table:style-name="ce484" table:number-columns-repeated="2"/>
          <table:table-cell table:style-name="ce482" table:number-columns-repeated="8"/>
        </table:table-row>
        <table:table-row table:style-name="ro2" table:number-rows-repeated="2">
          <table:table-cell/>
          <table:table-cell table:style-name="ce482"/>
          <table:table-cell table:style-name="ce484"/>
          <table:table-cell table:style-name="ce482" table:number-columns-repeated="9"/>
        </table:table-row>
        <table:table-row table:style-name="ro2">
          <table:table-cell/>
          <table:table-cell table:style-name="ce483" office:value-type="string" calcext:value-type="string">
            <text:p>1. Specify the date:</text:p>
          </table:table-cell>
          <table:table-cell table:style-name="ce484"/>
          <table:table-cell table:style-name="ce485" office:value-type="string" calcext:value-type="string">
            <text:p>Enter day of month:</text:p>
          </table:table-cell>
          <table:table-cell table:style-name="ce486" office:value-type="float" office:value="15" calcext:value-type="float">
            <text:p>15</text:p>
          </table:table-cell>
          <table:table-cell table:style-name="ce487" office:value-type="string" calcext:value-type="string">
            <text:p>Enter month of year:</text:p>
          </table:table-cell>
          <table:table-cell table:style-name="ce486" office:value-type="float" office:value="1" calcext:value-type="float">
            <text:p>1</text:p>
          </table:table-cell>
          <table:table-cell table:style-name="ce483" office:value-type="string" calcext:value-type="string">
            <text:p>(Specify a number for the month e.g. for January enter '1')</text:p>
          </table:table-cell>
          <table:table-cell table:style-name="ce482" table:number-columns-repeated="4"/>
        </table:table-row>
        <table:table-row table:style-name="ro2">
          <table:table-cell/>
          <table:table-cell table:style-name="ce483"/>
          <table:table-cell table:style-name="ce484"/>
          <table:table-cell table:style-name="ce485"/>
          <table:table-cell table:style-name="ce486"/>
          <table:table-cell table:style-name="ce487"/>
          <table:table-cell table:style-name="ce486"/>
          <table:table-cell table:style-name="ce483"/>
          <table:table-cell table:style-name="ce482" table:number-columns-repeated="4"/>
        </table:table-row>
        <table:table-row table:style-name="ro2">
          <table:table-cell/>
          <table:table-cell table:style-name="ce483" office:value-type="string" calcext:value-type="string">
            <text:p>3. Specify the location:</text:p>
          </table:table-cell>
          <table:table-cell table:style-name="ce484"/>
          <table:table-cell table:style-name="ce485" office:value-type="string" calcext:value-type="string">
            <text:p>Latitude (°):</text:p>
          </table:table-cell>
          <table:table-cell table:style-name="ce486" office:value-type="float" office:value="52.8" calcext:value-type="float">
            <text:p>52.8</text:p>
          </table:table-cell>
          <table:table-cell table:style-name="ce487" office:value-type="string" calcext:value-type="string">
            <text:p>Longitude (°):</text:p>
          </table:table-cell>
          <table:table-cell table:style-name="ce486" office:value-type="float" office:value="-1.2" calcext:value-type="float">
            <text:p>-1.2</text:p>
          </table:table-cell>
          <table:table-cell table:style-name="ce482" table:number-columns-repeated="5"/>
        </table:table-row>
        <table:table-row table:style-name="ro2">
          <table:table-cell/>
          <table:table-cell table:style-name="ce483" office:value-type="string" calcext:value-type="string">
            <text:p>4. Specify the number of dwellings to simulate in this run:</text:p>
          </table:table-cell>
          <table:table-cell table:style-name="ce482" table:number-columns-repeated="2"/>
          <table:table-cell table:style-name="ce486" office:value-type="float" office:value="10" calcext:value-type="float">
            <text:p>10</text:p>
          </table:table-cell>
          <table:table-cell table:style-name="ce482" table:number-columns-repeated="7"/>
        </table:table-row>
        <table:table-row table:style-name="ro2">
          <table:table-cell/>
          <table:table-cell table:style-name="ce483" office:value-type="string" calcext:value-type="string">
            <text:p>5. Stochastically assign dwelling parameters?</text:p>
          </table:table-cell>
          <table:table-cell table:style-name="ce482" table:number-columns-repeated="3"/>
          <table:table-cell table:style-name="ce488" office:value-type="string" calcext:value-type="string">
            <text:p>If not, then specify the dwelling parameters manually in the "Dwellings" worksheet</text:p>
          </table:table-cell>
          <table:table-cell table:style-name="ce482" table:number-columns-repeated="6"/>
        </table:table-row>
        <table:table-row table:style-name="ro2">
          <table:table-cell/>
          <table:table-cell table:style-name="ce483" office:value-type="string" calcext:value-type="string">
            <text:p>6. Include high-resolution dynamic output?</text:p>
          </table:table-cell>
          <table:table-cell table:style-name="ce482" table:number-columns-repeated="10"/>
        </table:table-row>
        <table:table-row table:style-name="ro2">
          <table:table-cell/>
          <table:table-cell table:style-name="ce483" office:value-type="string" calcext:value-type="string">
            <text:p>7. Include daily demand totals for each dwelling?</text:p>
          </table:table-cell>
          <table:table-cell table:style-name="ce482" table:number-columns-repeated="10"/>
        </table:table-row>
        <table:table-row table:style-name="ro2">
          <table:table-cell/>
          <table:table-cell table:style-name="ce483" office:value-type="string" calcext:value-type="string">
            <text:p>8. Overwrite existing data?</text:p>
          </table:table-cell>
          <table:table-cell table:style-name="ce482"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190" office:value-type="string" calcext:value-type="string">
            <text:p>Number of Househol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art date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1"/>
        </table:table-row>
      </table:table>
      <table:table table:name="Electric Cars" table:style-name="ta4">
        <table:table-column table:style-name="co2" table:number-columns-repeated="2" table:default-cell-style-name="Default"/>
        <table:table-column table:style-name="co2" table:default-cell-style-name="ce462"/>
        <table:table-column table:style-name="co2" table:default-cell-style-name="ce464"/>
        <table:table-column table:style-name="co2" table:default-cell-style-name="Default"/>
        <table:table-column table:style-name="co2" table:default-cell-style-name="ce464"/>
        <table:table-column table:style-name="co14" table:default-cell-style-name="ce464"/>
        <table:table-column table:style-name="co14" table:default-cell-style-name="Default"/>
        <table:table-row table:style-name="ro1">
          <table:table-cell table:style-name="ce458" office:value-type="string" calcext:value-type="string">
            <text:p>Electric cars models</text:p>
          </table:table-cell>
          <table:table-cell table:style-name="ce458" table:number-columns-repeated="2"/>
          <table:table-cell table:style-name="Default"/>
          <table:table-cell/>
          <table:table-cell table:style-name="ce465" office:value-type="string" calcext:value-type="string">
            <text:p><text:s/>guessed</text:p>
          </table:table-cell>
          <table:table-cell table:style-name="ce447"/>
          <table:table-cell/>
        </table:table-row>
        <table:table-row table:style-name="ro9">
          <table:table-cell table:style-name="ce459" office:value-type="string" calcext:value-type="string">
            <text:p>Index</text:p>
          </table:table-cell>
          <table:table-cell table:style-name="ce459" office:value-type="string" calcext:value-type="string">
            <text:p>Car Type</text:p>
          </table:table-cell>
          <table:table-cell table:style-name="ce459" office:value-type="string" calcext:value-type="string">
            <text:p>Proportion of car</text:p>
          </table:table-cell>
          <table:table-cell table:style-name="ce459" office:value-type="string" calcext:value-type="string">
            <text:p>Battery capacity</text:p>
          </table:table-cell>
          <table:table-cell table:style-name="ce459" office:value-type="string" calcext:value-type="string">
            <text:p>Consumption</text:p>
          </table:table-cell>
          <table:table-cell table:style-name="ce459" office:value-type="string" calcext:value-type="string">
            <text:p>Max charging power AC</text:p>
          </table:table-cell>
          <table:table-cell table:style-name="ce459" office:value-type="string" calcext:value-type="string">
            <text:p>Max charging power DC</text:p>
          </table:table-cell>
          <table:table-cell table:style-name="ce459" office:value-type="string" calcext:value-type="string">
            <text:p>Model brand example</text:p>
          </table:table-cell>
        </table:table-row>
        <table:table-row table:style-name="ro2">
          <table:table-cell table:style-name="ce460" table:number-columns-repeated="7"/>
          <table:table-cell table:style-name="ce467"/>
        </table:table-row>
        <table:table-row table:style-name="ro2">
          <table:table-cell table:style-name="ce461" table:number-columns-repeated="3"/>
          <table:table-cell table:style-name="ce461" office:value-type="string" calcext:value-type="string">
            <text:p>kWh</text:p>
          </table:table-cell>
          <table:table-cell table:style-name="ce461" office:value-type="string" calcext:value-type="string">
            <text:p>kWh/100km</text:p>
          </table:table-cell>
          <table:table-cell table:number-columns-repeated="2" table:style-name="ce466" office:value-type="string" calcext:value-type="string">
            <text:p>kW</text:p>
          </table:table-cell>
          <table:table-cell table:style-name="ce46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port-fast</text:p>
          </table:table-cell>
          <table:table-cell office:value-type="float" office:value="0.25" calcext:value-type="float">
            <text:p>0.25</text:p>
          </table:table-cell>
          <table:table-cell office:value-type="float" office:value="79.2" calcext:value-type="float">
            <text:p>79.2</text:p>
          </table:table-cell>
          <table:table-cell table:style-name="ce464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Porsche Tayca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andard</text:p>
          </table:table-cell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table:style-name="ce464" office:value-type="float" office:value="14" calcext:value-type="float">
            <text:p>14</text:p>
          </table:table-cell>
          <table:table-cell office:value-type="float" office:value="7.2" calcext:value-type="float">
            <text:p>7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W ID.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eavy</text:p>
          </table:table-cell>
          <table:table-cell office:value-type="float" office:value="0.25" calcext:value-type="float">
            <text:p>0.25</text:p>
          </table:table-cell>
          <table:table-cell office:value-type="float" office:value="95" calcext:value-type="float">
            <text:p>95</text:p>
          </table:table-cell>
          <table:table-cell table:style-name="ce464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udi e-tron Quattr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float" office:value="0.25" calcext:value-type="float">
            <text:p>0.25</text:p>
          </table:table-cell>
          <table:table-cell office:value-type="float" office:value="18.7" calcext:value-type="float">
            <text:p>18.7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40" calcext:value-type="float">
            <text:p>40</text:p>
          </table:table-cell>
          <table:table-cell table:style-name="ce468" office:value-type="string" calcext:value-type="string">
            <text:p>VW e-Up!</text:p>
          </table:table-cell>
        </table:table-row>
        <table:table-row table:style-name="ro2">
          <table:table-cell table:number-columns-repeated="2"/>
          <table:table-cell table:style-name="ce166"/>
          <table:table-cell table:number-columns-repeated="4"/>
          <table:table-cell table:style-name="ce468"/>
        </table:table-row>
        <table:table-row table:style-name="ro2">
          <table:table-cell table:number-columns-repeated="2"/>
          <table:table-cell table:style-name="ce166"/>
          <table:table-cell table:number-columns-repeated="4"/>
          <table:table-cell table:style-name="ce468"/>
        </table:table-row>
      </table:table>
      <table:table table:name="Charging Station" table:style-name="ta4" table:print="false">
        <table:table-column table:style-name="co2" table:default-cell-style-name="Default"/>
        <table:table-column table:style-name="co15" table:default-cell-style-name="Default"/>
        <table:table-column table:style-name="co2" table:default-cell-style-name="ce462"/>
        <table:table-column table:style-name="co2" table:default-cell-style-name="ce464"/>
        <table:table-column table:style-name="co2" table:number-columns-repeated="2" table:default-cell-style-name="Default"/>
        <table:table-row table:style-name="ro1">
          <table:table-cell table:style-name="ce458" office:value-type="string" calcext:value-type="string">
            <text:p>Electric cars charging station models</text:p>
          </table:table-cell>
          <table:table-cell table:style-name="ce458" table:number-columns-repeated="2"/>
          <table:table-cell table:style-name="ce465" office:value-type="string" calcext:value-type="string">
            <text:p><text:s/>guessed</text:p>
          </table:table-cell>
          <table:table-cell table:number-columns-repeated="2"/>
        </table:table-row>
        <table:table-row table:style-name="ro10">
          <table:table-cell table:style-name="ce459" office:value-type="string" calcext:value-type="string">
            <text:p>Index</text:p>
          </table:table-cell>
          <table:table-cell table:style-name="ce459" office:value-type="string" calcext:value-type="string">
            <text:p>Station Type</text:p>
          </table:table-cell>
          <table:table-cell table:style-name="ce459" office:value-type="string" calcext:value-type="string">
            <text:p>Proportion of dwellings with this station</text:p>
          </table:table-cell>
          <table:table-cell table:style-name="ce459" office:value-type="string" calcext:value-type="string">
            <text:p>Max charging power</text:p>
          </table:table-cell>
          <table:table-cell table:style-name="ce459"/>
          <table:table-cell office:value-type="string" calcext:value-type="string">
            <text:p>https://www.ladestation-zuhause.de/</text:p>
          </table:table-cell>
        </table:table-row>
        <table:table-row table:style-name="ro2">
          <table:table-cell table:style-name="ce460" table:number-columns-repeated="4"/>
          <table:table-cell table:style-name="ce467"/>
          <table:table-cell/>
        </table:table-row>
        <table:table-row table:style-name="ro2">
          <table:table-cell table:style-name="ce461" table:number-columns-repeated="3"/>
          <table:table-cell table:style-name="ce466" office:value-type="string" calcext:value-type="string">
            <text:p>kW</text:p>
          </table:table-cell>
          <table:table-cell table:style-name="ce461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andard Electricity plug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yp-1</text:p>
          </table:table-cell>
          <table:table-cell office:value-type="float" office:value="0.6" calcext:value-type="float">
            <text:p>0.6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yp-2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69"/>
          <table:table-cell/>
          <table:table-cell table:style-name="ce468"/>
          <table:table-cell/>
        </table:table-row>
      </table:table>
      <table:table table:name="Current track" table:style-name="ta1" table:print="false">
        <table:table-column table:style-name="co2" table:number-columns-repeated="4" table:default-cell-style-name="Default"/>
        <table:table-row table:style-name="ro2">
          <table:table-cell table:number-columns-repeated="2"/>
          <table:table-cell office:value-type="string" calcext:value-type="string">
            <text:p>CREST</text:p>
          </table:table-cell>
          <table:table-cell office:value-type="string" calcext:value-type="string">
            <text:p>GTOU</text:p>
          </table:table-cell>
        </table:table-row>
        <table:table-row table:style-name="ro2">
          <table:table-cell office:value-type="string" calcext:value-type="string">
            <text:p>Occupancy</text:p>
          </table:table-cell>
          <table:table-cell office:value-type="string" calcext:value-type="string">
            <text:p>we/wd</text:p>
          </table:table-cell>
          <table:table-cell table:number-columns-repeated="2" office:value-type="string" calcext:value-type="string">
            <text:p>v</text:p>
          </table:table-cell>
        </table:table-row>
        <table:table-row table:style-name="ro2">
          <table:table-cell/>
          <table:table-cell office:value-type="string" calcext:value-type="string">
            <text:p>n residents</text:p>
          </table:table-cell>
          <table:table-cell table:number-columns-repeated="2" office:value-type="string" calcext:value-type="string">
            <text:p>v</text:p>
          </table:table-cell>
        </table:table-row>
        <table:table-row table:style-name="ro2">
          <table:table-cell/>
          <table:table-cell office:value-type="string" calcext:value-type="string">
            <text:p>soci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/>
          <table:table-cell office:value-type="string" calcext:value-type="string">
            <text:p>seas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Appliance</text:p>
          </table:table-cell>
          <table:table-cell office:value-type="string" calcext:value-type="string">
            <text:p>set</text:p>
          </table:table-cell>
          <table:table-cell table:number-columns-repeated="2" office:value-type="string" calcext:value-type="string">
            <text:p>v</text:p>
          </table:table-cell>
        </table:table-row>
        <table:table-row table:style-name="ro2">
          <table:table-cell/>
          <table:table-cell office:value-type="string" calcext:value-type="string">
            <text:p>social set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est</text:p>
          </table:table-cell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t detailed</text:p>
          </table:table-cell>
        </table:table-row>
        <table:table-row table:style-name="ro2">
          <table:table-cell office:value-type="string" calcext:value-type="string">
            <text:p>Light</text:p>
          </table:table-cell>
          <table:table-cell office:value-type="string" calcext:value-type="string">
            <text:p>bulb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Heating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est</text:p>
          </table:table-cell>
        </table:table-row>
        <table:table-row table:style-name="ro2">
          <table:table-cell/>
          <table:table-cell office:value-type="string" calcext:value-type="string">
            <text:p>heat pu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/>
          <table:table-cell office:value-type="string" calcext:value-type="string">
            <text:p>variable 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data-based</text:p>
          </table:table-cell>
        </table:table-row>
        <table:table-row table:style-name="ro2">
          <table:table-cell/>
          <table:table-cell office:value-type="string" calcext:value-type="string">
            <text:p>buildings 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est</text:p>
          </table:table-cell>
        </table:table-row>
        <table:table-row table:style-name="ro2">
          <table:table-cell office:value-type="string" calcext:value-type="string">
            <text:p>Electric Car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/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calibration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'file:///C:/Users/Lio/Documents/Activity-based-demand-modelling/CREST_data/CREST_Demand_Model_v2.3.3.xlsm'#WaterUsage" table:print="false" table:style-name="ta_extref">
        <table:table-source xlink:type="simple" xlink:href="../../CREST_data/CREST_Demand_Model_v2.3.3.xlsm" table:table-name="WaterUsage" table:filter-name="Calc MS Excel 2007 VBA XML" table:mode="copy-results-only"/>
        <table:table-column table:number-columns-repeated="6"/>
        <table:table-row table:number-rows-repeated="4">
          <table:table-cell table:number-columns-repeated="6"/>
        </table:table-row>
        <table:table-row>
          <table:table-cell table:number-columns-repeated="3"/>
          <table:table-cell table:style-name="ce1" office:value-type="float" office:value="2.3">
            <text:p>2.3</text:p>
          </table:table-cell>
          <table:table-cell table:style-name="ce1" office:value-type="float" office:value="25.7">
            <text:p>25.7</text:p>
          </table:table-cell>
          <table:table-cell table:style-name="ce1" office:value-type="float" office:value="73.3">
            <text:p>73.3</text:p>
          </table:table-cell>
        </table:table-row>
      </table:table>
      <table:table table:name="'file:///C:/Users/Lio/Documents/Activity-based-demand-modelling/CREST_data/CREST_Demand_Model_v2.3.3.xlsm'#ActivityStats" table:print="false" table:style-name="ta_extref">
        <table:table-source xlink:type="simple" xlink:href="../../CREST_data/CREST_Demand_Model_v2.3.3.xlsm" table:table-name="ActivityStats" table:filter-name="Calc MS Excel 2007 VBA XML" table:mode="copy-results-only"/>
        <table:table-column table:number-columns-repeated="3"/>
        <table:table-row table:number-rows-repeated="18">
          <table:table-cell table:number-columns-repeated="3"/>
        </table:table-row>
        <table:table-row>
          <table:table-cell table:number-columns-repeated="2"/>
          <table:table-cell table:style-name="ce1" office:value-type="float" office:value="2.0782106207034">
            <text:p>2.0782106207034</text:p>
          </table:table-cell>
        </table:table-row>
      </table:table>
      <table:named-expressions>
        <table:named-expression table:name="rProbActivelyOccupied" table:base-cell-address="$Appliances.$A$1" table:expression="['file:///C:/Users/Lio/Documents/Activity-based-demand-modelling/CREST_data/CREST_Demand_Model_v2.3.3.xlsm'#$ActivityStats.$D$10]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1" number:min-decimal-places="1" number:min-integer-digits="1"/>
    </number:number-style>
    <number:number-style style:name="N162">
      <number:number number:decimal-places="4" number:min-decimal-places="4" number:min-integer-digits="1"/>
    </number:number-style>
    <number:percentage-style style:name="N163">
      <number:number number:decimal-places="1" number:min-decimal-places="1" number:min-integer-digits="1"/>
      <number:text>%</number:text>
    </number:percentage-style>
    <number:number-style style:name="N166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6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7" number:min-decimal-places="7" number:min-integer-digits="1"/>
    </number:number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decimal-places="0" number:min-integer-digits="1"/>
      <number:text> </number:text>
    </number:number-style>
    <number:number-style style:name="N171">
      <number:text>(</number:text>
      <number:number number:decimal-places="0" number:min-decimal-places="0" number:min-integer-digits="1"/>
      <number:text>)</number:text>
      <style:map style:condition="value()&gt;=0" style:apply-style-name="N171P0"/>
    </number:number-style>
    <number:number-style style:name="N172">
      <number:number number:decimal-places="14" number:min-decimal-places="14" number:min-integer-digits="1"/>
    </number:number-style>
    <number:number-style style:name="N173">
      <number:number number:decimal-places="13" number:min-decimal-places="13" number:min-integer-digits="1"/>
    </number:number-style>
    <number:number-style style:name="N174">
      <number:number number:decimal-places="12" number:min-decimal-places="12" number:min-integer-digits="1"/>
    </number:number-style>
    <number:number-style style:name="N175">
      <number:number number:decimal-places="11" number:min-decimal-places="11" number:min-integer-digits="1"/>
    </number:number-style>
    <number:number-style style:name="N176">
      <number:number number:decimal-places="10" number:min-decimal-places="10" number:min-integer-digits="1"/>
    </number:number-style>
    <number:number-style style:name="N177">
      <number:number number:decimal-places="9" number:min-decimal-places="9" number:min-integer-digits="1"/>
    </number:number-style>
    <number:number-style style:name="N178">
      <number:number number:decimal-places="8" number:min-decimal-places="8" number:min-integer-digits="1"/>
    </number:number-style>
    <number:number-style style:name="N179">
      <number:number number:decimal-places="6" number:min-decimal-places="6" number:min-integer-digits="1"/>
    </number:number-style>
    <number:number-style style:name="N180">
      <number:number number:decimal-places="5" number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3:51:54.7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3-02T14:17:00.196000000</dc:date>
    <meta:editing-duration>P4DT17H42M20S</meta:editing-duration>
    <meta:editing-cycles>39</meta:editing-cycles>
    <meta:document-statistic meta:table-count="9" meta:cell-count="2019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0">
      <style:chart-properties chart:display-label="true" chart:logarithmic="false" chart:maximum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8pt" fo:language="en" fo:country="US" style:font-family-asian="Arial" style:font-size-asian="8pt" style:font-size-complex="8pt"/>
    </style:style>
    <style:style style:name="ch4" style:family="chart">
      <style:chart-properties style:rotation-angle="0"/>
      <style:graphic-properties svg:stroke-width="0.071cm"/>
      <style:text-properties fo:color="#000000" style:text-position="0% 100%" fo:font-family="Arial" fo:font-size="8pt" fo:language="en" fo:country="GB" style:font-family-asian="Arial" style:font-size-asian="8pt" style:font-size-complex="8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8pt" fo:language="en" fo:country="US" style:font-family-asian="Arial" style:font-size-asian="8pt" style:font-size-complex="8pt"/>
    </style:style>
    <style:style style:name="ch6" style:family="chart">
      <style:chart-properties style:rotation-angle="90"/>
      <style:graphic-properties svg:stroke-width="0.071cm"/>
      <style:text-properties fo:color="#000000" style:text-position="0% 100%" fo:font-family="Arial" fo:font-size="8pt" fo:language="en" fo:country="GB" style:font-family-asian="Arial" style:font-size-asian="8pt" style:font-size-complex="8pt"/>
    </style:style>
    <style:style style:name="ch7" style:family="chart">
      <style:graphic-properties svg:stroke-width="0.009cm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000080" draw:fill-color="#000080"/>
      <style:text-properties fo:color="#000000" style:text-position="0% 100%" fo:font-family="Arial" fo:font-size="3.5pt" style:font-family-asian="Arial" style:font-size-asian="3.5pt" style:font-size-complex="3.5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5.906cm" svg:height="3.597cm" xlink:href="." xlink:type="simple" chart:class="chart:scatter" chart:style-name="ch1">
        <chart:plot-area chart:style-name="ch2" chart:data-source-has-labels="both" svg:x="1.941cm" svg:y="0.237cm" svg:width="13.567cm" svg:height="2.684cm">
          <chart:coordinate-region svg:x="2.351cm" svg:y="0.397cm" svg:width="13.076cm" svg:height="1.956cm"/>
          <chart:axis chart:dimension="x" chart:name="primary-x" chart:style-name="ch3" chartooo:axis-type="auto">
            <chart:title svg:x="7.54cm" svg:y="2.933cm" chart:style-name="ch4">
              <text:p>Random variable, X</text:p>
            </chart:title>
            <chart:categories table:cell-range-address="local-table.$A$2:.$A$22"/>
          </chart:axis>
          <chart:axis chart:dimension="y" chart:name="primary-y" chart:style-name="ch5">
            <chart:title svg:x="0.726cm" svg:y="4.035cm" chart:style-name="ch6">
              <text:p>Relative bulb use weighting</text:p>
            </chart:title>
            <chart:grid chart:style-name="ch7" chart:class="major"/>
          </chart:axis>
          <chart:series chart:style-name="ch8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4.60517018598809">
                <text:p>4.605170185988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2.99573227355399">
                <text:p>2.99573227355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.30258509299405">
                <text:p>2.30258509299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.89711998488588">
                <text:p>1.89711998488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.20397280432594">
                <text:p>1.20397280432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.04982212449868">
                <text:p>1.04982212449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916290731874155">
                <text:p>0.916290731874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798507696217772">
                <text:p>0.798507696217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59783700075562">
                <text:p>0.59783700075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510825623765991">
                <text:p>0.510825623765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430782916092454">
                <text:p>0.430782916092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356674943938732">
                <text:p>0.356674943938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287682072451781">
                <text:p>0.2876820724517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162518929497775">
                <text:p>0.162518929497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105360515657826">
                <text:p>0.1053605156578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512932943875506">
                <text:p>0.0512932943875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60">
      <number:number number:decimal-places="3" number:min-decimal-places="3"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8pt" fo:language="en" fo:country="US" style:font-family-asian="Arial" style:font-size-asian="8pt" style:font-size-complex="8pt"/>
    </style:style>
    <style:style style:name="ch4" style:family="chart">
      <style:chart-properties style:rotation-angle="0"/>
      <style:graphic-properties svg:stroke-width="0.071cm"/>
      <style:text-properties fo:color="#000000" style:text-position="0% 100%" fo:font-family="Arial" fo:font-size="8pt" fo:language="en" fo:country="GB" style:font-family-asian="Arial" style:font-size-asian="8pt" style:font-size-complex="8pt"/>
    </style:style>
    <style:style style:name="ch5" style:family="chart" style:data-style-name="N16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8pt" fo:language="en" fo:country="US" style:font-family-asian="Arial" style:font-size-asian="8pt" style:font-size-complex="8pt"/>
    </style:style>
    <style:style style:name="ch6" style:family="chart">
      <style:chart-properties style:rotation-angle="90"/>
      <style:graphic-properties svg:stroke-width="0.071cm"/>
      <style:text-properties fo:color="#000000" style:text-position="0% 100%" fo:font-family="Arial" fo:font-size="8pt" fo:language="en" fo:country="GB" style:font-family-asian="Arial" style:font-size-asian="8pt" style:font-size-complex="8pt"/>
    </style:style>
    <style:style style:name="ch7" style:family="chart">
      <style:graphic-properties svg:stroke-width="0.009cm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fo:color="#000000" style:text-position="0% 100%" fo:font-family="Arial" fo:font-size="4.25pt" style:font-family-asian="Arial" style:font-size-asian="4.25pt" style:font-size-complex="4.25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6.329cm" svg:height="4.416cm" xlink:href="." xlink:type="simple" chart:class="chart:bar" chart:style-name="ch1">
        <chart:plot-area chart:style-name="ch2" chart:data-source-has-labels="both" svg:x="0.858cm" svg:y="0.237cm" svg:width="15.356cm" svg:height="3.415cm">
          <chart:coordinate-region svg:x="1.823cm" svg:y="0.397cm" svg:width="14.391cm" svg:height="2.687cm"/>
          <chart:axis chart:dimension="x" chart:name="primary-x" chart:style-name="ch3" chartooo:axis-type="auto">
            <chartooo:date-scale/>
            <chart:title svg:x="6.537cm" svg:y="3.752cm" chart:style-name="ch4">
              <text:p>Number of active occupants</text:p>
            </chart:title>
            <chart:categories table:cell-range-address="local-table.$A$2:.$A$7"/>
          </chart:axis>
          <chart:axis chart:dimension="y" chart:name="primary-y" chart:style-name="ch5">
            <chart:title svg:x="0.138cm" svg:y="3.538cm" chart:style-name="ch6">
              <text:p>Effective occupancy</text:p>
            </chart:title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2814569536424">
                <text:p>1.528145695364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69370860927152">
                <text:p>1.693708609271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8344370860927">
                <text:p>1.983443708609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09437086092715">
                <text:p>2.094370860927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8.25pt" fo:language="en" fo:country="US" style:font-family-asian="Arial" style:font-size-asian="8.25pt" style:font-size-complex="8.25pt"/>
    </style:style>
    <style:style style:name="ch4" style:family="chart">
      <style:chart-properties style:rotation-angle="0"/>
      <style:graphic-properties svg:stroke-width="0.071cm"/>
      <style:text-properties fo:color="#000000" style:text-position="0% 100%" fo:font-family="Arial" fo:font-size="8pt" fo:language="en" fo:country="GB" style:font-family-asian="Arial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8.25pt" fo:language="en" fo:country="US" style:font-family-asian="Arial" style:font-size-asian="8.25pt" style:font-size-complex="8.25pt"/>
    </style:style>
    <style:style style:name="ch6" style:family="chart">
      <style:chart-properties style:rotation-angle="90"/>
      <style:graphic-properties svg:stroke-width="0.071cm"/>
      <style:text-properties fo:color="#000000" style:text-position="0% 100%" fo:font-family="Arial" fo:font-size="8pt" fo:language="en" fo:country="GB" style:font-family-asian="Arial" style:font-size-asian="8pt" style:font-size-complex="8pt"/>
    </style:style>
    <style:style style:name="ch7" style:family="chart">
      <style:graphic-properties svg:stroke-width="0.009cm"/>
    </style:style>
    <style:style style:name="ch8" style:family="chart" style:data-style-name="N0">
      <style:chart-properties chart:symbol-type="named-symbol" chart:symbol-name="diamond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100%" fo:font-family="Arial" fo:font-size="4.75pt" style:font-family-asian="Arial" style:font-size-asian="4.75pt" style:font-size-complex="4.75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6.673cm" svg:height="4.867cm" xlink:href="." xlink:type="simple" chart:class="chart:scatter" chart:style-name="ch1">
        <chart:plot-area chart:style-name="ch2" chart:data-source-has-labels="both" svg:x="1.088cm" svg:y="0.501cm" svg:width="15.121cm" svg:height="3.724cm">
          <chart:coordinate-region svg:x="1.736cm" svg:y="0.661cm" svg:width="14.233cm" svg:height="2.996cm"/>
          <chart:axis chart:dimension="x" chart:name="primary-x" chart:style-name="ch3" chartooo:axis-type="auto">
            <chart:title svg:x="6.622cm" svg:y="4.203cm" chart:style-name="ch4">
              <text:p>Lighting event duration (minutes)</text:p>
            </chart:title>
            <chart:categories table:cell-range-address="local-table.$A$2:.$A$10"/>
          </chart:axis>
          <chart:axis chart:dimension="y" chart:name="primary-y" chart:style-name="ch5">
            <chart:title svg:x="0.362cm" svg:y="3.909cm" chart:style-name="ch6">
              <text:p>Cumulative probability</text:p>
            </chart:title>
            <chart:grid chart:style-name="ch7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">
                <text:p>2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